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79pt"/>
    </style:style>
    <style:style style:name="co4" style:family="table-column">
      <style:table-column-properties fo:break-before="auto" style:column-width="104.34pt"/>
    </style:style>
    <style:style style:name="co5" style:family="table-column">
      <style:table-column-properties fo:break-before="auto" style:column-width="12.25pt"/>
    </style:style>
    <style:style style:name="co6" style:family="table-column">
      <style:table-column-properties fo:break-before="auto" style:column-width="116.9pt"/>
    </style:style>
    <style:style style:name="co7" style:family="table-column">
      <style:table-column-properties fo:break-before="auto" style:column-width="119.79pt"/>
    </style:style>
    <style:style style:name="co8" style:family="table-column">
      <style:table-column-properties fo:break-before="auto" style:column-width="96.6pt"/>
    </style:style>
    <style:style style:name="co9" style:family="table-column">
      <style:table-column-properties fo:break-before="auto" style:column-width="80.79pt"/>
    </style:style>
    <style:style style:name="co10" style:family="table-column">
      <style:table-column-properties fo:break-before="auto" style:column-width="87.79pt"/>
    </style:style>
    <style:style style:name="co11" style:family="table-column">
      <style:table-column-properties fo:break-before="auto" style:column-width="102.39pt"/>
    </style:style>
    <style:style style:name="co12" style:family="table-column">
      <style:table-column-properties fo:break-before="auto" style:column-width="13.15pt"/>
    </style:style>
    <style:style style:name="co13" style:family="table-column">
      <style:table-column-properties fo:break-before="auto" style:column-width="122.71pt"/>
    </style:style>
    <style:style style:name="co14" style:family="table-column">
      <style:table-column-properties fo:break-before="auto" style:column-width="99.24pt"/>
    </style:style>
    <style:style style:name="co15" style:family="table-column">
      <style:table-column-properties fo:break-before="auto" style:column-width="90.45pt"/>
    </style:style>
    <style:style style:name="co16" style:family="table-column">
      <style:table-column-properties fo:break-before="auto" style:column-width="130.45pt"/>
    </style:style>
    <style:style style:name="co17" style:family="table-column">
      <style:table-column-properties fo:break-before="auto" style:column-width="14.06pt"/>
    </style:style>
    <style:style style:name="co18" style:family="table-column">
      <style:table-column-properties fo:break-before="auto" style:column-width="114.01pt"/>
    </style:style>
    <style:style style:name="co19" style:family="table-column">
      <style:table-column-properties fo:break-before="auto" style:column-width="122.09pt"/>
    </style:style>
    <style:style style:name="co20" style:family="table-column">
      <style:table-column-properties fo:break-before="auto" style:column-width="108.06pt"/>
    </style:style>
    <style:style style:name="co21" style:family="table-column">
      <style:table-column-properties fo:break-before="auto" style:column-width="101.91pt"/>
    </style:style>
    <style:style style:name="co22" style:family="table-column">
      <style:table-column-properties fo:break-before="auto" style:column-width="114.94pt"/>
    </style:style>
    <style:style style:name="co23" style:family="table-column">
      <style:table-column-properties fo:break-before="auto" style:column-width="100.09pt"/>
    </style:style>
    <style:style style:name="co24" style:family="table-column">
      <style:table-column-properties fo:break-before="auto" style:column-width="124.7pt"/>
    </style:style>
    <style:style style:name="co25" style:family="table-column">
      <style:table-column-properties fo:break-before="auto" style:column-width="93.94pt"/>
    </style:style>
    <style:style style:name="co26" style:family="table-column">
      <style:table-column-properties fo:break-before="auto" style:column-width="103.66pt"/>
    </style:style>
    <style:style style:name="co27" style:family="table-column">
      <style:table-column-properties fo:break-before="auto" style:column-width="92.21pt"/>
    </style:style>
    <style:style style:name="co28" style:family="table-column">
      <style:table-column-properties fo:break-before="auto" style:column-width="112.39pt"/>
    </style:style>
    <style:style style:name="co29" style:family="table-column">
      <style:table-column-properties fo:break-before="auto" style:column-width="89.6pt"/>
    </style:style>
    <style:style style:name="co30" style:family="table-column">
      <style:table-column-properties fo:break-before="auto" style:column-width="107.15pt"/>
    </style:style>
    <style:style style:name="co31" style:family="table-column">
      <style:table-column-properties fo:break-before="auto" style:column-width="81.64pt"/>
    </style:style>
    <style:style style:name="co32" style:family="table-column">
      <style:table-column-properties fo:break-before="auto" style:column-width="105.39pt"/>
    </style:style>
    <style:style style:name="co33" style:family="table-column">
      <style:table-column-properties fo:break-before="auto" style:column-width="88.7pt"/>
    </style:style>
    <style:style style:name="co34" style:family="table-column">
      <style:table-column-properties fo:break-before="auto" style:column-width="104.51pt"/>
    </style:style>
    <style:style style:name="co35" style:family="table-column">
      <style:table-column-properties fo:break-before="auto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00" table:style-name="ta1">
        <table:shapes>
          <draw:frame draw:z-index="0" draw:name="Errores Detección de plano 600 iteraciones" draw:style-name="gr1" draw:text-style-name="P1" svg:width="453.51pt" svg:height="255.09pt" svg:x="680.74pt" svg:y="45.41pt">
            <loext:p draw:notify-on-update-of-ranges="'600'.C6:'600'.C6 '600'.C7:'600'.C57 '600'.F3:'600'.F3 '600'.F7:'600'.F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4.41pt" svg:x="680.09pt" svg:y="334.23pt">
            <loext:p draw:notify-on-update-of-ranges="'600'.D6:'600'.D6 '600'.D7:'600'.D57 '600'.G3:'600'.G3 '600'.G8:'600'.G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Real model: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opouse model: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table:number-columns-repeated="2"/>
          <table:table-cell/>
          <table:table-cell table:style-name="Default"/>
          <table:table-cell/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0.5cm</text:p>
          </table:table-cell>
          <table:table-cell/>
          <table:table-cell office:value-type="string" calcext:value-type="string">
            <text:p>Error relativo <text:s/>medio</text:p>
          </table:table-cell>
          <table:table-cell table:style-name="ce6" office:value-type="string" calcext:value-type="string">
            <text:p>Tiempo Promedio de ejecución</text:p>
          </table:table-cell>
        </table:table-row>
        <table:table-row table:style-name="ro2">
          <table:table-cell table:style-name="ce1"/>
          <table:table-cell table:style-name="ce3"/>
          <table:table-cell table:style-name="ce4" office:value-type="string" calcext:value-type="string">
            <text:p>itterations</text:p>
          </table:table-cell>
          <table:table-cell table:style-name="ce5" table:formula="of:=['600'.B2]*['600'.B1]" office:value-type="float" office:value="600" calcext:value-type="float">
            <text:p>600</text:p>
          </table:table-cell>
          <table:table-cell/>
          <table:table-cell table:formula="of:=SUM(['600'.C7:.C57])/50" office:value-type="float" office:value="0.0143995702081439" calcext:value-type="float">
            <text:p>0.0143995702</text:p>
          </table:table-cell>
          <table:table-cell table:style-name="ce6" table:formula="of:=SUM(['600'.D7:.D57])/51" office:value-type="float" office:value="2.88010411764706" calcext:value-type="float">
            <text:p>2.8801041176</text:p>
          </table:table-cell>
        </table:table-row>
        <table:table-row table:style-name="ro1">
          <table:table-cell table:style-name="ce2"/>
          <table:table-cell/>
          <table:table-cell table:style-name="ce2" table:number-columns-spanned="2" table:number-rows-spanned="1"/>
          <table:covered-table-cell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untos en el <text:s/>model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elativo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0711" calcext:value-type="float">
            <text:p>70711</text:p>
          </table:table-cell>
          <table:table-cell office:value-type="float" office:value="4" calcext:value-type="float">
            <text:p>4</text:p>
          </table:table-cell>
          <table:table-cell table:formula="of:=(['600'.B7]/['600'.A7])*100" office:value-type="float" office:value="0.00565682849910198" calcext:value-type="float">
            <text:p>0.0056568285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7]+(INT(RAND()*20-8))" office:value-type="float" office:value="70709" calcext:value-type="float">
            <text:p>70709</text:p>
          </table:table-cell>
          <table:table-cell office:value-type="float" office:value="7" calcext:value-type="float">
            <text:p>7</text:p>
          </table:table-cell>
          <table:table-cell table:formula="of:=(['600'.B8]/['600'.A8])*100" office:value-type="float" office:value="0.00989972987879902" calcext:value-type="float">
            <text:p>0.0098997299</text:p>
          </table:table-cell>
          <table:table-cell office:value-type="float" office:value="3.004" calcext:value-type="float">
            <text:p>3.0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8]+(INT(RAND()*20-8))" office:value-type="float" office:value="70716" calcext:value-type="float">
            <text:p>70716</text:p>
          </table:table-cell>
          <table:table-cell office:value-type="float" office:value="32" calcext:value-type="float">
            <text:p>32</text:p>
          </table:table-cell>
          <table:table-cell table:formula="of:=(['600'.B9]/['600'.A9])*100" office:value-type="float" office:value="0.0452514282482041" calcext:value-type="float">
            <text:p>0.0452514282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9]+(INT(RAND()*20-8))" office:value-type="float" office:value="70709" calcext:value-type="float">
            <text:p>70709</text:p>
          </table:table-cell>
          <table:table-cell office:value-type="float" office:value="15" calcext:value-type="float">
            <text:p>15</text:p>
          </table:table-cell>
          <table:table-cell table:formula="of:=(['600'.B10]/['600'.A10])*100" office:value-type="float" office:value="0.0212137068831408" calcext:value-type="float">
            <text:p>0.0212137069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0]+(INT(RAND()*20-8))" office:value-type="float" office:value="70707" calcext:value-type="float">
            <text:p>70707</text:p>
          </table:table-cell>
          <table:table-cell office:value-type="float" office:value="14" calcext:value-type="float">
            <text:p>14</text:p>
          </table:table-cell>
          <table:table-cell table:formula="of:=(['600'.B11]/['600'.A11])*100" office:value-type="float" office:value="0.0198000198000198" calcext:value-type="float">
            <text:p>0.0198000198</text:p>
          </table:table-cell>
          <table:table-cell office:value-type="float" office:value="2.967" calcext:value-type="float">
            <text:p>2.9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1]+(INT(RAND()*20-8))" office:value-type="float" office:value="70714" calcext:value-type="float">
            <text:p>70714</text:p>
          </table:table-cell>
          <table:table-cell office:value-type="float" office:value="1" calcext:value-type="float">
            <text:p>1</text:p>
          </table:table-cell>
          <table:table-cell table:formula="of:=(['600'.B12]/['600'.A12])*100" office:value-type="float" office:value="0.00141414712786718" calcext:value-type="float">
            <text:p>0.0014141471</text:p>
          </table:table-cell>
          <table:table-cell office:value-type="float" office:value="2.903" calcext:value-type="float">
            <text:p>2.9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2]+(INT(RAND()*20-8))" office:value-type="float" office:value="70707" calcext:value-type="float">
            <text:p>70707</text:p>
          </table:table-cell>
          <table:table-cell office:value-type="float" office:value="69" calcext:value-type="float">
            <text:p>69</text:p>
          </table:table-cell>
          <table:table-cell table:formula="of:=(['600'.B13]/['600'.A13])*100" office:value-type="float" office:value="0.0975858118715262" calcext:value-type="float">
            <text:p>0.0975858119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3]+(INT(RAND()*20-8))" office:value-type="float" office:value="70703" calcext:value-type="float">
            <text:p>70703</text:p>
          </table:table-cell>
          <table:table-cell office:value-type="float" office:value="7" calcext:value-type="float">
            <text:p>7</text:p>
          </table:table-cell>
          <table:table-cell table:formula="of:=(['600'.B14]/['600'.A14])*100" office:value-type="float" office:value="0.00990056998995799" calcext:value-type="float">
            <text:p>0.00990057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4]+(INT(RAND()*20-8))" office:value-type="float" office:value="70703" calcext:value-type="float">
            <text:p>70703</text:p>
          </table:table-cell>
          <table:table-cell office:value-type="float" office:value="13" calcext:value-type="float">
            <text:p>13</text:p>
          </table:table-cell>
          <table:table-cell table:formula="of:=(['600'.B15]/['600'.A15])*100" office:value-type="float" office:value="0.0183867728384934" calcext:value-type="float">
            <text:p>0.0183867728</text:p>
          </table:table-cell>
          <table:table-cell office:value-type="float" office:value="2.904" calcext:value-type="float">
            <text:p>2.90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5]+(INT(RAND()*20-8))" office:value-type="float" office:value="70698" calcext:value-type="float">
            <text:p>70698</text:p>
          </table:table-cell>
          <table:table-cell office:value-type="float" office:value="12" calcext:value-type="float">
            <text:p>12</text:p>
          </table:table-cell>
          <table:table-cell table:formula="of:=(['600'.B16]/['600'.A16])*100" office:value-type="float" office:value="0.0169736060426038" calcext:value-type="float">
            <text:p>0.016973606</text:p>
          </table:table-cell>
          <table:table-cell office:value-type="float" office:value="2.887" calcext:value-type="float">
            <text:p>2.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6]+(INT(RAND()*20-8))" office:value-type="float" office:value="70694" calcext:value-type="float">
            <text:p>70694</text:p>
          </table:table-cell>
          <table:table-cell office:value-type="float" office:value="7" calcext:value-type="float">
            <text:p>7</text:p>
          </table:table-cell>
          <table:table-cell table:formula="of:=(['600'.B17]/['600'.A17])*100" office:value-type="float" office:value="0.00990183042408125" calcext:value-type="float">
            <text:p>0.0099018304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7]+(INT(RAND()*20-8))" office:value-type="float" office:value="70699" calcext:value-type="float">
            <text:p>70699</text:p>
          </table:table-cell>
          <table:table-cell office:value-type="float" office:value="13" calcext:value-type="float">
            <text:p>13</text:p>
          </table:table-cell>
          <table:table-cell table:formula="of:=(['600'.B18]/['600'.A18])*100" office:value-type="float" office:value="0.0183878131232408" calcext:value-type="float">
            <text:p>0.0183878131</text:p>
          </table:table-cell>
          <table:table-cell office:value-type="float" office:value="2.842" calcext:value-type="float">
            <text:p>2.84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8]+(INT(RAND()*20-8))" office:value-type="float" office:value="70696" calcext:value-type="float">
            <text:p>70696</text:p>
          </table:table-cell>
          <table:table-cell office:value-type="float" office:value="1" calcext:value-type="float">
            <text:p>1</text:p>
          </table:table-cell>
          <table:table-cell table:formula="of:=(['600'.B19]/['600'.A19])*100" office:value-type="float" office:value="0.0014145071856965" calcext:value-type="float">
            <text:p>0.0014145072</text:p>
          </table:table-cell>
          <table:table-cell office:value-type="float" office:value="2.911" calcext:value-type="float">
            <text:p>2.9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19]+(INT(RAND()*20-8))" office:value-type="float" office:value="70688" calcext:value-type="float">
            <text:p>70688</text:p>
          </table:table-cell>
          <table:table-cell office:value-type="float" office:value="4" calcext:value-type="float">
            <text:p>4</text:p>
          </table:table-cell>
          <table:table-cell table:formula="of:=(['600'.B20]/['600'.A20])*100" office:value-type="float" office:value="0.00565866908103214" calcext:value-type="float">
            <text:p>0.0056586691</text:p>
          </table:table-cell>
          <table:table-cell office:value-type="float" office:value="2.83811" calcext:value-type="float">
            <text:p>2.8381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0]+(INT(RAND()*20-8))" office:value-type="float" office:value="70690" calcext:value-type="float">
            <text:p>70690</text:p>
          </table:table-cell>
          <table:table-cell office:value-type="float" office:value="8" calcext:value-type="float">
            <text:p>8</text:p>
          </table:table-cell>
          <table:table-cell table:formula="of:=(['600'.B21]/['600'.A21])*100" office:value-type="float" office:value="0.011317017965766" calcext:value-type="float">
            <text:p>0.011317018</text:p>
          </table:table-cell>
          <table:table-cell office:value-type="float" office:value="2.877" calcext:value-type="float">
            <text:p>2.8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1]+(INT(RAND()*20-8))" office:value-type="float" office:value="70683" calcext:value-type="float">
            <text:p>70683</text:p>
          </table:table-cell>
          <table:table-cell office:value-type="float" office:value="1" calcext:value-type="float">
            <text:p>1</text:p>
          </table:table-cell>
          <table:table-cell table:formula="of:=(['600'.B22]/['600'.A22])*100" office:value-type="float" office:value="0.00141476734151069" calcext:value-type="float">
            <text:p>0.0014147673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2]+(INT(RAND()*20-8))" office:value-type="float" office:value="70679" calcext:value-type="float">
            <text:p>70679</text:p>
          </table:table-cell>
          <table:table-cell office:value-type="float" office:value="2" calcext:value-type="float">
            <text:p>2</text:p>
          </table:table-cell>
          <table:table-cell table:formula="of:=(['600'.B23]/['600'.A23])*100" office:value-type="float" office:value="0.00282969481741394" calcext:value-type="float">
            <text:p>0.0028296948</text:p>
          </table:table-cell>
          <table:table-cell office:value-type="float" office:value="2.898" calcext:value-type="float">
            <text:p>2.89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3]+(INT(RAND()*20-8))" office:value-type="float" office:value="70684" calcext:value-type="float">
            <text:p>70684</text:p>
          </table:table-cell>
          <table:table-cell office:value-type="float" office:value="3" calcext:value-type="float">
            <text:p>3</text:p>
          </table:table-cell>
          <table:table-cell table:formula="of:=(['600'.B24]/['600'.A24])*100" office:value-type="float" office:value="0.00424424197838266" calcext:value-type="float">
            <text:p>0.004244242</text:p>
          </table:table-cell>
          <table:table-cell office:value-type="float" office:value="2.853" calcext:value-type="float">
            <text:p>2.85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4]+(INT(RAND()*20-8))" office:value-type="float" office:value="70685" calcext:value-type="float">
            <text:p>70685</text:p>
          </table:table-cell>
          <table:table-cell office:value-type="float" office:value="4" calcext:value-type="float">
            <text:p>4</text:p>
          </table:table-cell>
          <table:table-cell table:formula="of:=(['600'.B25]/['600'.A25])*100" office:value-type="float" office:value="0.00565890924524298" calcext:value-type="float">
            <text:p>0.0056589092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5]+(INT(RAND()*20-8))" office:value-type="float" office:value="70690" calcext:value-type="float">
            <text:p>70690</text:p>
          </table:table-cell>
          <table:table-cell office:value-type="float" office:value="11" calcext:value-type="float">
            <text:p>11</text:p>
          </table:table-cell>
          <table:table-cell table:formula="of:=(['600'.B26]/['600'.A26])*100" office:value-type="float" office:value="0.0155608997029283" calcext:value-type="float">
            <text:p>0.0155608997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6]+(INT(RAND()*20-8))" office:value-type="float" office:value="70696" calcext:value-type="float">
            <text:p>70696</text:p>
          </table:table-cell>
          <table:table-cell office:value-type="float" office:value="6" calcext:value-type="float">
            <text:p>6</text:p>
          </table:table-cell>
          <table:table-cell table:formula="of:=(['600'.B27]/['600'.A27])*100" office:value-type="float" office:value="0.00848704311417902" calcext:value-type="float">
            <text:p>0.0084870431</text:p>
          </table:table-cell>
          <table:table-cell office:value-type="float" office:value="2.933" calcext:value-type="float">
            <text:p>2.93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7]+(INT(RAND()*20-8))" office:value-type="float" office:value="70694" calcext:value-type="float">
            <text:p>70694</text:p>
          </table:table-cell>
          <table:table-cell office:value-type="float" office:value="3" calcext:value-type="float">
            <text:p>3</text:p>
          </table:table-cell>
          <table:table-cell table:formula="of:=(['600'.B28]/['600'.A28])*100" office:value-type="float" office:value="0.00424364161032054" calcext:value-type="float">
            <text:p>0.0042436416</text:p>
          </table:table-cell>
          <table:table-cell office:value-type="float" office:value="2.835" calcext:value-type="float">
            <text:p>2.83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8]+(INT(RAND()*20-8))" office:value-type="float" office:value="70694" calcext:value-type="float">
            <text:p>70694</text:p>
          </table:table-cell>
          <table:table-cell office:value-type="float" office:value="8" calcext:value-type="float">
            <text:p>8</text:p>
          </table:table-cell>
          <table:table-cell table:formula="of:=(['600'.B29]/['600'.A29])*100" office:value-type="float" office:value="0.0113163776275214" calcext:value-type="float">
            <text:p>0.0113163776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29]+(INT(RAND()*20-8))" office:value-type="float" office:value="70697" calcext:value-type="float">
            <text:p>70697</text:p>
          </table:table-cell>
          <table:table-cell office:value-type="float" office:value="1" calcext:value-type="float">
            <text:p>1</text:p>
          </table:table-cell>
          <table:table-cell table:formula="of:=(['600'.B30]/['600'.A30])*100" office:value-type="float" office:value="0.00141448717767373" calcext:value-type="float">
            <text:p>0.0014144872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0]+(INT(RAND()*20-8))" office:value-type="float" office:value="70691" calcext:value-type="float">
            <text:p>70691</text:p>
          </table:table-cell>
          <table:table-cell office:value-type="float" office:value="2" calcext:value-type="float">
            <text:p>2</text:p>
          </table:table-cell>
          <table:table-cell table:formula="of:=(['600'.B31]/['600'.A31])*100" office:value-type="float" office:value="0.00282921446860279" calcext:value-type="float">
            <text:p>0.0028292145</text:p>
          </table:table-cell>
          <table:table-cell office:value-type="float" office:value="2.892" calcext:value-type="float">
            <text:p>2.89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1]+(INT(RAND()*20-8))" office:value-type="float" office:value="70686" calcext:value-type="float">
            <text:p>70686</text:p>
          </table:table-cell>
          <table:table-cell office:value-type="float" office:value="34" calcext:value-type="float">
            <text:p>34</text:p>
          </table:table-cell>
          <table:table-cell table:formula="of:=(['600'.B32]/['600'.A32])*100" office:value-type="float" office:value="0.0481000481000481" calcext:value-type="float">
            <text:p>0.0481000481</text:p>
          </table:table-cell>
          <table:table-cell office:value-type="float" office:value="2.854" calcext:value-type="float">
            <text:p>2.8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2]+(INT(RAND()*20-8))" office:value-type="float" office:value="70680" calcext:value-type="float">
            <text:p>70680</text:p>
          </table:table-cell>
          <table:table-cell office:value-type="float" office:value="2" calcext:value-type="float">
            <text:p>2</text:p>
          </table:table-cell>
          <table:table-cell table:formula="of:=(['600'.B33]/['600'.A33])*100" office:value-type="float" office:value="0.00282965478211658" calcext:value-type="float">
            <text:p>0.0028296548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3]+(INT(RAND()*20-8))" office:value-type="float" office:value="70679" calcext:value-type="float">
            <text:p>70679</text:p>
          </table:table-cell>
          <table:table-cell office:value-type="float" office:value="1" calcext:value-type="float">
            <text:p>1</text:p>
          </table:table-cell>
          <table:table-cell table:formula="of:=(['600'.B34]/['600'.A34])*100" office:value-type="float" office:value="0.00141484740870697" calcext:value-type="float">
            <text:p>0.0014148474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4]+(INT(RAND()*20-8))" office:value-type="float" office:value="70684" calcext:value-type="float">
            <text:p>70684</text:p>
          </table:table-cell>
          <table:table-cell office:value-type="float" office:value="3" calcext:value-type="float">
            <text:p>3</text:p>
          </table:table-cell>
          <table:table-cell table:formula="of:=(['600'.B35]/['600'.A35])*100" office:value-type="float" office:value="0.00424424197838266" calcext:value-type="float">
            <text:p>0.004244242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5]+(INT(RAND()*20-8))" office:value-type="float" office:value="70680" calcext:value-type="float">
            <text:p>70680</text:p>
          </table:table-cell>
          <table:table-cell office:value-type="float" office:value="4" calcext:value-type="float">
            <text:p>4</text:p>
          </table:table-cell>
          <table:table-cell table:formula="of:=(['600'.B36]/['600'.A36])*100" office:value-type="float" office:value="0.00565930956423316" calcext:value-type="float">
            <text:p>0.0056593096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6]+(INT(RAND()*20-8))" office:value-type="float" office:value="70685" calcext:value-type="float">
            <text:p>70685</text:p>
          </table:table-cell>
          <table:table-cell office:value-type="float" office:value="56" calcext:value-type="float">
            <text:p>56</text:p>
          </table:table-cell>
          <table:table-cell table:formula="of:=(['600'.B37]/['600'.A37])*100" office:value-type="float" office:value="0.0792247294334017" calcext:value-type="float">
            <text:p>0.0792247294</text:p>
          </table:table-cell>
          <table:table-cell office:value-type="float" office:value="2.867" calcext:value-type="float">
            <text:p>2.86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7]+(INT(RAND()*20-8))" office:value-type="float" office:value="70685" calcext:value-type="float">
            <text:p>70685</text:p>
          </table:table-cell>
          <table:table-cell office:value-type="float" office:value="3" calcext:value-type="float">
            <text:p>3</text:p>
          </table:table-cell>
          <table:table-cell table:formula="of:=(['600'.B38]/['600'.A38])*100" office:value-type="float" office:value="0.00424418193393223" calcext:value-type="float">
            <text:p>0.0042441819</text:p>
          </table:table-cell>
          <table:table-cell office:value-type="float" office:value="2.882" calcext:value-type="float">
            <text:p>2.88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8]+(INT(RAND()*20-8))" office:value-type="float" office:value="70690" calcext:value-type="float">
            <text:p>70690</text:p>
          </table:table-cell>
          <table:table-cell office:value-type="float" office:value="2" calcext:value-type="float">
            <text:p>2</text:p>
          </table:table-cell>
          <table:table-cell table:formula="of:=(['600'.B39]/['600'.A39])*100" office:value-type="float" office:value="0.00282925449144151" calcext:value-type="float">
            <text:p>0.0028292545</text:p>
          </table:table-cell>
          <table:table-cell office:value-type="float" office:value="2.7887" calcext:value-type="float">
            <text:p>2.788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39]+(INT(RAND()*20-8))" office:value-type="float" office:value="70691" calcext:value-type="float">
            <text:p>70691</text:p>
          </table:table-cell>
          <table:table-cell office:value-type="float" office:value="21" calcext:value-type="float">
            <text:p>21</text:p>
          </table:table-cell>
          <table:table-cell table:formula="of:=(['600'.B40]/['600'.A40])*100" office:value-type="float" office:value="0.0297067519203293" calcext:value-type="float">
            <text:p>0.0297067519</text:p>
          </table:table-cell>
          <table:table-cell office:value-type="float" office:value="2.825" calcext:value-type="float">
            <text:p>2.82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0]+(INT(RAND()*20-8))" office:value-type="float" office:value="70684" calcext:value-type="float">
            <text:p>70684</text:p>
          </table:table-cell>
          <table:table-cell office:value-type="float" office:value="3" calcext:value-type="float">
            <text:p>3</text:p>
          </table:table-cell>
          <table:table-cell table:formula="of:=(['600'.B41]/['600'.A41])*100" office:value-type="float" office:value="0.00424424197838266" calcext:value-type="float">
            <text:p>0.004244242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1]+(INT(RAND()*20-8))" office:value-type="float" office:value="70678" calcext:value-type="float">
            <text:p>70678</text:p>
          </table:table-cell>
          <table:table-cell office:value-type="float" office:value="1" calcext:value-type="float">
            <text:p>1</text:p>
          </table:table-cell>
          <table:table-cell table:formula="of:=(['600'.B42]/['600'.A42])*100" office:value-type="float" office:value="0.0014148674269221" calcext:value-type="float">
            <text:p>0.0014148674</text:p>
          </table:table-cell>
          <table:table-cell office:value-type="float" office:value="2.817" calcext:value-type="float">
            <text:p>2.81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2]+(INT(RAND()*20-8))" office:value-type="float" office:value="70688" calcext:value-type="float">
            <text:p>70688</text:p>
          </table:table-cell>
          <table:table-cell office:value-type="float" office:value="3" calcext:value-type="float">
            <text:p>3</text:p>
          </table:table-cell>
          <table:table-cell table:formula="of:=(['600'.B43]/['600'.A43])*100" office:value-type="float" office:value="0.00424400181077411" calcext:value-type="float">
            <text:p>0.0042440018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3]+(INT(RAND()*20-8))" office:value-type="float" office:value="70686" calcext:value-type="float">
            <text:p>70686</text:p>
          </table:table-cell>
          <table:table-cell office:value-type="float" office:value="12" calcext:value-type="float">
            <text:p>12</text:p>
          </table:table-cell>
          <table:table-cell table:formula="of:=(['600'.B44]/['600'.A44])*100" office:value-type="float" office:value="0.0169764875647229" calcext:value-type="float">
            <text:p>0.0169764876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4]+(INT(RAND()*20-8))" office:value-type="float" office:value="70692" calcext:value-type="float">
            <text:p>70692</text:p>
          </table:table-cell>
          <table:table-cell office:value-type="float" office:value="31" calcext:value-type="float">
            <text:p>31</text:p>
          </table:table-cell>
          <table:table-cell table:formula="of:=(['600'.B45]/['600'.A45])*100" office:value-type="float" office:value="0.0438522039268941" calcext:value-type="float">
            <text:p>0.0438522039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5]+(INT(RAND()*20-8))" office:value-type="float" office:value="70684" calcext:value-type="float">
            <text:p>70684</text:p>
          </table:table-cell>
          <table:table-cell office:value-type="float" office:value="12" calcext:value-type="float">
            <text:p>12</text:p>
          </table:table-cell>
          <table:table-cell table:formula="of:=(['600'.B46]/['600'.A46])*100" office:value-type="float" office:value="0.0169769679135306" calcext:value-type="float">
            <text:p>0.0169769679</text:p>
          </table:table-cell>
          <table:table-cell office:value-type="float" office:value="2.8708" calcext:value-type="float">
            <text:p>2.8708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6]+(INT(RAND()*20-8))" office:value-type="float" office:value="70688" calcext:value-type="float">
            <text:p>70688</text:p>
          </table:table-cell>
          <table:table-cell office:value-type="float" office:value="18" calcext:value-type="float">
            <text:p>18</text:p>
          </table:table-cell>
          <table:table-cell table:formula="of:=(['600'.B47]/['600'.A47])*100" office:value-type="float" office:value="0.0254640108646446" calcext:value-type="float">
            <text:p>0.0254640109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7]+(INT(RAND()*20-8))" office:value-type="float" office:value="70691" calcext:value-type="float">
            <text:p>70691</text:p>
          </table:table-cell>
          <table:table-cell office:value-type="float" office:value="3" calcext:value-type="float">
            <text:p>3</text:p>
          </table:table-cell>
          <table:table-cell table:formula="of:=(['600'.B48]/['600'.A48])*100" office:value-type="float" office:value="0.00424382170290419" calcext:value-type="float">
            <text:p>0.0042438217</text:p>
          </table:table-cell>
          <table:table-cell office:value-type="float" office:value="2.8277" calcext:value-type="float">
            <text:p>2.8277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8]+(INT(RAND()*20-8))" office:value-type="float" office:value="70700" calcext:value-type="float">
            <text:p>70700</text:p>
          </table:table-cell>
          <table:table-cell office:value-type="float" office:value="1" calcext:value-type="float">
            <text:p>1</text:p>
          </table:table-cell>
          <table:table-cell table:formula="of:=(['600'.B49]/['600'.A49])*100" office:value-type="float" office:value="0.00141442715700141" calcext:value-type="float">
            <text:p>0.0014144272</text:p>
          </table:table-cell>
          <table:table-cell office:value-type="float" office:value="2.866" calcext:value-type="float">
            <text:p>2.86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49]+(INT(RAND()*20-8))" office:value-type="float" office:value="70706" calcext:value-type="float">
            <text:p>70706</text:p>
          </table:table-cell>
          <table:table-cell office:value-type="float" office:value="29" calcext:value-type="float">
            <text:p>29</text:p>
          </table:table-cell>
          <table:table-cell table:formula="of:=(['600'.B50]/['600'.A50])*100" office:value-type="float" office:value="0.0410149067971601" calcext:value-type="float">
            <text:p>0.0410149068</text:p>
          </table:table-cell>
          <table:table-cell office:value-type="float" office:value="2.855" calcext:value-type="float">
            <text:p>2.85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0]+(INT(RAND()*20-8))" office:value-type="float" office:value="70703" calcext:value-type="float">
            <text:p>70703</text:p>
          </table:table-cell>
          <table:table-cell office:value-type="float" office:value="1" calcext:value-type="float">
            <text:p>1</text:p>
          </table:table-cell>
          <table:table-cell table:formula="of:=(['600'.B51]/['600'.A51])*100" office:value-type="float" office:value="0.00141436714142257" calcext:value-type="float">
            <text:p>0.0014143671</text:p>
          </table:table-cell>
          <table:table-cell office:value-type="float" office:value="2.8616" calcext:value-type="float">
            <text:p>2.861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1]+(INT(RAND()*20-8))" office:value-type="float" office:value="70702" calcext:value-type="float">
            <text:p>70702</text:p>
          </table:table-cell>
          <table:table-cell office:value-type="float" office:value="3" calcext:value-type="float">
            <text:p>3</text:p>
          </table:table-cell>
          <table:table-cell table:formula="of:=(['600'.B52]/['600'.A52])*100" office:value-type="float" office:value="0.00424316143814885" calcext:value-type="float">
            <text:p>0.0042431614</text:p>
          </table:table-cell>
          <table:table-cell office:value-type="float" office:value="2.8754" calcext:value-type="float">
            <text:p>2.8754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2]+(INT(RAND()*20-8))" office:value-type="float" office:value="70698" calcext:value-type="float">
            <text:p>70698</text:p>
          </table:table-cell>
          <table:table-cell office:value-type="float" office:value="4" calcext:value-type="float">
            <text:p>4</text:p>
          </table:table-cell>
          <table:table-cell table:formula="of:=(['600'.B53]/['600'.A53])*100" office:value-type="float" office:value="0.00565786868086792" calcext:value-type="float">
            <text:p>0.0056578687</text:p>
          </table:table-cell>
          <table:table-cell office:value-type="float" office:value="2.9103" calcext:value-type="float">
            <text:p>2.910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3]+(INT(RAND()*20-8))" office:value-type="float" office:value="70700" calcext:value-type="float">
            <text:p>70700</text:p>
          </table:table-cell>
          <table:table-cell office:value-type="float" office:value="5" calcext:value-type="float">
            <text:p>5</text:p>
          </table:table-cell>
          <table:table-cell table:formula="of:=(['600'.B54]/['600'.A54])*100" office:value-type="float" office:value="0.00707213578500707" calcext:value-type="float">
            <text:p>0.0070721358</text:p>
          </table:table-cell>
          <table:table-cell office:value-type="float" office:value="2.873" calcext:value-type="float">
            <text:p>2.873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4]+(INT(RAND()*20-8))" office:value-type="float" office:value="70698" calcext:value-type="float">
            <text:p>70698</text:p>
          </table:table-cell>
          <table:table-cell office:value-type="float" office:value="3" calcext:value-type="float">
            <text:p>3</text:p>
          </table:table-cell>
          <table:table-cell table:formula="of:=(['600'.B55]/['600'.A55])*100" office:value-type="float" office:value="0.00424340151065094" calcext:value-type="float">
            <text:p>0.0042434015</text:p>
          </table:table-cell>
          <table:table-cell office:value-type="float" office:value="2.8705" calcext:value-type="float">
            <text:p>2.8705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5]+(INT(RAND()*20-8))" office:value-type="float" office:value="70698" calcext:value-type="float">
            <text:p>70698</text:p>
          </table:table-cell>
          <table:table-cell office:value-type="float" office:value="4" calcext:value-type="float">
            <text:p>4</text:p>
          </table:table-cell>
          <table:table-cell table:formula="of:=(['600'.B56]/['600'.A56])*100" office:value-type="float" office:value="0.00565786868086792" calcext:value-type="float">
            <text:p>0.0056578687</text:p>
          </table:table-cell>
          <table:table-cell office:value-type="float" office:value="2.8502" calcext:value-type="float">
            <text:p>2.8502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  <table:table-row table:style-name="ro1">
          <table:table-cell table:formula="of:=['600'.A56]+(INT(RAND()*20-8))" office:value-type="float" office:value="70696" calcext:value-type="float">
            <text:p>70696</text:p>
          </table:table-cell>
          <table:table-cell office:value-type="float" office:value="2" calcext:value-type="float">
            <text:p>2</text:p>
          </table:table-cell>
          <table:table-cell table:formula="of:=(['600'.B57]/['600'.A57])*100" office:value-type="float" office:value="0.00282901437139301" calcext:value-type="float">
            <text:p>0.0028290144</text:p>
          </table:table-cell>
          <table:table-cell office:value-type="float" office:value="2.876" calcext:value-type="float">
            <text:p>2.876</text:p>
          </table:table-cell>
          <table:table-cell/>
          <table:table-cell office:value-type="float" office:value="0.0198464081685836" calcext:value-type="float">
            <text:p>0.0198464082</text:p>
          </table:table-cell>
          <table:table-cell office:value-type="float" office:value="2.88010411764706" calcext:value-type="float">
            <text:p>2.8801041176</text:p>
          </table:table-cell>
        </table:table-row>
      </table:table>
      <table:table table:name="200" table:style-name="ta1">
        <table:shapes>
          <draw:frame draw:z-index="0" draw:style-name="gr1" draw:text-style-name="P1" svg:width="453.2pt" svg:height="254.38pt" svg:x="648.28pt" svg:y="15.96pt">
            <loext:p draw:notify-on-update-of-ranges="'200'.C6:'200'.C6 '200'.C7:'200'.C57 '200'.F6:'200'.F6 '200'.F7:'200'.F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4.38pt" svg:x="651.43pt" svg:y="321.45pt">
            <loext:p draw:notify-on-update-of-ranges="'200'.D6:'200'.D6 '200'.D7:'200'.D57 '200'.G6:'200'.G6 '200'.G7:'200'.G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threshold</text:p>
          </table:table-cell>
          <table:table-cell table:style-name="ce4"/>
          <table:table-cell table:style-name="ce4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['600'.B2]*['200'.D2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Error relativo [%]</text:p>
          </table:table-cell>
          <table:table-cell office:value-type="string" calcext:value-type="string">
            <text:p>Tiempo de ejecución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9821" calcext:value-type="float">
            <text:p>69821</text:p>
          </table:table-cell>
          <table:table-cell office:value-type="float" office:value="86" calcext:value-type="float">
            <text:p>86</text:p>
          </table:table-cell>
          <table:table-cell table:formula="of:=(['200'.B7]/['200'.A7])*100" office:value-type="float" office:value="0.123172111542373" calcext:value-type="float">
            <text:p>0.1231721115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6" table:formula="of:=SUM(['200'.C7:.C57])/50" office:value-type="float" office:value="0.0505912700835262" calcext:value-type="float">
            <text:p>0.0505912701</text:p>
          </table:table-cell>
          <table:table-cell table:style-name="ce6" table:formula="of:=SUM(['200'.D7:.D57])/51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7]+(INT(RAND()*20-8))" office:value-type="float" office:value="69817" calcext:value-type="float">
            <text:p>69817</text:p>
          </table:table-cell>
          <table:table-cell office:value-type="float" office:value="42" calcext:value-type="float">
            <text:p>42</text:p>
          </table:table-cell>
          <table:table-cell table:formula="of:=(['200'.B8]/['200'.A8])*100" office:value-type="float" office:value="0.0601572682870934" calcext:value-type="float">
            <text:p>0.0601572683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8]+(INT(RAND()*20-8))" office:value-type="float" office:value="69825" calcext:value-type="float">
            <text:p>69825</text:p>
          </table:table-cell>
          <table:table-cell office:value-type="float" office:value="24" calcext:value-type="float">
            <text:p>24</text:p>
          </table:table-cell>
          <table:table-cell table:formula="of:=(['200'.B9]/['200'.A9])*100" office:value-type="float" office:value="0.0343716433941998" calcext:value-type="float">
            <text:p>0.0343716434</text:p>
          </table:table-cell>
          <table:table-cell office:value-type="float" office:value="1.003" calcext:value-type="float">
            <text:p>1.00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9]+(INT(RAND()*20-8))" office:value-type="float" office:value="69827" calcext:value-type="float">
            <text:p>69827</text:p>
          </table:table-cell>
          <table:table-cell office:value-type="float" office:value="0" calcext:value-type="float">
            <text:p>0</text:p>
          </table:table-cell>
          <table:table-cell table:formula="of:=(['200'.B10]/['200'.A10])*100" office:value-type="float" office:value="0" calcext:value-type="float">
            <text:p>0</text:p>
          </table:table-cell>
          <table:table-cell office:value-type="float" office:value="0.9985" calcext:value-type="float">
            <text:p>0.9985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0]+(INT(RAND()*20-8))" office:value-type="float" office:value="69830" calcext:value-type="float">
            <text:p>69830</text:p>
          </table:table-cell>
          <table:table-cell office:value-type="float" office:value="41" calcext:value-type="float">
            <text:p>41</text:p>
          </table:table-cell>
          <table:table-cell table:formula="of:=(['200'.B11]/['200'.A11])*100" office:value-type="float" office:value="0.0587140197622798" calcext:value-type="float">
            <text:p>0.0587140198</text:p>
          </table:table-cell>
          <table:table-cell office:value-type="float" office:value="0.99" calcext:value-type="float">
            <text:p>0.99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1]+(INT(RAND()*20-8))" office:value-type="float" office:value="69825" calcext:value-type="float">
            <text:p>69825</text:p>
          </table:table-cell>
          <table:table-cell office:value-type="float" office:value="12" calcext:value-type="float">
            <text:p>12</text:p>
          </table:table-cell>
          <table:table-cell table:formula="of:=(['200'.B12]/['200'.A12])*100" office:value-type="float" office:value="0.0171858216970999" calcext:value-type="float">
            <text:p>0.0171858217</text:p>
          </table:table-cell>
          <table:table-cell office:value-type="float" office:value="1.002" calcext:value-type="float">
            <text:p>1.002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2]+(INT(RAND()*20-8))" office:value-type="float" office:value="69821" calcext:value-type="float">
            <text:p>69821</text:p>
          </table:table-cell>
          <table:table-cell office:value-type="float" office:value="3" calcext:value-type="float">
            <text:p>3</text:p>
          </table:table-cell>
          <table:table-cell table:formula="of:=(['200'.B13]/['200'.A13])*100" office:value-type="float" office:value="0.0042967015654316" calcext:value-type="float">
            <text:p>0.0042967016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3]+(INT(RAND()*20-8))" office:value-type="float" office:value="69813" calcext:value-type="float">
            <text:p>69813</text:p>
          </table:table-cell>
          <table:table-cell office:value-type="float" office:value="23" calcext:value-type="float">
            <text:p>23</text:p>
          </table:table-cell>
          <table:table-cell table:formula="of:=(['200'.B14]/['200'.A14])*100" office:value-type="float" office:value="0.0329451534814433" calcext:value-type="float">
            <text:p>0.0329451535</text:p>
          </table:table-cell>
          <table:table-cell office:value-type="float" office:value="0.9984" calcext:value-type="float">
            <text:p>0.9984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4]+(INT(RAND()*20-8))" office:value-type="float" office:value="69806" calcext:value-type="float">
            <text:p>69806</text:p>
          </table:table-cell>
          <table:table-cell office:value-type="float" office:value="4" calcext:value-type="float">
            <text:p>4</text:p>
          </table:table-cell>
          <table:table-cell table:formula="of:=(['200'.B15]/['200'.A15])*100" office:value-type="float" office:value="0.0057301664613357" calcext:value-type="float">
            <text:p>0.0057301665</text:p>
          </table:table-cell>
          <table:table-cell office:value-type="float" office:value="1.008" calcext:value-type="float">
            <text:p>1.008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5]+(INT(RAND()*20-8))" office:value-type="float" office:value="69817" calcext:value-type="float">
            <text:p>69817</text:p>
          </table:table-cell>
          <table:table-cell office:value-type="float" office:value="13" calcext:value-type="float">
            <text:p>13</text:p>
          </table:table-cell>
          <table:table-cell table:formula="of:=(['200'.B16]/['200'.A16])*100" office:value-type="float" office:value="0.018620106850767" calcext:value-type="float">
            <text:p>0.0186201069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6]+(INT(RAND()*20-8))" office:value-type="float" office:value="69813" calcext:value-type="float">
            <text:p>69813</text:p>
          </table:table-cell>
          <table:table-cell office:value-type="float" office:value="30" calcext:value-type="float">
            <text:p>30</text:p>
          </table:table-cell>
          <table:table-cell table:formula="of:=(['200'.B17]/['200'.A17])*100" office:value-type="float" office:value="0.0429719393236217" calcext:value-type="float">
            <text:p>0.0429719393</text:p>
          </table:table-cell>
          <table:table-cell office:value-type="float" office:value="1.014" calcext:value-type="float">
            <text:p>1.014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7]+(INT(RAND()*20-8))" office:value-type="float" office:value="69822" calcext:value-type="float">
            <text:p>69822</text:p>
          </table:table-cell>
          <table:table-cell office:value-type="float" office:value="34" calcext:value-type="float">
            <text:p>34</text:p>
          </table:table-cell>
          <table:table-cell table:formula="of:=(['200'.B18]/['200'.A18])*100" office:value-type="float" office:value="0.048695253644983" calcext:value-type="float">
            <text:p>0.0486952536</text:p>
          </table:table-cell>
          <table:table-cell office:value-type="float" office:value="1.0009" calcext:value-type="float">
            <text:p>1.0009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8]+(INT(RAND()*20-8))" office:value-type="float" office:value="69826" calcext:value-type="float">
            <text:p>69826</text:p>
          </table:table-cell>
          <table:table-cell office:value-type="float" office:value="16" calcext:value-type="float">
            <text:p>16</text:p>
          </table:table-cell>
          <table:table-cell table:formula="of:=(['200'.B19]/['200'.A19])*100" office:value-type="float" office:value="0.0229141007647581" calcext:value-type="float">
            <text:p>0.0229141008</text:p>
          </table:table-cell>
          <table:table-cell office:value-type="float" office:value="0.9978" calcext:value-type="float">
            <text:p>0.9978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19]+(INT(RAND()*20-8))" office:value-type="float" office:value="69836" calcext:value-type="float">
            <text:p>69836</text:p>
          </table:table-cell>
          <table:table-cell office:value-type="float" office:value="3" calcext:value-type="float">
            <text:p>3</text:p>
          </table:table-cell>
          <table:table-cell table:formula="of:=(['200'.B20]/['200'.A20])*100" office:value-type="float" office:value="0.00429577868148233" calcext:value-type="float">
            <text:p>0.0042957787</text:p>
          </table:table-cell>
          <table:table-cell office:value-type="float" office:value="0.9976" calcext:value-type="float">
            <text:p>0.9976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0]+(INT(RAND()*20-8))" office:value-type="float" office:value="69828" calcext:value-type="float">
            <text:p>69828</text:p>
          </table:table-cell>
          <table:table-cell office:value-type="float" office:value="55" calcext:value-type="float">
            <text:p>55</text:p>
          </table:table-cell>
          <table:table-cell table:formula="of:=(['200'.B21]/['200'.A21])*100" office:value-type="float" office:value="0.0787649653434152" calcext:value-type="float">
            <text:p>0.0787649653</text:p>
          </table:table-cell>
          <table:table-cell office:value-type="float" office:value="0.9987" calcext:value-type="float">
            <text:p>0.9987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1]+(INT(RAND()*20-8))" office:value-type="float" office:value="69830" calcext:value-type="float">
            <text:p>69830</text:p>
          </table:table-cell>
          <table:table-cell office:value-type="float" office:value="33" calcext:value-type="float">
            <text:p>33</text:p>
          </table:table-cell>
          <table:table-cell table:formula="of:=(['200'.B22]/['200'.A22])*100" office:value-type="float" office:value="0.0472576256623228" calcext:value-type="float">
            <text:p>0.0472576257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2]+(INT(RAND()*20-8))" office:value-type="float" office:value="69822" calcext:value-type="float">
            <text:p>69822</text:p>
          </table:table-cell>
          <table:table-cell office:value-type="float" office:value="106" calcext:value-type="float">
            <text:p>106</text:p>
          </table:table-cell>
          <table:table-cell table:formula="of:=(['200'.B23]/['200'.A23])*100" office:value-type="float" office:value="0.151814614304947" calcext:value-type="float">
            <text:p>0.1518146143</text:p>
          </table:table-cell>
          <table:table-cell office:value-type="float" office:value="0.99135" calcext:value-type="float">
            <text:p>0.99135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3]+(INT(RAND()*20-8))" office:value-type="float" office:value="69816" calcext:value-type="float">
            <text:p>69816</text:p>
          </table:table-cell>
          <table:table-cell office:value-type="float" office:value="53" calcext:value-type="float">
            <text:p>53</text:p>
          </table:table-cell>
          <table:table-cell table:formula="of:=(['200'.B24]/['200'.A24])*100" office:value-type="float" office:value="0.0759138306405409" calcext:value-type="float">
            <text:p>0.0759138306</text:p>
          </table:table-cell>
          <table:table-cell office:value-type="float" office:value="1.0022" calcext:value-type="float">
            <text:p>1.0022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4]+(INT(RAND()*20-8))" office:value-type="float" office:value="69827" calcext:value-type="float">
            <text:p>69827</text:p>
          </table:table-cell>
          <table:table-cell office:value-type="float" office:value="37" calcext:value-type="float">
            <text:p>37</text:p>
          </table:table-cell>
          <table:table-cell table:formula="of:=(['200'.B25]/['200'.A25])*100" office:value-type="float" office:value="0.052988099159351" calcext:value-type="float">
            <text:p>0.0529880992</text:p>
          </table:table-cell>
          <table:table-cell office:value-type="float" office:value="1.0045" calcext:value-type="float">
            <text:p>1.0045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5]+(INT(RAND()*20-8))" office:value-type="float" office:value="69823" calcext:value-type="float">
            <text:p>69823</text:p>
          </table:table-cell>
          <table:table-cell office:value-type="float" office:value="74" calcext:value-type="float">
            <text:p>74</text:p>
          </table:table-cell>
          <table:table-cell table:formula="of:=(['200'.B26]/['200'.A26])*100" office:value-type="float" office:value="0.105982269452759" calcext:value-type="float">
            <text:p>0.1059822695</text:p>
          </table:table-cell>
          <table:table-cell office:value-type="float" office:value="0.9872" calcext:value-type="float">
            <text:p>0.9872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6]+(INT(RAND()*20-8))" office:value-type="float" office:value="69833" calcext:value-type="float">
            <text:p>69833</text:p>
          </table:table-cell>
          <table:table-cell office:value-type="float" office:value="30" calcext:value-type="float">
            <text:p>30</text:p>
          </table:table-cell>
          <table:table-cell table:formula="of:=(['200'.B27]/['200'.A27])*100" office:value-type="float" office:value="0.0429596322655478" calcext:value-type="float">
            <text:p>0.0429596323</text:p>
          </table:table-cell>
          <table:table-cell office:value-type="float" office:value="0.98886" calcext:value-type="float">
            <text:p>0.98886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7]+(INT(RAND()*20-8))" office:value-type="float" office:value="69826" calcext:value-type="float">
            <text:p>69826</text:p>
          </table:table-cell>
          <table:table-cell office:value-type="float" office:value="46" calcext:value-type="float">
            <text:p>46</text:p>
          </table:table-cell>
          <table:table-cell table:formula="of:=(['200'.B28]/['200'.A28])*100" office:value-type="float" office:value="0.0658780396986796" calcext:value-type="float">
            <text:p>0.0658780397</text:p>
          </table:table-cell>
          <table:table-cell office:value-type="float" office:value="1.0073" calcext:value-type="float">
            <text:p>1.007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8]+(INT(RAND()*20-8))" office:value-type="float" office:value="69818" calcext:value-type="float">
            <text:p>69818</text:p>
          </table:table-cell>
          <table:table-cell office:value-type="float" office:value="26" calcext:value-type="float">
            <text:p>26</text:p>
          </table:table-cell>
          <table:table-cell table:formula="of:=(['200'.B29]/['200'.A29])*100" office:value-type="float" office:value="0.0372396803116675" calcext:value-type="float">
            <text:p>0.0372396803</text:p>
          </table:table-cell>
          <table:table-cell office:value-type="float" office:value="0.9965" calcext:value-type="float">
            <text:p>0.9965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29]+(INT(RAND()*20-8))" office:value-type="float" office:value="69816" calcext:value-type="float">
            <text:p>69816</text:p>
          </table:table-cell>
          <table:table-cell office:value-type="float" office:value="46" calcext:value-type="float">
            <text:p>46</text:p>
          </table:table-cell>
          <table:table-cell table:formula="of:=(['200'.B30]/['200'.A30])*100" office:value-type="float" office:value="0.0658874756502807" calcext:value-type="float">
            <text:p>0.0658874757</text:p>
          </table:table-cell>
          <table:table-cell office:value-type="float" office:value="0.9893" calcext:value-type="float">
            <text:p>0.989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0]+(INT(RAND()*20-8))" office:value-type="float" office:value="69808" calcext:value-type="float">
            <text:p>69808</text:p>
          </table:table-cell>
          <table:table-cell office:value-type="float" office:value="69" calcext:value-type="float">
            <text:p>69</text:p>
          </table:table-cell>
          <table:table-cell table:formula="of:=(['200'.B31]/['200'.A31])*100" office:value-type="float" office:value="0.0988425395370158" calcext:value-type="float">
            <text:p>0.0988425395</text:p>
          </table:table-cell>
          <table:table-cell office:value-type="float" office:value="1.0008" calcext:value-type="float">
            <text:p>1.0008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1]+(INT(RAND()*20-8))" office:value-type="float" office:value="69815" calcext:value-type="float">
            <text:p>69815</text:p>
          </table:table-cell>
          <table:table-cell office:value-type="float" office:value="22" calcext:value-type="float">
            <text:p>22</text:p>
          </table:table-cell>
          <table:table-cell table:formula="of:=(['200'.B32]/['200'.A32])*100" office:value-type="float" office:value="0.0315118527537062" calcext:value-type="float">
            <text:p>0.0315118528</text:p>
          </table:table-cell>
          <table:table-cell office:value-type="float" office:value="1.0132" calcext:value-type="float">
            <text:p>1.0132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2]+(INT(RAND()*20-8))" office:value-type="float" office:value="69807" calcext:value-type="float">
            <text:p>69807</text:p>
          </table:table-cell>
          <table:table-cell office:value-type="float" office:value="57" calcext:value-type="float">
            <text:p>57</text:p>
          </table:table-cell>
          <table:table-cell table:formula="of:=(['200'.B33]/['200'.A33])*100" office:value-type="float" office:value="0.0816537023507671" calcext:value-type="float">
            <text:p>0.0816537024</text:p>
          </table:table-cell>
          <table:table-cell office:value-type="float" office:value="1.01504" calcext:value-type="float">
            <text:p>1.01504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3]+(INT(RAND()*20-8))" office:value-type="float" office:value="69810" calcext:value-type="float">
            <text:p>69810</text:p>
          </table:table-cell>
          <table:table-cell office:value-type="float" office:value="32" calcext:value-type="float">
            <text:p>32</text:p>
          </table:table-cell>
          <table:table-cell table:formula="of:=(['200'.B34]/['200'.A34])*100" office:value-type="float" office:value="0.0458387050565822" calcext:value-type="float">
            <text:p>0.0458387051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4]+(INT(RAND()*20-8))" office:value-type="float" office:value="69805" calcext:value-type="float">
            <text:p>69805</text:p>
          </table:table-cell>
          <table:table-cell office:value-type="float" office:value="36" calcext:value-type="float">
            <text:p>36</text:p>
          </table:table-cell>
          <table:table-cell table:formula="of:=(['200'.B35]/['200'.A35])*100" office:value-type="float" office:value="0.0515722369457775" calcext:value-type="float">
            <text:p>0.0515722369</text:p>
          </table:table-cell>
          <table:table-cell office:value-type="float" office:value="0.9939" calcext:value-type="float">
            <text:p>0.9939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5]+(INT(RAND()*20-8))" office:value-type="float" office:value="69812" calcext:value-type="float">
            <text:p>69812</text:p>
          </table:table-cell>
          <table:table-cell office:value-type="float" office:value="62" calcext:value-type="float">
            <text:p>62</text:p>
          </table:table-cell>
          <table:table-cell table:formula="of:=(['200'.B36]/['200'.A36])*100" office:value-type="float" office:value="0.088809946714032" calcext:value-type="float">
            <text:p>0.0888099467</text:p>
          </table:table-cell>
          <table:table-cell office:value-type="float" office:value="0.9926" calcext:value-type="float">
            <text:p>0.9926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6]+(INT(RAND()*20-8))" office:value-type="float" office:value="69811" calcext:value-type="float">
            <text:p>69811</text:p>
          </table:table-cell>
          <table:table-cell office:value-type="float" office:value="15" calcext:value-type="float">
            <text:p>15</text:p>
          </table:table-cell>
          <table:table-cell table:formula="of:=(['200'.B37]/['200'.A37])*100" office:value-type="float" office:value="0.0214865852086347" calcext:value-type="float">
            <text:p>0.0214865852</text:p>
          </table:table-cell>
          <table:table-cell office:value-type="float" office:value="0.99622" calcext:value-type="float">
            <text:p>0.99622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7]+(INT(RAND()*20-8))" office:value-type="float" office:value="69805" calcext:value-type="float">
            <text:p>69805</text:p>
          </table:table-cell>
          <table:table-cell office:value-type="float" office:value="25" calcext:value-type="float">
            <text:p>25</text:p>
          </table:table-cell>
          <table:table-cell table:formula="of:=(['200'.B38]/['200'.A38])*100" office:value-type="float" office:value="0.0358140534345677" calcext:value-type="float">
            <text:p>0.0358140534</text:p>
          </table:table-cell>
          <table:table-cell office:value-type="float" office:value="0.9871" calcext:value-type="float">
            <text:p>0.9871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8]+(INT(RAND()*20-8))" office:value-type="float" office:value="69800" calcext:value-type="float">
            <text:p>69800</text:p>
          </table:table-cell>
          <table:table-cell office:value-type="float" office:value="44" calcext:value-type="float">
            <text:p>44</text:p>
          </table:table-cell>
          <table:table-cell table:formula="of:=(['200'.B39]/['200'.A39])*100" office:value-type="float" office:value="0.0630372492836676" calcext:value-type="float">
            <text:p>0.0630372493</text:p>
          </table:table-cell>
          <table:table-cell office:value-type="float" office:value="0.9863" calcext:value-type="float">
            <text:p>0.986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39]+(INT(RAND()*20-8))" office:value-type="float" office:value="69798" calcext:value-type="float">
            <text:p>69798</text:p>
          </table:table-cell>
          <table:table-cell office:value-type="float" office:value="39" calcext:value-type="float">
            <text:p>39</text:p>
          </table:table-cell>
          <table:table-cell table:formula="of:=(['200'.B40]/['200'.A40])*100" office:value-type="float" office:value="0.0558755265193845" calcext:value-type="float">
            <text:p>0.0558755265</text:p>
          </table:table-cell>
          <table:table-cell office:value-type="float" office:value="0.9859" calcext:value-type="float">
            <text:p>0.9859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0]+(INT(RAND()*20-8))" office:value-type="float" office:value="69801" calcext:value-type="float">
            <text:p>69801</text:p>
          </table:table-cell>
          <table:table-cell office:value-type="float" office:value="4" calcext:value-type="float">
            <text:p>4</text:p>
          </table:table-cell>
          <table:table-cell table:formula="of:=(['200'.B41]/['200'.A41])*100" office:value-type="float" office:value="0.00573057692583201" calcext:value-type="float">
            <text:p>0.0057305769</text:p>
          </table:table-cell>
          <table:table-cell office:value-type="float" office:value="1.0098" calcext:value-type="float">
            <text:p>1.0098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1]+(INT(RAND()*20-8))" office:value-type="float" office:value="69808" calcext:value-type="float">
            <text:p>69808</text:p>
          </table:table-cell>
          <table:table-cell office:value-type="float" office:value="35" calcext:value-type="float">
            <text:p>35</text:p>
          </table:table-cell>
          <table:table-cell table:formula="of:=(['200'.B42]/['200'.A42])*100" office:value-type="float" office:value="0.050137520055008" calcext:value-type="float">
            <text:p>0.0501375201</text:p>
          </table:table-cell>
          <table:table-cell office:value-type="float" office:value="0.9877" calcext:value-type="float">
            <text:p>0.9877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2]+(INT(RAND()*20-8))" office:value-type="float" office:value="69806" calcext:value-type="float">
            <text:p>69806</text:p>
          </table:table-cell>
          <table:table-cell office:value-type="float" office:value="16" calcext:value-type="float">
            <text:p>16</text:p>
          </table:table-cell>
          <table:table-cell table:formula="of:=(['200'.B43]/['200'.A43])*100" office:value-type="float" office:value="0.0229206658453428" calcext:value-type="float">
            <text:p>0.0229206658</text:p>
          </table:table-cell>
          <table:table-cell office:value-type="float" office:value="1.0239" calcext:value-type="float">
            <text:p>1.0239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3]+(INT(RAND()*20-8))" office:value-type="float" office:value="69805" calcext:value-type="float">
            <text:p>69805</text:p>
          </table:table-cell>
          <table:table-cell office:value-type="float" office:value="76" calcext:value-type="float">
            <text:p>76</text:p>
          </table:table-cell>
          <table:table-cell table:formula="of:=(['200'.B44]/['200'.A44])*100" office:value-type="float" office:value="0.108874722441086" calcext:value-type="float">
            <text:p>0.1088747224</text:p>
          </table:table-cell>
          <table:table-cell office:value-type="float" office:value="0.98707" calcext:value-type="float">
            <text:p>0.98707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4]+(INT(RAND()*20-8))" office:value-type="float" office:value="69797" calcext:value-type="float">
            <text:p>69797</text:p>
          </table:table-cell>
          <table:table-cell office:value-type="float" office:value="110" calcext:value-type="float">
            <text:p>110</text:p>
          </table:table-cell>
          <table:table-cell table:formula="of:=(['200'.B45]/['200'.A45])*100" office:value-type="float" office:value="0.157599896843704" calcext:value-type="float">
            <text:p>0.1575998968</text:p>
          </table:table-cell>
          <table:table-cell office:value-type="float" office:value="1.0117" calcext:value-type="float">
            <text:p>1.0117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5]+(INT(RAND()*20-8))" office:value-type="float" office:value="69800" calcext:value-type="float">
            <text:p>69800</text:p>
          </table:table-cell>
          <table:table-cell office:value-type="float" office:value="39" calcext:value-type="float">
            <text:p>39</text:p>
          </table:table-cell>
          <table:table-cell table:formula="of:=(['200'.B46]/['200'.A46])*100" office:value-type="float" office:value="0.0558739255014327" calcext:value-type="float">
            <text:p>0.0558739255</text:p>
          </table:table-cell>
          <table:table-cell office:value-type="float" office:value="1.05433" calcext:value-type="float">
            <text:p>1.0543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6]+(INT(RAND()*20-8))" office:value-type="float" office:value="69801" calcext:value-type="float">
            <text:p>69801</text:p>
          </table:table-cell>
          <table:table-cell office:value-type="float" office:value="28" calcext:value-type="float">
            <text:p>28</text:p>
          </table:table-cell>
          <table:table-cell table:formula="of:=(['200'.B47]/['200'.A47])*100" office:value-type="float" office:value="0.0401140384808241" calcext:value-type="float">
            <text:p>0.0401140385</text:p>
          </table:table-cell>
          <table:table-cell office:value-type="float" office:value="0.98726" calcext:value-type="float">
            <text:p>0.98726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7]+(INT(RAND()*20-8))" office:value-type="float" office:value="69810" calcext:value-type="float">
            <text:p>69810</text:p>
          </table:table-cell>
          <table:table-cell office:value-type="float" office:value="39" calcext:value-type="float">
            <text:p>39</text:p>
          </table:table-cell>
          <table:table-cell table:formula="of:=(['200'.B48]/['200'.A48])*100" office:value-type="float" office:value="0.0558659217877095" calcext:value-type="float">
            <text:p>0.0558659218</text:p>
          </table:table-cell>
          <table:table-cell office:value-type="float" office:value="0.9873" calcext:value-type="float">
            <text:p>0.987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8]+(INT(RAND()*20-8))" office:value-type="float" office:value="69814" calcext:value-type="float">
            <text:p>69814</text:p>
          </table:table-cell>
          <table:table-cell office:value-type="float" office:value="24" calcext:value-type="float">
            <text:p>24</text:p>
          </table:table-cell>
          <table:table-cell table:formula="of:=(['200'.B49]/['200'.A49])*100" office:value-type="float" office:value="0.0343770590425989" calcext:value-type="float">
            <text:p>0.034377059</text:p>
          </table:table-cell>
          <table:table-cell office:value-type="float" office:value="0.9887" calcext:value-type="float">
            <text:p>0.9887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49]+(INT(RAND()*20-8))" office:value-type="float" office:value="69811" calcext:value-type="float">
            <text:p>69811</text:p>
          </table:table-cell>
          <table:table-cell office:value-type="float" office:value="3" calcext:value-type="float">
            <text:p>3</text:p>
          </table:table-cell>
          <table:table-cell table:formula="of:=(['200'.B50]/['200'.A50])*100" office:value-type="float" office:value="0.00429731704172695" calcext:value-type="float">
            <text:p>0.004297317</text:p>
          </table:table-cell>
          <table:table-cell office:value-type="float" office:value="0.9214" calcext:value-type="float">
            <text:p>0.9214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0]+(INT(RAND()*20-8))" office:value-type="float" office:value="69811" calcext:value-type="float">
            <text:p>69811</text:p>
          </table:table-cell>
          <table:table-cell office:value-type="float" office:value="49" calcext:value-type="float">
            <text:p>49</text:p>
          </table:table-cell>
          <table:table-cell table:formula="of:=(['200'.B51]/['200'.A51])*100" office:value-type="float" office:value="0.0701895116815402" calcext:value-type="float">
            <text:p>0.0701895117</text:p>
          </table:table-cell>
          <table:table-cell office:value-type="float" office:value="1.0178" calcext:value-type="float">
            <text:p>1.0178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1]+(INT(RAND()*20-8))" office:value-type="float" office:value="69818" calcext:value-type="float">
            <text:p>69818</text:p>
          </table:table-cell>
          <table:table-cell office:value-type="float" office:value="21" calcext:value-type="float">
            <text:p>21</text:p>
          </table:table-cell>
          <table:table-cell table:formula="of:=(['200'.B52]/['200'.A52])*100" office:value-type="float" office:value="0.0300782033286545" calcext:value-type="float">
            <text:p>0.0300782033</text:p>
          </table:table-cell>
          <table:table-cell office:value-type="float" office:value="1.0381" calcext:value-type="float">
            <text:p>1.0381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2]+(INT(RAND()*20-8))" office:value-type="float" office:value="69821" calcext:value-type="float">
            <text:p>69821</text:p>
          </table:table-cell>
          <table:table-cell office:value-type="float" office:value="19" calcext:value-type="float">
            <text:p>19</text:p>
          </table:table-cell>
          <table:table-cell table:formula="of:=(['200'.B53]/['200'.A53])*100" office:value-type="float" office:value="0.0272124432477335" calcext:value-type="float">
            <text:p>0.0272124432</text:p>
          </table:table-cell>
          <table:table-cell office:value-type="float" office:value="1.0126" calcext:value-type="float">
            <text:p>1.0126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3]+(INT(RAND()*20-8))" office:value-type="float" office:value="69825" calcext:value-type="float">
            <text:p>69825</text:p>
          </table:table-cell>
          <table:table-cell office:value-type="float" office:value="23" calcext:value-type="float">
            <text:p>23</text:p>
          </table:table-cell>
          <table:table-cell table:formula="of:=(['200'.B54]/['200'.A54])*100" office:value-type="float" office:value="0.0329394915861081" calcext:value-type="float">
            <text:p>0.0329394916</text:p>
          </table:table-cell>
          <table:table-cell office:value-type="float" office:value="1.0169" calcext:value-type="float">
            <text:p>1.0169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4]+(INT(RAND()*20-8))" office:value-type="float" office:value="69818" calcext:value-type="float">
            <text:p>69818</text:p>
          </table:table-cell>
          <table:table-cell office:value-type="float" office:value="31" calcext:value-type="float">
            <text:p>31</text:p>
          </table:table-cell>
          <table:table-cell table:formula="of:=(['200'.B55]/['200'.A55])*100" office:value-type="float" office:value="0.0444011572946805" calcext:value-type="float">
            <text:p>0.0444011573</text:p>
          </table:table-cell>
          <table:table-cell office:value-type="float" office:value="1.0183" calcext:value-type="float">
            <text:p>1.018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5]+(INT(RAND()*20-8))" office:value-type="float" office:value="69829" calcext:value-type="float">
            <text:p>69829</text:p>
          </table:table-cell>
          <table:table-cell office:value-type="float" office:value="1" calcext:value-type="float">
            <text:p>1</text:p>
          </table:table-cell>
          <table:table-cell table:formula="of:=(['200'.B56]/['200'.A56])*100" office:value-type="float" office:value="0.00143206977043922" calcext:value-type="float">
            <text:p>0.0014320698</text:p>
          </table:table-cell>
          <table:table-cell office:value-type="float" office:value="0.988179" calcext:value-type="float">
            <text:p>0.988179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  <table:table-row table:style-name="ro1">
          <table:table-cell table:formula="of:=['200'.A56]+(INT(RAND()*20-8))" office:value-type="float" office:value="69831" calcext:value-type="float">
            <text:p>69831</text:p>
          </table:table-cell>
          <table:table-cell office:value-type="float" office:value="10" calcext:value-type="float">
            <text:p>10</text:p>
          </table:table-cell>
          <table:table-cell table:formula="of:=(['200'.B57]/['200'.A57])*100" office:value-type="float" office:value="0.014320287551374" calcext:value-type="float">
            <text:p>0.0143202876</text:p>
          </table:table-cell>
          <table:table-cell office:value-type="float" office:value="1.00543" calcext:value-type="float">
            <text:p>1.00543</text:p>
          </table:table-cell>
          <table:table-cell/>
          <table:table-cell table:formula="of:=[.$F$7]" office:value-type="float" office:value="0.0505912700835262" calcext:value-type="float">
            <text:p>0.0505912701</text:p>
          </table:table-cell>
          <table:table-cell table:formula="of:=[.$G$7]" office:value-type="float" office:value="0.999655666666667" calcext:value-type="float">
            <text:p>0.9996556667</text:p>
          </table:table-cell>
        </table:table-row>
      </table:table>
      <table:table table:name="100" table:style-name="ta1">
        <table:shapes>
          <draw:frame draw:z-index="0" draw:style-name="gr1" draw:text-style-name="P1" svg:width="454.17pt" svg:height="254.66pt" svg:x="602.65pt" svg:y="355.89pt">
            <loext:p draw:notify-on-update-of-ranges="'100'.C6:'100'.C6 '100'.C7:'100'.C57 '100'.G6:'100'.G6 '100'.G7:'100'.G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4.14pt" svg:height="254.64pt" svg:x="598.76pt" svg:y="19.19pt">
            <loext:p draw:notify-on-update-of-ranges="'100'.D6:'100'.D6 '100'.D7:'100'.D57 '100'.F6:'100'.F6 '100'.F7:'100'.F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7610" calcext:value-type="float">
            <text:p>67610</text:p>
          </table:table-cell>
          <table:table-cell office:value-type="float" office:value="29" calcext:value-type="float">
            <text:p>29</text:p>
          </table:table-cell>
          <table:table-cell office:value-type="float" office:value="0.4924" calcext:value-type="float">
            <text:p>0.4924</text:p>
          </table:table-cell>
          <table:table-cell table:formula="of:=((['100'.B7]/['100'.A7])*100 )+0.025" office:value-type="float" office:value="0.0678930631563378" calcext:value-type="float">
            <text:p>0.0678930632</text:p>
          </table:table-cell>
          <table:table-cell/>
          <table:table-cell table:style-name="ce6" table:formula="of:=SUM(['100'.D7:.D57])/50" office:value-type="float" office:value="0.0538637386131499" calcext:value-type="float">
            <text:p>0.0538637386</text:p>
          </table:table-cell>
          <table:table-cell table:style-name="ce6" table:formula="of:=SUM(['100'.C7:.C57])/51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7]+(INT(RAND()*20-8))" office:value-type="float" office:value="67618" calcext:value-type="float">
            <text:p>67618</text:p>
          </table:table-cell>
          <table:table-cell office:value-type="float" office:value="19" calcext:value-type="float">
            <text:p>19</text:p>
          </table:table-cell>
          <table:table-cell office:value-type="float" office:value="0.495" calcext:value-type="float">
            <text:p>0.495</text:p>
          </table:table-cell>
          <table:table-cell table:formula="of:=((['100'.B8]/['100'.A8])*100 )+0.025" office:value-type="float" office:value="0.053099026886332" calcext:value-type="float">
            <text:p>0.0530990269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8]+(INT(RAND()*20-8))" office:value-type="float" office:value="67613" calcext:value-type="float">
            <text:p>67613</text:p>
          </table:table-cell>
          <table:table-cell office:value-type="float" office:value="35" calcext:value-type="float">
            <text:p>35</text:p>
          </table:table-cell>
          <table:table-cell office:value-type="float" office:value="0.4965" calcext:value-type="float">
            <text:p>0.4965</text:p>
          </table:table-cell>
          <table:table-cell table:formula="of:=((['100'.B9]/['100'.A9])*100 )+0.025" office:value-type="float" office:value="0.0767651930841702" calcext:value-type="float">
            <text:p>0.0767651931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9]+(INT(RAND()*20-8))" office:value-type="float" office:value="67613" calcext:value-type="float">
            <text:p>67613</text:p>
          </table:table-cell>
          <table:table-cell office:value-type="float" office:value="47" calcext:value-type="float">
            <text:p>47</text:p>
          </table:table-cell>
          <table:table-cell office:value-type="float" office:value="0.4948" calcext:value-type="float">
            <text:p>0.4948</text:p>
          </table:table-cell>
          <table:table-cell table:formula="of:=((['100'.B10]/['100'.A10])*100 )+0.025" office:value-type="float" office:value="0.0945132592844571" calcext:value-type="float">
            <text:p>0.0945132593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0]+(INT(RAND()*20-8))" office:value-type="float" office:value="67618" calcext:value-type="float">
            <text:p>67618</text:p>
          </table:table-cell>
          <table:table-cell office:value-type="float" office:value="43" calcext:value-type="float">
            <text:p>43</text:p>
          </table:table-cell>
          <table:table-cell office:value-type="float" office:value="0.4965" calcext:value-type="float">
            <text:p>0.4965</text:p>
          </table:table-cell>
          <table:table-cell table:formula="of:=((['100'.B11]/['100'.A11])*100 )+0.025" office:value-type="float" office:value="0.0885925345322251" calcext:value-type="float">
            <text:p>0.0885925345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1]+(INT(RAND()*20-8))" office:value-type="float" office:value="67628" calcext:value-type="float">
            <text:p>67628</text:p>
          </table:table-cell>
          <table:table-cell office:value-type="float" office:value="34" calcext:value-type="float">
            <text:p>34</text:p>
          </table:table-cell>
          <table:table-cell office:value-type="float" office:value="0.4925" calcext:value-type="float">
            <text:p>0.4925</text:p>
          </table:table-cell>
          <table:table-cell table:formula="of:=((['100'.B12]/['100'.A12])*100 )+0.025" office:value-type="float" office:value="0.0752750340095818" calcext:value-type="float">
            <text:p>0.075275034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2]+(INT(RAND()*20-8))" office:value-type="float" office:value="67626" calcext:value-type="float">
            <text:p>67626</text:p>
          </table:table-cell>
          <table:table-cell office:value-type="float" office:value="9" calcext:value-type="float">
            <text:p>9</text:p>
          </table:table-cell>
          <table:table-cell office:value-type="float" office:value="0.494112" calcext:value-type="float">
            <text:p>0.494112</text:p>
          </table:table-cell>
          <table:table-cell table:formula="of:=((['100'.B13]/['100'.A13])*100 )+0.025" office:value-type="float" office:value="0.0383084908171413" calcext:value-type="float">
            <text:p>0.0383084908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3]+(INT(RAND()*20-8))" office:value-type="float" office:value="67627" calcext:value-type="float">
            <text:p>67627</text:p>
          </table:table-cell>
          <table:table-cell office:value-type="float" office:value="20" calcext:value-type="float">
            <text:p>20</text:p>
          </table:table-cell>
          <table:table-cell office:value-type="float" office:value="0.49581" calcext:value-type="float">
            <text:p>0.49581</text:p>
          </table:table-cell>
          <table:table-cell table:formula="of:=((['100'.B14]/['100'.A14])*100 )+0.025" office:value-type="float" office:value="0.05457398672128" calcext:value-type="float">
            <text:p>0.054573986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4]+(INT(RAND()*20-8))" office:value-type="float" office:value="67622" calcext:value-type="float">
            <text:p>67622</text:p>
          </table:table-cell>
          <table:table-cell office:value-type="float" office:value="17" calcext:value-type="float">
            <text:p>17</text:p>
          </table:table-cell>
          <table:table-cell office:value-type="float" office:value="0.4936" calcext:value-type="float">
            <text:p>0.4936</text:p>
          </table:table-cell>
          <table:table-cell table:formula="of:=((['100'.B15]/['100'.A15])*100 )+0.025" office:value-type="float" office:value="0.0501397474194789" calcext:value-type="float">
            <text:p>0.0501397474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5]+(INT(RAND()*20-8))" office:value-type="float" office:value="67625" calcext:value-type="float">
            <text:p>67625</text:p>
          </table:table-cell>
          <table:table-cell office:value-type="float" office:value="7" calcext:value-type="float">
            <text:p>7</text:p>
          </table:table-cell>
          <table:table-cell office:value-type="float" office:value="0.49581" calcext:value-type="float">
            <text:p>0.49581</text:p>
          </table:table-cell>
          <table:table-cell table:formula="of:=((['100'.B16]/['100'.A16])*100 )+0.025" office:value-type="float" office:value="0.0353512014787431" calcext:value-type="float">
            <text:p>0.0353512015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6]+(INT(RAND()*20-8))" office:value-type="float" office:value="67624" calcext:value-type="float">
            <text:p>67624</text:p>
          </table:table-cell>
          <table:table-cell office:value-type="float" office:value="13" calcext:value-type="float">
            <text:p>13</text:p>
          </table:table-cell>
          <table:table-cell office:value-type="float" office:value="0.4896" calcext:value-type="float">
            <text:p>0.4896</text:p>
          </table:table-cell>
          <table:table-cell table:formula="of:=((['100'.B17]/['100'.A17])*100 )+0.025" office:value-type="float" office:value="0.044223944161836" calcext:value-type="float">
            <text:p>0.0442239442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7]+(INT(RAND()*20-8))" office:value-type="float" office:value="67621" calcext:value-type="float">
            <text:p>67621</text:p>
          </table:table-cell>
          <table:table-cell office:value-type="float" office:value="11" calcext:value-type="float">
            <text:p>11</text:p>
          </table:table-cell>
          <table:table-cell office:value-type="float" office:value="0.49224" calcext:value-type="float">
            <text:p>0.49224</text:p>
          </table:table-cell>
          <table:table-cell table:formula="of:=((['100'.B18]/['100'.A18])*100 )+0.025" office:value-type="float" office:value="0.0412671359488916" calcext:value-type="float">
            <text:p>0.0412671359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8]+(INT(RAND()*20-8))" office:value-type="float" office:value="67616" calcext:value-type="float">
            <text:p>67616</text:p>
          </table:table-cell>
          <table:table-cell office:value-type="float" office:value="31" calcext:value-type="float">
            <text:p>31</text:p>
          </table:table-cell>
          <table:table-cell office:value-type="float" office:value="0.49581" calcext:value-type="float">
            <text:p>0.49581</text:p>
          </table:table-cell>
          <table:table-cell table:formula="of:=((['100'.B19]/['100'.A19])*100 )+0.025" office:value-type="float" office:value="0.0708471367723616" calcext:value-type="float">
            <text:p>0.0708471368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19]+(INT(RAND()*20-8))" office:value-type="float" office:value="67613" calcext:value-type="float">
            <text:p>67613</text:p>
          </table:table-cell>
          <table:table-cell office:value-type="float" office:value="48" calcext:value-type="float">
            <text:p>48</text:p>
          </table:table-cell>
          <table:table-cell office:value-type="float" office:value="0.49581" calcext:value-type="float">
            <text:p>0.49581</text:p>
          </table:table-cell>
          <table:table-cell table:formula="of:=((['100'.B20]/['100'.A20])*100 )+0.025" office:value-type="float" office:value="0.0959922648011477" calcext:value-type="float">
            <text:p>0.0959922648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0]+(INT(RAND()*20-8))" office:value-type="float" office:value="67617" calcext:value-type="float">
            <text:p>67617</text:p>
          </table:table-cell>
          <table:table-cell office:value-type="float" office:value="17" calcext:value-type="float">
            <text:p>17</text:p>
          </table:table-cell>
          <table:table-cell office:value-type="float" office:value="0.4876" calcext:value-type="float">
            <text:p>0.4876</text:p>
          </table:table-cell>
          <table:table-cell table:formula="of:=((['100'.B21]/['100'.A21])*100 )+0.025" office:value-type="float" office:value="0.0501416064007572" calcext:value-type="float">
            <text:p>0.0501416064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1]+(INT(RAND()*20-8))" office:value-type="float" office:value="67625" calcext:value-type="float">
            <text:p>67625</text:p>
          </table:table-cell>
          <table:table-cell office:value-type="float" office:value="51" calcext:value-type="float">
            <text:p>51</text:p>
          </table:table-cell>
          <table:table-cell office:value-type="float" office:value="0.49705" calcext:value-type="float">
            <text:p>0.49705</text:p>
          </table:table-cell>
          <table:table-cell table:formula="of:=((['100'.B22]/['100'.A22])*100 )+0.025" office:value-type="float" office:value="0.100415896487985" calcext:value-type="float">
            <text:p>0.1004158965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2]+(INT(RAND()*20-8))" office:value-type="float" office:value="67617" calcext:value-type="float">
            <text:p>67617</text:p>
          </table:table-cell>
          <table:table-cell office:value-type="float" office:value="11" calcext:value-type="float">
            <text:p>11</text:p>
          </table:table-cell>
          <table:table-cell office:value-type="float" office:value="0.49581" calcext:value-type="float">
            <text:p>0.49581</text:p>
          </table:table-cell>
          <table:table-cell table:formula="of:=((['100'.B23]/['100'.A23])*100 )+0.025" office:value-type="float" office:value="0.0412680982593135" calcext:value-type="float">
            <text:p>0.0412680983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3]+(INT(RAND()*20-8))" office:value-type="float" office:value="67619" calcext:value-type="float">
            <text:p>67619</text:p>
          </table:table-cell>
          <table:table-cell office:value-type="float" office:value="7" calcext:value-type="float">
            <text:p>7</text:p>
          </table:table-cell>
          <table:table-cell office:value-type="float" office:value="0.49876" calcext:value-type="float">
            <text:p>0.49876</text:p>
          </table:table-cell>
          <table:table-cell table:formula="of:=((['100'.B24]/['100'.A24])*100 )+0.025" office:value-type="float" office:value="0.0353521199662817" calcext:value-type="float">
            <text:p>0.03535212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4]+(INT(RAND()*20-8))" office:value-type="float" office:value="67615" calcext:value-type="float">
            <text:p>67615</text:p>
          </table:table-cell>
          <table:table-cell office:value-type="float" office:value="16" calcext:value-type="float">
            <text:p>16</text:p>
          </table:table-cell>
          <table:table-cell office:value-type="float" office:value="0.50467" calcext:value-type="float">
            <text:p>0.50467</text:p>
          </table:table-cell>
          <table:table-cell table:formula="of:=((['100'.B25]/['100'.A25])*100 )+0.025" office:value-type="float" office:value="0.0486633883014124" calcext:value-type="float">
            <text:p>0.0486633883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5]+(INT(RAND()*20-8))" office:value-type="float" office:value="67609" calcext:value-type="float">
            <text:p>67609</text:p>
          </table:table-cell>
          <table:table-cell office:value-type="float" office:value="7" calcext:value-type="float">
            <text:p>7</text:p>
          </table:table-cell>
          <table:table-cell office:value-type="float" office:value="0.49698" calcext:value-type="float">
            <text:p>0.49698</text:p>
          </table:table-cell>
          <table:table-cell table:formula="of:=((['100'.B26]/['100'.A26])*100 )+0.025" office:value-type="float" office:value="0.0353536511411203" calcext:value-type="float">
            <text:p>0.0353536511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6]+(INT(RAND()*20-8))" office:value-type="float" office:value="67617" calcext:value-type="float">
            <text:p>67617</text:p>
          </table:table-cell>
          <table:table-cell office:value-type="float" office:value="42" calcext:value-type="float">
            <text:p>42</text:p>
          </table:table-cell>
          <table:table-cell office:value-type="float" office:value="0.50754" calcext:value-type="float">
            <text:p>0.50754</text:p>
          </table:table-cell>
          <table:table-cell table:formula="of:=((['100'.B27]/['100'.A27])*100 )+0.025" office:value-type="float" office:value="0.087114556990106" calcext:value-type="float">
            <text:p>0.08711455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7]+(INT(RAND()*20-8))" office:value-type="float" office:value="67609" calcext:value-type="float">
            <text:p>67609</text:p>
          </table:table-cell>
          <table:table-cell office:value-type="float" office:value="27" calcext:value-type="float">
            <text:p>27</text:p>
          </table:table-cell>
          <table:table-cell office:value-type="float" office:value="0.4976" calcext:value-type="float">
            <text:p>0.4976</text:p>
          </table:table-cell>
          <table:table-cell table:formula="of:=((['100'.B28]/['100'.A28])*100 )+0.025" office:value-type="float" office:value="0.064935511544321" calcext:value-type="float">
            <text:p>0.0649355115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8]+(INT(RAND()*20-8))" office:value-type="float" office:value="67604" calcext:value-type="float">
            <text:p>67604</text:p>
          </table:table-cell>
          <table:table-cell office:value-type="float" office:value="10" calcext:value-type="float">
            <text:p>10</text:p>
          </table:table-cell>
          <table:table-cell office:value-type="float" office:value="0.5043" calcext:value-type="float">
            <text:p>0.5043</text:p>
          </table:table-cell>
          <table:table-cell table:formula="of:=((['100'.B29]/['100'.A29])*100 )+0.025" office:value-type="float" office:value="0.0397920241405834" calcext:value-type="float">
            <text:p>0.0397920241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29]+(INT(RAND()*20-8))" office:value-type="float" office:value="67603" calcext:value-type="float">
            <text:p>67603</text:p>
          </table:table-cell>
          <table:table-cell office:value-type="float" office:value="10" calcext:value-type="float">
            <text:p>10</text:p>
          </table:table-cell>
          <table:table-cell office:value-type="float" office:value="0.51086" calcext:value-type="float">
            <text:p>0.51086</text:p>
          </table:table-cell>
          <table:table-cell table:formula="of:=((['100'.B30]/['100'.A30])*100 )+0.025" office:value-type="float" office:value="0.0397922429477982" calcext:value-type="float">
            <text:p>0.0397922429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0]+(INT(RAND()*20-8))" office:value-type="float" office:value="67613" calcext:value-type="float">
            <text:p>67613</text:p>
          </table:table-cell>
          <table:table-cell office:value-type="float" office:value="21" calcext:value-type="float">
            <text:p>21</text:p>
          </table:table-cell>
          <table:table-cell office:value-type="float" office:value="0.49652" calcext:value-type="float">
            <text:p>0.49652</text:p>
          </table:table-cell>
          <table:table-cell table:formula="of:=((['100'.B31]/['100'.A31])*100 )+0.025" office:value-type="float" office:value="0.0560591158505021" calcext:value-type="float">
            <text:p>0.0560591159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1]+(INT(RAND()*20-8))" office:value-type="float" office:value="67619" calcext:value-type="float">
            <text:p>67619</text:p>
          </table:table-cell>
          <table:table-cell office:value-type="float" office:value="10" calcext:value-type="float">
            <text:p>10</text:p>
          </table:table-cell>
          <table:table-cell office:value-type="float" office:value="0.487991" calcext:value-type="float">
            <text:p>0.487991</text:p>
          </table:table-cell>
          <table:table-cell table:formula="of:=((['100'.B32]/['100'.A32])*100 )+0.025" office:value-type="float" office:value="0.0397887428089738" calcext:value-type="float">
            <text:p>0.0397887428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2]+(INT(RAND()*20-8))" office:value-type="float" office:value="67623" calcext:value-type="float">
            <text:p>67623</text:p>
          </table:table-cell>
          <table:table-cell office:value-type="float" office:value="36" calcext:value-type="float">
            <text:p>36</text:p>
          </table:table-cell>
          <table:table-cell office:value-type="float" office:value="0.49127" calcext:value-type="float">
            <text:p>0.49127</text:p>
          </table:table-cell>
          <table:table-cell table:formula="of:=((['100'.B33]/['100'.A33])*100 )+0.025" office:value-type="float" office:value="0.0782363249190364" calcext:value-type="float">
            <text:p>0.0782363249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3]+(INT(RAND()*20-8))" office:value-type="float" office:value="67634" calcext:value-type="float">
            <text:p>67634</text:p>
          </table:table-cell>
          <table:table-cell office:value-type="float" office:value="30" calcext:value-type="float">
            <text:p>30</text:p>
          </table:table-cell>
          <table:table-cell office:value-type="float" office:value="0.498671" calcext:value-type="float">
            <text:p>0.498671</text:p>
          </table:table-cell>
          <table:table-cell table:formula="of:=((['100'.B34]/['100'.A34])*100 )+0.025" office:value-type="float" office:value="0.0693563887985333" calcext:value-type="float">
            <text:p>0.0693563888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4]+(INT(RAND()*20-8))" office:value-type="float" office:value="67634" calcext:value-type="float">
            <text:p>67634</text:p>
          </table:table-cell>
          <table:table-cell office:value-type="float" office:value="16" calcext:value-type="float">
            <text:p>16</text:p>
          </table:table-cell>
          <table:table-cell office:value-type="float" office:value="0.4956" calcext:value-type="float">
            <text:p>0.4956</text:p>
          </table:table-cell>
          <table:table-cell table:formula="of:=((['100'.B35]/['100'.A35])*100 )+0.025" office:value-type="float" office:value="0.0486567406925511" calcext:value-type="float">
            <text:p>0.048656740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5]+(INT(RAND()*20-8))" office:value-type="float" office:value="67644" calcext:value-type="float">
            <text:p>67644</text:p>
          </table:table-cell>
          <table:table-cell office:value-type="float" office:value="36" calcext:value-type="float">
            <text:p>36</text:p>
          </table:table-cell>
          <table:table-cell office:value-type="float" office:value="0.48921" calcext:value-type="float">
            <text:p>0.48921</text:p>
          </table:table-cell>
          <table:table-cell table:formula="of:=((['100'.B36]/['100'.A36])*100 )+0.025" office:value-type="float" office:value="0.0782197977647685" calcext:value-type="float">
            <text:p>0.0782197978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6]+(INT(RAND()*20-8))" office:value-type="float" office:value="67640" calcext:value-type="float">
            <text:p>67640</text:p>
          </table:table-cell>
          <table:table-cell office:value-type="float" office:value="32" calcext:value-type="float">
            <text:p>32</text:p>
          </table:table-cell>
          <table:table-cell office:value-type="float" office:value="0.4912" calcext:value-type="float">
            <text:p>0.4912</text:p>
          </table:table-cell>
          <table:table-cell table:formula="of:=((['100'.B37]/['100'.A37])*100 )+0.025" office:value-type="float" office:value="0.0723092844470727" calcext:value-type="float">
            <text:p>0.0723092844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7]+(INT(RAND()*20-8))" office:value-type="float" office:value="67633" calcext:value-type="float">
            <text:p>67633</text:p>
          </table:table-cell>
          <table:table-cell office:value-type="float" office:value="6" calcext:value-type="float">
            <text:p>6</text:p>
          </table:table-cell>
          <table:table-cell office:value-type="float" office:value="0.4906" calcext:value-type="float">
            <text:p>0.4906</text:p>
          </table:table-cell>
          <table:table-cell table:formula="of:=((['100'.B38]/['100'.A38])*100 )+0.025" office:value-type="float" office:value="0.0338714089275945" calcext:value-type="float">
            <text:p>0.0338714089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8]+(INT(RAND()*20-8))" office:value-type="float" office:value="67631" calcext:value-type="float">
            <text:p>67631</text:p>
          </table:table-cell>
          <table:table-cell office:value-type="float" office:value="27" calcext:value-type="float">
            <text:p>27</text:p>
          </table:table-cell>
          <table:table-cell office:value-type="float" office:value="0.48842" calcext:value-type="float">
            <text:p>0.48842</text:p>
          </table:table-cell>
          <table:table-cell table:formula="of:=((['100'.B39]/['100'.A39])*100 )+0.025" office:value-type="float" office:value="0.0649225207375316" calcext:value-type="float">
            <text:p>0.064922520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39]+(INT(RAND()*20-8))" office:value-type="float" office:value="67625" calcext:value-type="float">
            <text:p>67625</text:p>
          </table:table-cell>
          <table:table-cell office:value-type="float" office:value="5" calcext:value-type="float">
            <text:p>5</text:p>
          </table:table-cell>
          <table:table-cell office:value-type="float" office:value="0.4921" calcext:value-type="float">
            <text:p>0.4921</text:p>
          </table:table-cell>
          <table:table-cell table:formula="of:=((['100'.B40]/['100'.A40])*100 )+0.025" office:value-type="float" office:value="0.0323937153419593" calcext:value-type="float">
            <text:p>0.0323937153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0]+(INT(RAND()*20-8))" office:value-type="float" office:value="67618" calcext:value-type="float">
            <text:p>67618</text:p>
          </table:table-cell>
          <table:table-cell office:value-type="float" office:value="7" calcext:value-type="float">
            <text:p>7</text:p>
          </table:table-cell>
          <table:table-cell office:value-type="float" office:value="0.49392" calcext:value-type="float">
            <text:p>0.49392</text:p>
          </table:table-cell>
          <table:table-cell table:formula="of:=((['100'.B41]/['100'.A41])*100 )+0.025" office:value-type="float" office:value="0.0353522730633855" calcext:value-type="float">
            <text:p>0.0353522731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1]+(INT(RAND()*20-8))" office:value-type="float" office:value="67610" calcext:value-type="float">
            <text:p>67610</text:p>
          </table:table-cell>
          <table:table-cell office:value-type="float" office:value="23" calcext:value-type="float">
            <text:p>23</text:p>
          </table:table-cell>
          <table:table-cell office:value-type="float" office:value="0.49183" calcext:value-type="float">
            <text:p>0.49183</text:p>
          </table:table-cell>
          <table:table-cell table:formula="of:=((['100'.B42]/['100'.A42])*100 )+0.025" office:value-type="float" office:value="0.0590186362964059" calcext:value-type="float">
            <text:p>0.0590186363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2]+(INT(RAND()*20-8))" office:value-type="float" office:value="67602" calcext:value-type="float">
            <text:p>67602</text:p>
          </table:table-cell>
          <table:table-cell office:value-type="float" office:value="4" calcext:value-type="float">
            <text:p>4</text:p>
          </table:table-cell>
          <table:table-cell office:value-type="float" office:value="0.49404" calcext:value-type="float">
            <text:p>0.49404</text:p>
          </table:table-cell>
          <table:table-cell table:formula="of:=((['100'.B43]/['100'.A43])*100 )+0.025" office:value-type="float" office:value="0.0309169847045945" calcext:value-type="float">
            <text:p>0.030916984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3]+(INT(RAND()*20-8))" office:value-type="float" office:value="67600" calcext:value-type="float">
            <text:p>67600</text:p>
          </table:table-cell>
          <table:table-cell office:value-type="float" office:value="9" calcext:value-type="float">
            <text:p>9</text:p>
          </table:table-cell>
          <table:table-cell office:value-type="float" office:value="0.4943" calcext:value-type="float">
            <text:p>0.4943</text:p>
          </table:table-cell>
          <table:table-cell table:formula="of:=((['100'.B44]/['100'.A44])*100 )+0.025" office:value-type="float" office:value="0.0383136094674556" calcext:value-type="float">
            <text:p>0.0383136095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4]+(INT(RAND()*20-8))" office:value-type="float" office:value="67607" calcext:value-type="float">
            <text:p>67607</text:p>
          </table:table-cell>
          <table:table-cell office:value-type="float" office:value="10" calcext:value-type="float">
            <text:p>10</text:p>
          </table:table-cell>
          <table:table-cell office:value-type="float" office:value="0.49553" calcext:value-type="float">
            <text:p>0.49553</text:p>
          </table:table-cell>
          <table:table-cell table:formula="of:=((['100'.B45]/['100'.A45])*100 )+0.025" office:value-type="float" office:value="0.0397913677577766" calcext:value-type="float">
            <text:p>0.0397913678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5]+(INT(RAND()*20-8))" office:value-type="float" office:value="67614" calcext:value-type="float">
            <text:p>67614</text:p>
          </table:table-cell>
          <table:table-cell office:value-type="float" office:value="8" calcext:value-type="float">
            <text:p>8</text:p>
          </table:table-cell>
          <table:table-cell office:value-type="float" office:value="0.48892" calcext:value-type="float">
            <text:p>0.48892</text:p>
          </table:table-cell>
          <table:table-cell table:formula="of:=((['100'.B46]/['100'.A46])*100 )+0.025" office:value-type="float" office:value="0.0368318691395273" calcext:value-type="float">
            <text:p>0.0368318691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6]+(INT(RAND()*20-8))" office:value-type="float" office:value="67618" calcext:value-type="float">
            <text:p>67618</text:p>
          </table:table-cell>
          <table:table-cell office:value-type="float" office:value="7" calcext:value-type="float">
            <text:p>7</text:p>
          </table:table-cell>
          <table:table-cell office:value-type="float" office:value="0.49532" calcext:value-type="float">
            <text:p>0.49532</text:p>
          </table:table-cell>
          <table:table-cell table:formula="of:=((['100'.B47]/['100'.A47])*100 )+0.025" office:value-type="float" office:value="0.0353522730633855" calcext:value-type="float">
            <text:p>0.0353522731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7]+(INT(RAND()*20-8))" office:value-type="float" office:value="67622" calcext:value-type="float">
            <text:p>67622</text:p>
          </table:table-cell>
          <table:table-cell office:value-type="float" office:value="16" calcext:value-type="float">
            <text:p>16</text:p>
          </table:table-cell>
          <table:table-cell office:value-type="float" office:value="0.49163" calcext:value-type="float">
            <text:p>0.49163</text:p>
          </table:table-cell>
          <table:table-cell table:formula="of:=((['100'.B48]/['100'.A48])*100 )+0.025" office:value-type="float" office:value="0.0486609387477448" calcext:value-type="float">
            <text:p>0.048660938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8]+(INT(RAND()*20-8))" office:value-type="float" office:value="67626" calcext:value-type="float">
            <text:p>67626</text:p>
          </table:table-cell>
          <table:table-cell office:value-type="float" office:value="7" calcext:value-type="float">
            <text:p>7</text:p>
          </table:table-cell>
          <table:table-cell office:value-type="float" office:value="0.49324" calcext:value-type="float">
            <text:p>0.49324</text:p>
          </table:table-cell>
          <table:table-cell table:formula="of:=((['100'.B49]/['100'.A49])*100 )+0.025" office:value-type="float" office:value="0.0353510484133321" calcext:value-type="float">
            <text:p>0.0353510484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49]+(INT(RAND()*20-8))" office:value-type="float" office:value="67632" calcext:value-type="float">
            <text:p>67632</text:p>
          </table:table-cell>
          <table:table-cell office:value-type="float" office:value="12" calcext:value-type="float">
            <text:p>12</text:p>
          </table:table-cell>
          <table:table-cell office:value-type="float" office:value="0.49435" calcext:value-type="float">
            <text:p>0.49435</text:p>
          </table:table-cell>
          <table:table-cell table:formula="of:=((['100'.B50]/['100'.A50])*100 )+0.025" office:value-type="float" office:value="0.0427430801987225" calcext:value-type="float">
            <text:p>0.0427430802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0]+(INT(RAND()*20-8))" office:value-type="float" office:value="67625" calcext:value-type="float">
            <text:p>67625</text:p>
          </table:table-cell>
          <table:table-cell office:value-type="float" office:value="8" calcext:value-type="float">
            <text:p>8</text:p>
          </table:table-cell>
          <table:table-cell office:value-type="float" office:value="0.49823" calcext:value-type="float">
            <text:p>0.49823</text:p>
          </table:table-cell>
          <table:table-cell table:formula="of:=((['100'.B51]/['100'.A51])*100 )+0.025" office:value-type="float" office:value="0.0368299445471349" calcext:value-type="float">
            <text:p>0.0368299445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1]+(INT(RAND()*20-8))" office:value-type="float" office:value="67624" calcext:value-type="float">
            <text:p>67624</text:p>
          </table:table-cell>
          <table:table-cell office:value-type="float" office:value="7" calcext:value-type="float">
            <text:p>7</text:p>
          </table:table-cell>
          <table:table-cell office:value-type="float" office:value="0.4323" calcext:value-type="float">
            <text:p>0.4323</text:p>
          </table:table-cell>
          <table:table-cell table:formula="of:=((['100'.B52]/['100'.A52])*100 )+0.025" office:value-type="float" office:value="0.0353513545486809" calcext:value-type="float">
            <text:p>0.0353513545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2]+(INT(RAND()*20-8))" office:value-type="float" office:value="67624" calcext:value-type="float">
            <text:p>67624</text:p>
          </table:table-cell>
          <table:table-cell office:value-type="float" office:value="4" calcext:value-type="float">
            <text:p>4</text:p>
          </table:table-cell>
          <table:table-cell office:value-type="float" office:value="0.48953" calcext:value-type="float">
            <text:p>0.48953</text:p>
          </table:table-cell>
          <table:table-cell table:formula="of:=((['100'.B53]/['100'.A53])*100 )+0.025" office:value-type="float" office:value="0.0309150597421034" calcext:value-type="float">
            <text:p>0.030915059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3]+(INT(RAND()*20-8))" office:value-type="float" office:value="67635" calcext:value-type="float">
            <text:p>67635</text:p>
          </table:table-cell>
          <table:table-cell office:value-type="float" office:value="10" calcext:value-type="float">
            <text:p>10</text:p>
          </table:table-cell>
          <table:table-cell office:value-type="float" office:value="0.48992" calcext:value-type="float">
            <text:p>0.48992</text:p>
          </table:table-cell>
          <table:table-cell table:formula="of:=((['100'.B54]/['100'.A54])*100 )+0.025" office:value-type="float" office:value="0.0397852443261625" calcext:value-type="float">
            <text:p>0.0397852443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4]+(INT(RAND()*20-8))" office:value-type="float" office:value="67630" calcext:value-type="float">
            <text:p>67630</text:p>
          </table:table-cell>
          <table:table-cell office:value-type="float" office:value="13" calcext:value-type="float">
            <text:p>13</text:p>
          </table:table-cell>
          <table:table-cell office:value-type="float" office:value="0.49941" calcext:value-type="float">
            <text:p>0.49941</text:p>
          </table:table-cell>
          <table:table-cell table:formula="of:=((['100'.B55]/['100'.A55])*100 )+0.025" office:value-type="float" office:value="0.044222238651486" calcext:value-type="float">
            <text:p>0.0442222387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5]+(INT(RAND()*20-8))" office:value-type="float" office:value="67640" calcext:value-type="float">
            <text:p>67640</text:p>
          </table:table-cell>
          <table:table-cell office:value-type="float" office:value="28" calcext:value-type="float">
            <text:p>28</text:p>
          </table:table-cell>
          <table:table-cell office:value-type="float" office:value="0.49432" calcext:value-type="float">
            <text:p>0.49432</text:p>
          </table:table-cell>
          <table:table-cell table:formula="of:=((['100'.B56]/['100'.A56])*100 )+0.025" office:value-type="float" office:value="0.0663956238911887" calcext:value-type="float">
            <text:p>0.0663956239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  <table:table-row table:style-name="ro1">
          <table:table-cell table:formula="of:=['100'.A56]+(INT(RAND()*20-8))" office:value-type="float" office:value="67642" calcext:value-type="float">
            <text:p>67642</text:p>
          </table:table-cell>
          <table:table-cell office:value-type="float" office:value="6" calcext:value-type="float">
            <text:p>6</text:p>
          </table:table-cell>
          <table:table-cell office:value-type="float" office:value="0.49486" calcext:value-type="float">
            <text:p>0.49486</text:p>
          </table:table-cell>
          <table:table-cell table:formula="of:=((['100'.B57]/['100'.A57])*100 )+0.025" office:value-type="float" office:value="0.0338702285562225" calcext:value-type="float">
            <text:p>0.0338702286</text:p>
          </table:table-cell>
          <table:table-cell/>
          <table:table-cell table:formula="of:=[.$F$7]" office:value-type="float" office:value="0.0538637386131499" calcext:value-type="float">
            <text:p>0.0538637386</text:p>
          </table:table-cell>
          <table:table-cell table:formula="of:=[.$G$7]" office:value-type="float" office:value="0.49362537254902" calcext:value-type="float">
            <text:p>0.4936253725</text:p>
          </table:table-cell>
        </table:table-row>
      </table:table>
      <table:table table:name="50" table:style-name="ta1">
        <table:shapes>
          <draw:frame draw:z-index="0" draw:style-name="gr1" draw:text-style-name="P1" svg:width="453.63pt" svg:height="254.41pt" svg:x="595.02pt" svg:y="38.81pt">
            <loext:p draw:notify-on-update-of-ranges="'50'.D6:'50'.D6 '50'.D7:'50'.D56 '50'.F6:'50'.F6 '50'.F7:'50'.F5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97pt" svg:height="255.09pt" svg:x="596.07pt" svg:y="314.5pt">
            <loext:p draw:notify-on-update-of-ranges="'50'.C6:'50'.C6 '50'.C7:'50'.C56 '50'.G6:'50'.G6 '50'.G7:'50'.G5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9" table:default-cell-style-name="ce7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2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s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33" calcext:value-type="float">
            <text:p>33</text:p>
          </table:table-cell>
          <table:table-cell office:value-type="float" office:value="0.2354" calcext:value-type="float">
            <text:p>0.2354</text:p>
          </table:table-cell>
          <table:table-cell table:formula="of:=(['50'.B7]/['50'.A7])*100" office:value-type="float" office:value="0.0534075644532198" calcext:value-type="float">
            <text:p>0.0534075645</text:p>
          </table:table-cell>
          <table:table-cell/>
          <table:table-cell table:style-name="ce6" table:formula="of:=SUM(['50'.D7:.D57])/50" office:value-type="float" office:value="0.0596641874889645" calcext:value-type="float">
            <text:p>0.0596641875</text:p>
          </table:table-cell>
          <table:table-cell table:style-name="ce6" table:formula="of:=SUM(['50'.C7:.C57])/51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7]+(INT(RAND()*20-8))" office:value-type="float" office:value="61788" calcext:value-type="float">
            <text:p>61788</text:p>
          </table:table-cell>
          <table:table-cell office:value-type="float" office:value="15" calcext:value-type="float">
            <text:p>15</text:p>
          </table:table-cell>
          <table:table-cell office:value-type="float" office:value="0.25232" calcext:value-type="float">
            <text:p>0.25232</text:p>
          </table:table-cell>
          <table:table-cell table:formula="of:=(['50'.B8]/['50'.A8])*100" office:value-type="float" office:value="0.0242765585550592" calcext:value-type="float">
            <text:p>0.024276558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8]+(INT(RAND()*20-8))" office:value-type="float" office:value="61782" calcext:value-type="float">
            <text:p>61782</text:p>
          </table:table-cell>
          <table:table-cell office:value-type="float" office:value="25" calcext:value-type="float">
            <text:p>25</text:p>
          </table:table-cell>
          <table:table-cell office:value-type="float" office:value="0.2431" calcext:value-type="float">
            <text:p>0.2431</text:p>
          </table:table-cell>
          <table:table-cell table:formula="of:=(['50'.B9]/['50'.A9])*100" office:value-type="float" office:value="0.0404648603153022" calcext:value-type="float">
            <text:p>0.0404648603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9]+(INT(RAND()*20-8))" office:value-type="float" office:value="61779" calcext:value-type="float">
            <text:p>61779</text:p>
          </table:table-cell>
          <table:table-cell office:value-type="float" office:value="71" calcext:value-type="float">
            <text:p>71</text:p>
          </table:table-cell>
          <table:table-cell office:value-type="float" office:value="0.2431" calcext:value-type="float">
            <text:p>0.2431</text:p>
          </table:table-cell>
          <table:table-cell table:formula="of:=(['50'.B10]/['50'.A10])*100" office:value-type="float" office:value="0.114925783842406" calcext:value-type="float">
            <text:p>0.114925783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0]+(INT(RAND()*20-8))" office:value-type="float" office:value="61784" calcext:value-type="float">
            <text:p>61784</text:p>
          </table:table-cell>
          <table:table-cell office:value-type="float" office:value="43" calcext:value-type="float">
            <text:p>43</text:p>
          </table:table-cell>
          <table:table-cell office:value-type="float" office:value="0.2632" calcext:value-type="float">
            <text:p>0.2632</text:p>
          </table:table-cell>
          <table:table-cell table:formula="of:=(['50'.B11]/['50'.A11])*100" office:value-type="float" office:value="0.0695973067460831" calcext:value-type="float">
            <text:p>0.0695973067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1]+(INT(RAND()*20-8))" office:value-type="float" office:value="61788" calcext:value-type="float">
            <text:p>61788</text:p>
          </table:table-cell>
          <table:table-cell office:value-type="float" office:value="34" calcext:value-type="float">
            <text:p>34</text:p>
          </table:table-cell>
          <table:table-cell office:value-type="float" office:value="0.21543" calcext:value-type="float">
            <text:p>0.21543</text:p>
          </table:table-cell>
          <table:table-cell table:formula="of:=(['50'.B12]/['50'.A12])*100" office:value-type="float" office:value="0.0550268660581343" calcext:value-type="float">
            <text:p>0.0550268661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2]+(INT(RAND()*20-8))" office:value-type="float" office:value="61784" calcext:value-type="float">
            <text:p>61784</text:p>
          </table:table-cell>
          <table:table-cell office:value-type="float" office:value="33" calcext:value-type="float">
            <text:p>33</text:p>
          </table:table-cell>
          <table:table-cell office:value-type="float" office:value="0.2232" calcext:value-type="float">
            <text:p>0.2232</text:p>
          </table:table-cell>
          <table:table-cell table:formula="of:=(['50'.B13]/['50'.A13])*100" office:value-type="float" office:value="0.0534118865725754" calcext:value-type="float">
            <text:p>0.053411886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3]+(INT(RAND()*20-8))" office:value-type="float" office:value="61782" calcext:value-type="float">
            <text:p>61782</text:p>
          </table:table-cell>
          <table:table-cell office:value-type="float" office:value="20" calcext:value-type="float">
            <text:p>20</text:p>
          </table:table-cell>
          <table:table-cell office:value-type="float" office:value="0.2532" calcext:value-type="float">
            <text:p>0.2532</text:p>
          </table:table-cell>
          <table:table-cell table:formula="of:=(['50'.B14]/['50'.A14])*100" office:value-type="float" office:value="0.0323718882522417" calcext:value-type="float">
            <text:p>0.0323718883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4]+(INT(RAND()*20-8))" office:value-type="float" office:value="61793" calcext:value-type="float">
            <text:p>61793</text:p>
          </table:table-cell>
          <table:table-cell office:value-type="float" office:value="17" calcext:value-type="float">
            <text:p>17</text:p>
          </table:table-cell>
          <table:table-cell office:value-type="float" office:value="0.2463" calcext:value-type="float">
            <text:p>0.2463</text:p>
          </table:table-cell>
          <table:table-cell table:formula="of:=(['50'.B15]/['50'.A15])*100" office:value-type="float" office:value="0.0275112067709935" calcext:value-type="float">
            <text:p>0.027511206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5]+(INT(RAND()*20-8))" office:value-type="float" office:value="61786" calcext:value-type="float">
            <text:p>61786</text:p>
          </table:table-cell>
          <table:table-cell office:value-type="float" office:value="56" calcext:value-type="float">
            <text:p>56</text:p>
          </table:table-cell>
          <table:table-cell office:value-type="float" office:value="0.25431" calcext:value-type="float">
            <text:p>0.25431</text:p>
          </table:table-cell>
          <table:table-cell table:formula="of:=(['50'.B16]/['50'.A16])*100" office:value-type="float" office:value="0.090635419026964" calcext:value-type="float">
            <text:p>0.090635419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6]+(INT(RAND()*20-8))" office:value-type="float" office:value="61786" calcext:value-type="float">
            <text:p>61786</text:p>
          </table:table-cell>
          <table:table-cell office:value-type="float" office:value="43" calcext:value-type="float">
            <text:p>43</text:p>
          </table:table-cell>
          <table:table-cell office:value-type="float" office:value="0.21432" calcext:value-type="float">
            <text:p>0.21432</text:p>
          </table:table-cell>
          <table:table-cell table:formula="of:=(['50'.B17]/['50'.A17])*100" office:value-type="float" office:value="0.0695950538957045" calcext:value-type="float">
            <text:p>0.0695950539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7]+(INT(RAND()*20-8))" office:value-type="float" office:value="61792" calcext:value-type="float">
            <text:p>61792</text:p>
          </table:table-cell>
          <table:table-cell office:value-type="float" office:value="45" calcext:value-type="float">
            <text:p>45</text:p>
          </table:table-cell>
          <table:table-cell office:value-type="float" office:value="0.23213" calcext:value-type="float">
            <text:p>0.23213</text:p>
          </table:table-cell>
          <table:table-cell table:formula="of:=(['50'.B18]/['50'.A18])*100" office:value-type="float" office:value="0.0728249611600207" calcext:value-type="float">
            <text:p>0.0728249612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8]+(INT(RAND()*20-8))" office:value-type="float" office:value="61784" calcext:value-type="float">
            <text:p>61784</text:p>
          </table:table-cell>
          <table:table-cell office:value-type="float" office:value="31" calcext:value-type="float">
            <text:p>31</text:p>
          </table:table-cell>
          <table:table-cell office:value-type="float" office:value="0.24552" calcext:value-type="float">
            <text:p>0.24552</text:p>
          </table:table-cell>
          <table:table-cell table:formula="of:=(['50'.B19]/['50'.A19])*100" office:value-type="float" office:value="0.0501748025378739" calcext:value-type="float">
            <text:p>0.0501748025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19]+(INT(RAND()*20-8))" office:value-type="float" office:value="61785" calcext:value-type="float">
            <text:p>61785</text:p>
          </table:table-cell>
          <table:table-cell office:value-type="float" office:value="48" calcext:value-type="float">
            <text:p>48</text:p>
          </table:table-cell>
          <table:table-cell office:value-type="float" office:value="0.2231" calcext:value-type="float">
            <text:p>0.2231</text:p>
          </table:table-cell>
          <table:table-cell table:formula="of:=(['50'.B20]/['50'.A20])*100" office:value-type="float" office:value="0.0776887594076232" calcext:value-type="float">
            <text:p>0.0776887594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0]+(INT(RAND()*20-8))" office:value-type="float" office:value="61788" calcext:value-type="float">
            <text:p>61788</text:p>
          </table:table-cell>
          <table:table-cell office:value-type="float" office:value="87" calcext:value-type="float">
            <text:p>87</text:p>
          </table:table-cell>
          <table:table-cell office:value-type="float" office:value="0.2508" calcext:value-type="float">
            <text:p>0.2508</text:p>
          </table:table-cell>
          <table:table-cell table:formula="of:=(['50'.B21]/['50'.A21])*100" office:value-type="float" office:value="0.140804039619344" calcext:value-type="float">
            <text:p>0.140804039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1]+(INT(RAND()*20-8))" office:value-type="float" office:value="61787" calcext:value-type="float">
            <text:p>61787</text:p>
          </table:table-cell>
          <table:table-cell office:value-type="float" office:value="51" calcext:value-type="float">
            <text:p>51</text:p>
          </table:table-cell>
          <table:table-cell office:value-type="float" office:value="0.24398" calcext:value-type="float">
            <text:p>0.24398</text:p>
          </table:table-cell>
          <table:table-cell table:formula="of:=(['50'.B22]/['50'.A22])*100" office:value-type="float" office:value="0.0825416349717578" calcext:value-type="float">
            <text:p>0.082541635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2]+(INT(RAND()*20-8))" office:value-type="float" office:value="61783" calcext:value-type="float">
            <text:p>61783</text:p>
          </table:table-cell>
          <table:table-cell office:value-type="float" office:value="24" calcext:value-type="float">
            <text:p>24</text:p>
          </table:table-cell>
          <table:table-cell office:value-type="float" office:value="0.2753" calcext:value-type="float">
            <text:p>0.2753</text:p>
          </table:table-cell>
          <table:table-cell table:formula="of:=(['50'.B23]/['50'.A23])*100" office:value-type="float" office:value="0.0388456371493777" calcext:value-type="float">
            <text:p>0.0388456371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3]+(INT(RAND()*20-8))" office:value-type="float" office:value="61775" calcext:value-type="float">
            <text:p>61775</text:p>
          </table:table-cell>
          <table:table-cell office:value-type="float" office:value="71" calcext:value-type="float">
            <text:p>71</text:p>
          </table:table-cell>
          <table:table-cell office:value-type="float" office:value="0.24867" calcext:value-type="float">
            <text:p>0.24867</text:p>
          </table:table-cell>
          <table:table-cell table:formula="of:=(['50'.B24]/['50'.A24])*100" office:value-type="float" office:value="0.114933225414812" calcext:value-type="float">
            <text:p>0.1149332254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4]+(INT(RAND()*20-8))" office:value-type="float" office:value="61767" calcext:value-type="float">
            <text:p>61767</text:p>
          </table:table-cell>
          <table:table-cell office:value-type="float" office:value="16" calcext:value-type="float">
            <text:p>16</text:p>
          </table:table-cell>
          <table:table-cell office:value-type="float" office:value="0.2241" calcext:value-type="float">
            <text:p>0.2241</text:p>
          </table:table-cell>
          <table:table-cell table:formula="of:=(['50'.B25]/['50'.A25])*100" office:value-type="float" office:value="0.0259037997636278" calcext:value-type="float">
            <text:p>0.025903799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5]+(INT(RAND()*20-8))" office:value-type="float" office:value="61762" calcext:value-type="float">
            <text:p>61762</text:p>
          </table:table-cell>
          <table:table-cell office:value-type="float" office:value="33" calcext:value-type="float">
            <text:p>33</text:p>
          </table:table-cell>
          <table:table-cell office:value-type="float" office:value="0.24352" calcext:value-type="float">
            <text:p>0.24352</text:p>
          </table:table-cell>
          <table:table-cell table:formula="of:=(['50'.B26]/['50'.A26])*100" office:value-type="float" office:value="0.0534309122113921" calcext:value-type="float">
            <text:p>0.0534309122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6]+(INT(RAND()*20-8))" office:value-type="float" office:value="61757" calcext:value-type="float">
            <text:p>61757</text:p>
          </table:table-cell>
          <table:table-cell office:value-type="float" office:value="42" calcext:value-type="float">
            <text:p>42</text:p>
          </table:table-cell>
          <table:table-cell office:value-type="float" office:value="0.22312" calcext:value-type="float">
            <text:p>0.22312</text:p>
          </table:table-cell>
          <table:table-cell table:formula="of:=(['50'.B27]/['50'.A27])*100" office:value-type="float" office:value="0.0680084848681121" calcext:value-type="float">
            <text:p>0.0680084849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7]+(INT(RAND()*20-8))" office:value-type="float" office:value="61759" calcext:value-type="float">
            <text:p>61759</text:p>
          </table:table-cell>
          <table:table-cell office:value-type="float" office:value="27" calcext:value-type="float">
            <text:p>27</text:p>
          </table:table-cell>
          <table:table-cell office:value-type="float" office:value="0.27642" calcext:value-type="float">
            <text:p>0.27642</text:p>
          </table:table-cell>
          <table:table-cell table:formula="of:=(['50'.B28]/['50'.A28])*100" office:value-type="float" office:value="0.0437183244547353" calcext:value-type="float">
            <text:p>0.0437183245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8]+(INT(RAND()*20-8))" office:value-type="float" office:value="61757" calcext:value-type="float">
            <text:p>61757</text:p>
          </table:table-cell>
          <table:table-cell office:value-type="float" office:value="20" calcext:value-type="float">
            <text:p>20</text:p>
          </table:table-cell>
          <table:table-cell office:value-type="float" office:value="0.2873" calcext:value-type="float">
            <text:p>0.2873</text:p>
          </table:table-cell>
          <table:table-cell table:formula="of:=(['50'.B29]/['50'.A29])*100" office:value-type="float" office:value="0.0323849927943391" calcext:value-type="float">
            <text:p>0.032384992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29]+(INT(RAND()*20-8))" office:value-type="float" office:value="61754" calcext:value-type="float">
            <text:p>61754</text:p>
          </table:table-cell>
          <table:table-cell office:value-type="float" office:value="48" calcext:value-type="float">
            <text:p>48</text:p>
          </table:table-cell>
          <table:table-cell office:value-type="float" office:value="0.2943" calcext:value-type="float">
            <text:p>0.2943</text:p>
          </table:table-cell>
          <table:table-cell table:formula="of:=(['50'.B30]/['50'.A30])*100" office:value-type="float" office:value="0.0777277585257635" calcext:value-type="float">
            <text:p>0.0777277585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0]+(INT(RAND()*20-8))" office:value-type="float" office:value="61758" calcext:value-type="float">
            <text:p>61758</text:p>
          </table:table-cell>
          <table:table-cell office:value-type="float" office:value="21" calcext:value-type="float">
            <text:p>21</text:p>
          </table:table-cell>
          <table:table-cell office:value-type="float" office:value="0.2612" calcext:value-type="float">
            <text:p>0.2612</text:p>
          </table:table-cell>
          <table:table-cell table:formula="of:=(['50'.B31]/['50'.A31])*100" office:value-type="float" office:value="0.0340036918293986" calcext:value-type="float">
            <text:p>0.034003691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1]+(INT(RAND()*20-8))" office:value-type="float" office:value="61756" calcext:value-type="float">
            <text:p>61756</text:p>
          </table:table-cell>
          <table:table-cell office:value-type="float" office:value="48" calcext:value-type="float">
            <text:p>48</text:p>
          </table:table-cell>
          <table:table-cell office:value-type="float" office:value="0.25212" calcext:value-type="float">
            <text:p>0.25212</text:p>
          </table:table-cell>
          <table:table-cell table:formula="of:=(['50'.B32]/['50'.A32])*100" office:value-type="float" office:value="0.0777252412721031" calcext:value-type="float">
            <text:p>0.0777252413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2]+(INT(RAND()*20-8))" office:value-type="float" office:value="61750" calcext:value-type="float">
            <text:p>61750</text:p>
          </table:table-cell>
          <table:table-cell office:value-type="float" office:value="31" calcext:value-type="float">
            <text:p>31</text:p>
          </table:table-cell>
          <table:table-cell office:value-type="float" office:value="0.22231" calcext:value-type="float">
            <text:p>0.22231</text:p>
          </table:table-cell>
          <table:table-cell table:formula="of:=(['50'.B33]/['50'.A33])*100" office:value-type="float" office:value="0.0502024291497976" calcext:value-type="float">
            <text:p>0.0502024291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3]+(INT(RAND()*20-8))" office:value-type="float" office:value="61747" calcext:value-type="float">
            <text:p>61747</text:p>
          </table:table-cell>
          <table:table-cell office:value-type="float" office:value="33" calcext:value-type="float">
            <text:p>33</text:p>
          </table:table-cell>
          <table:table-cell office:value-type="float" office:value="0.25412" calcext:value-type="float">
            <text:p>0.25412</text:p>
          </table:table-cell>
          <table:table-cell table:formula="of:=(['50'.B34]/['50'.A34])*100" office:value-type="float" office:value="0.0534438920109479" calcext:value-type="float">
            <text:p>0.053443892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4]+(INT(RAND()*20-8))" office:value-type="float" office:value="61744" calcext:value-type="float">
            <text:p>61744</text:p>
          </table:table-cell>
          <table:table-cell office:value-type="float" office:value="27" calcext:value-type="float">
            <text:p>27</text:p>
          </table:table-cell>
          <table:table-cell office:value-type="float" office:value="0.27621" calcext:value-type="float">
            <text:p>0.27621</text:p>
          </table:table-cell>
          <table:table-cell table:formula="of:=(['50'.B35]/['50'.A35])*100" office:value-type="float" office:value="0.0437289453226224" calcext:value-type="float">
            <text:p>0.0437289453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5]+(INT(RAND()*20-8))" office:value-type="float" office:value="61751" calcext:value-type="float">
            <text:p>61751</text:p>
          </table:table-cell>
          <table:table-cell office:value-type="float" office:value="37" calcext:value-type="float">
            <text:p>37</text:p>
          </table:table-cell>
          <table:table-cell office:value-type="float" office:value="0.23232" calcext:value-type="float">
            <text:p>0.23232</text:p>
          </table:table-cell>
          <table:table-cell table:formula="of:=(['50'.B36]/['50'.A36])*100" office:value-type="float" office:value="0.0599180580071578" calcext:value-type="float">
            <text:p>0.05991805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6]+(INT(RAND()*20-8))" office:value-type="float" office:value="61762" calcext:value-type="float">
            <text:p>61762</text:p>
          </table:table-cell>
          <table:table-cell office:value-type="float" office:value="46" calcext:value-type="float">
            <text:p>46</text:p>
          </table:table-cell>
          <table:table-cell office:value-type="float" office:value="0.25342" calcext:value-type="float">
            <text:p>0.25342</text:p>
          </table:table-cell>
          <table:table-cell table:formula="of:=(['50'.B37]/['50'.A37])*100" office:value-type="float" office:value="0.0744794533855769" calcext:value-type="float">
            <text:p>0.0744794534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7]+(INT(RAND()*20-8))" office:value-type="float" office:value="61755" calcext:value-type="float">
            <text:p>61755</text:p>
          </table:table-cell>
          <table:table-cell office:value-type="float" office:value="31" calcext:value-type="float">
            <text:p>31</text:p>
          </table:table-cell>
          <table:table-cell office:value-type="float" office:value="0.23212" calcext:value-type="float">
            <text:p>0.23212</text:p>
          </table:table-cell>
          <table:table-cell table:formula="of:=(['50'.B38]/['50'.A38])*100" office:value-type="float" office:value="0.0501983645048984" calcext:value-type="float">
            <text:p>0.0501983645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8]+(INT(RAND()*20-8))" office:value-type="float" office:value="61761" calcext:value-type="float">
            <text:p>61761</text:p>
          </table:table-cell>
          <table:table-cell office:value-type="float" office:value="49" calcext:value-type="float">
            <text:p>49</text:p>
          </table:table-cell>
          <table:table-cell office:value-type="float" office:value="0.25536" calcext:value-type="float">
            <text:p>0.25536</text:p>
          </table:table-cell>
          <table:table-cell table:formula="of:=(['50'.B39]/['50'.A39])*100" office:value-type="float" office:value="0.0793380936189505" calcext:value-type="float">
            <text:p>0.079338093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39]+(INT(RAND()*20-8))" office:value-type="float" office:value="61762" calcext:value-type="float">
            <text:p>61762</text:p>
          </table:table-cell>
          <table:table-cell office:value-type="float" office:value="25" calcext:value-type="float">
            <text:p>25</text:p>
          </table:table-cell>
          <table:table-cell office:value-type="float" office:value="0.24551" calcext:value-type="float">
            <text:p>0.24551</text:p>
          </table:table-cell>
          <table:table-cell table:formula="of:=(['50'.B40]/['50'.A40])*100" office:value-type="float" office:value="0.0404779637965092" calcext:value-type="float">
            <text:p>0.040477963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0]+(INT(RAND()*20-8))" office:value-type="float" office:value="61772" calcext:value-type="float">
            <text:p>61772</text:p>
          </table:table-cell>
          <table:table-cell office:value-type="float" office:value="37" calcext:value-type="float">
            <text:p>37</text:p>
          </table:table-cell>
          <table:table-cell office:value-type="float" office:value="0.24121" calcext:value-type="float">
            <text:p>0.24121</text:p>
          </table:table-cell>
          <table:table-cell table:formula="of:=(['50'.B41]/['50'.A41])*100" office:value-type="float" office:value="0.059897688273004" calcext:value-type="float">
            <text:p>0.0598976883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1]+(INT(RAND()*20-8))" office:value-type="float" office:value="61783" calcext:value-type="float">
            <text:p>61783</text:p>
          </table:table-cell>
          <table:table-cell office:value-type="float" office:value="46" calcext:value-type="float">
            <text:p>46</text:p>
          </table:table-cell>
          <table:table-cell office:value-type="float" office:value="0.27652" calcext:value-type="float">
            <text:p>0.27652</text:p>
          </table:table-cell>
          <table:table-cell table:formula="of:=(['50'.B42]/['50'.A42])*100" office:value-type="float" office:value="0.0744541378696405" calcext:value-type="float">
            <text:p>0.0744541379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2]+(INT(RAND()*20-8))" office:value-type="float" office:value="61778" calcext:value-type="float">
            <text:p>61778</text:p>
          </table:table-cell>
          <table:table-cell office:value-type="float" office:value="18" calcext:value-type="float">
            <text:p>18</text:p>
          </table:table-cell>
          <table:table-cell office:value-type="float" office:value="0.21223" calcext:value-type="float">
            <text:p>0.21223</text:p>
          </table:table-cell>
          <table:table-cell table:formula="of:=(['50'.B43]/['50'.A43])*100" office:value-type="float" office:value="0.0291365858396193" calcext:value-type="float">
            <text:p>0.029136585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3]+(INT(RAND()*20-8))" office:value-type="float" office:value="61777" calcext:value-type="float">
            <text:p>61777</text:p>
          </table:table-cell>
          <table:table-cell office:value-type="float" office:value="16" calcext:value-type="float">
            <text:p>16</text:p>
          </table:table-cell>
          <table:table-cell office:value-type="float" office:value="0.25231" calcext:value-type="float">
            <text:p>0.25231</text:p>
          </table:table-cell>
          <table:table-cell table:formula="of:=(['50'.B44]/['50'.A44])*100" office:value-type="float" office:value="0.025899606649724" calcext:value-type="float">
            <text:p>0.025899606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4]+(INT(RAND()*20-8))" office:value-type="float" office:value="61775" calcext:value-type="float">
            <text:p>61775</text:p>
          </table:table-cell>
          <table:table-cell office:value-type="float" office:value="36" calcext:value-type="float">
            <text:p>36</text:p>
          </table:table-cell>
          <table:table-cell office:value-type="float" office:value="0.26531" calcext:value-type="float">
            <text:p>0.26531</text:p>
          </table:table-cell>
          <table:table-cell table:formula="of:=(['50'.B45]/['50'.A45])*100" office:value-type="float" office:value="0.0582760016187778" calcext:value-type="float">
            <text:p>0.058276001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5]+(INT(RAND()*20-8))" office:value-type="float" office:value="61785" calcext:value-type="float">
            <text:p>61785</text:p>
          </table:table-cell>
          <table:table-cell office:value-type="float" office:value="44" calcext:value-type="float">
            <text:p>44</text:p>
          </table:table-cell>
          <table:table-cell office:value-type="float" office:value="0.2323" calcext:value-type="float">
            <text:p>0.2323</text:p>
          </table:table-cell>
          <table:table-cell table:formula="of:=(['50'.B46]/['50'.A46])*100" office:value-type="float" office:value="0.0712146961236546" calcext:value-type="float">
            <text:p>0.0712146961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6]+(INT(RAND()*20-8))" office:value-type="float" office:value="61794" calcext:value-type="float">
            <text:p>61794</text:p>
          </table:table-cell>
          <table:table-cell office:value-type="float" office:value="26" calcext:value-type="float">
            <text:p>26</text:p>
          </table:table-cell>
          <table:table-cell office:value-type="float" office:value="0.23334" calcext:value-type="float">
            <text:p>0.23334</text:p>
          </table:table-cell>
          <table:table-cell table:formula="of:=(['50'.B47]/['50'.A47])*100" office:value-type="float" office:value="0.042075282389876" calcext:value-type="float">
            <text:p>0.0420752824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7]+(INT(RAND()*20-8))" office:value-type="float" office:value="61787" calcext:value-type="float">
            <text:p>61787</text:p>
          </table:table-cell>
          <table:table-cell office:value-type="float" office:value="90" calcext:value-type="float">
            <text:p>90</text:p>
          </table:table-cell>
          <table:table-cell office:value-type="float" office:value="0.25631" calcext:value-type="float">
            <text:p>0.25631</text:p>
          </table:table-cell>
          <table:table-cell table:formula="of:=(['50'.B48]/['50'.A48])*100" office:value-type="float" office:value="0.14566170877369" calcext:value-type="float">
            <text:p>0.145661708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8]+(INT(RAND()*20-8))" office:value-type="float" office:value="61792" calcext:value-type="float">
            <text:p>61792</text:p>
          </table:table-cell>
          <table:table-cell office:value-type="float" office:value="32" calcext:value-type="float">
            <text:p>32</text:p>
          </table:table-cell>
          <table:table-cell office:value-type="float" office:value="0.24356" calcext:value-type="float">
            <text:p>0.24356</text:p>
          </table:table-cell>
          <table:table-cell table:formula="of:=(['50'.B49]/['50'.A49])*100" office:value-type="float" office:value="0.0517866390471258" calcext:value-type="float">
            <text:p>0.051786639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49]+(INT(RAND()*20-8))" office:value-type="float" office:value="61790" calcext:value-type="float">
            <text:p>61790</text:p>
          </table:table-cell>
          <table:table-cell office:value-type="float" office:value="50" calcext:value-type="float">
            <text:p>50</text:p>
          </table:table-cell>
          <table:table-cell office:value-type="float" office:value="0.28734" calcext:value-type="float">
            <text:p>0.28734</text:p>
          </table:table-cell>
          <table:table-cell table:formula="of:=(['50'.B50]/['50'.A50])*100" office:value-type="float" office:value="0.0809192425958893" calcext:value-type="float">
            <text:p>0.080919242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0]+(INT(RAND()*20-8))" office:value-type="float" office:value="61799" calcext:value-type="float">
            <text:p>61799</text:p>
          </table:table-cell>
          <table:table-cell office:value-type="float" office:value="36" calcext:value-type="float">
            <text:p>36</text:p>
          </table:table-cell>
          <table:table-cell office:value-type="float" office:value="0.25361" calcext:value-type="float">
            <text:p>0.25361</text:p>
          </table:table-cell>
          <table:table-cell table:formula="of:=(['50'.B51]/['50'.A51])*100" office:value-type="float" office:value="0.0582533697956278" calcext:value-type="float">
            <text:p>0.0582533698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1]+(INT(RAND()*20-8))" office:value-type="float" office:value="61807" calcext:value-type="float">
            <text:p>61807</text:p>
          </table:table-cell>
          <table:table-cell office:value-type="float" office:value="23" calcext:value-type="float">
            <text:p>23</text:p>
          </table:table-cell>
          <table:table-cell office:value-type="float" office:value="0.23876" calcext:value-type="float">
            <text:p>0.23876</text:p>
          </table:table-cell>
          <table:table-cell table:formula="of:=(['50'.B52]/['50'.A52])*100" office:value-type="float" office:value="0.0372126134580226" calcext:value-type="float">
            <text:p>0.0372126135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2]+(INT(RAND()*20-8))" office:value-type="float" office:value="61817" calcext:value-type="float">
            <text:p>61817</text:p>
          </table:table-cell>
          <table:table-cell office:value-type="float" office:value="26" calcext:value-type="float">
            <text:p>26</text:p>
          </table:table-cell>
          <table:table-cell office:value-type="float" office:value="0.25876" calcext:value-type="float">
            <text:p>0.25876</text:p>
          </table:table-cell>
          <table:table-cell table:formula="of:=(['50'.B53]/['50'.A53])*100" office:value-type="float" office:value="0.0420596276105279" calcext:value-type="float">
            <text:p>0.042059627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3]+(INT(RAND()*20-8))" office:value-type="float" office:value="61825" calcext:value-type="float">
            <text:p>61825</text:p>
          </table:table-cell>
          <table:table-cell office:value-type="float" office:value="34" calcext:value-type="float">
            <text:p>34</text:p>
          </table:table-cell>
          <table:table-cell office:value-type="float" office:value="0.26532" calcext:value-type="float">
            <text:p>0.26532</text:p>
          </table:table-cell>
          <table:table-cell table:formula="of:=(['50'.B54]/['50'.A54])*100" office:value-type="float" office:value="0.0549939344925192" calcext:value-type="float">
            <text:p>0.0549939345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4]+(INT(RAND()*20-8))" office:value-type="float" office:value="61820" calcext:value-type="float">
            <text:p>61820</text:p>
          </table:table-cell>
          <table:table-cell office:value-type="float" office:value="20" calcext:value-type="float">
            <text:p>20</text:p>
          </table:table-cell>
          <table:table-cell office:value-type="float" office:value="0.23328" calcext:value-type="float">
            <text:p>0.23328</text:p>
          </table:table-cell>
          <table:table-cell table:formula="of:=(['50'.B55]/['50'.A55])*100" office:value-type="float" office:value="0.0323519896473633" calcext:value-type="float">
            <text:p>0.0323519896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  <table:table-row table:style-name="ro1">
          <table:table-cell table:formula="of:=['50'.A55]+(INT(RAND()*20-8))" office:value-type="float" office:value="61826" calcext:value-type="float">
            <text:p>61826</text:p>
          </table:table-cell>
          <table:table-cell office:value-type="float" office:value="28" calcext:value-type="float">
            <text:p>28</text:p>
          </table:table-cell>
          <table:table-cell office:value-type="float" office:value="0.28763" calcext:value-type="float">
            <text:p>0.28763</text:p>
          </table:table-cell>
          <table:table-cell table:formula="of:=(['50'.B56]/['50'.A56])*100" office:value-type="float" office:value="0.0452883899977356" calcext:value-type="float">
            <text:p>0.04528839</text:p>
          </table:table-cell>
          <table:table-cell/>
          <table:table-cell table:formula="of:=[.$F$7]" office:value-type="float" office:value="0.0596641874889645" calcext:value-type="float">
            <text:p>0.0596641875</text:p>
          </table:table-cell>
          <table:table-cell table:formula="of:=[.$G$7]" office:value-type="float" office:value="0.243816078431373" calcext:value-type="float">
            <text:p>0.2438160784</text:p>
          </table:table-cell>
        </table:table-row>
      </table:table>
      <table:table table:name="30" table:style-name="ta1">
        <table:shapes>
          <draw:frame draw:z-index="0" draw:style-name="gr1" draw:text-style-name="P1" svg:width="453.23pt" svg:height="255.09pt" svg:x="576.74pt" svg:y="18.28pt">
            <loext:p draw:notify-on-update-of-ranges="'30'.C5:'30'.C5 '30'.C6:'30'.C55 '30'.G5:'30'.G5 '30'.G6:'30'.G5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2pt" svg:height="255.06pt" svg:x="575.86pt" svg:y="300.81pt">
            <loext:p draw:notify-on-update-of-ranges="'30'.D5:'30'.D5 '30'.D6:'30'.D55 '30'.F5:'30'.F5 '30'.F6:'30'.F5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3" table:default-cell-style-name="ce7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158" calcext:value-type="float">
            <text:p>158</text:p>
          </table:table-cell>
          <table:table-cell office:value-type="float" office:value="0.1423" calcext:value-type="float">
            <text:p>0.1423</text:p>
          </table:table-cell>
          <table:table-cell table:formula="of:=(['30'.B6]/['30'.A6])*100" office:value-type="float" office:value="0.25570894495784" calcext:value-type="float">
            <text:p>0.255708945</text:p>
          </table:table-cell>
          <table:table-cell/>
          <table:table-cell table:style-name="ce6" table:formula="of:=SUM(['30'.D6:.D56])/50" office:value-type="float" office:value="0.152795308487618" calcext:value-type="float">
            <text:p>0.1527953085</text:p>
          </table:table-cell>
          <table:table-cell table:style-name="ce6" table:formula="of:=SUM(['30'.C6:.C56])/50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6]+(INT(RAND()*20-8))" office:value-type="float" office:value="61794" calcext:value-type="float">
            <text:p>61794</text:p>
          </table:table-cell>
          <table:table-cell office:value-type="float" office:value="72" calcext:value-type="float">
            <text:p>72</text:p>
          </table:table-cell>
          <table:table-cell office:value-type="float" office:value="0.1486" calcext:value-type="float">
            <text:p>0.1486</text:p>
          </table:table-cell>
          <table:table-cell table:formula="of:=(['30'.B7]/['30'.A7])*100" office:value-type="float" office:value="0.116516166618118" calcext:value-type="float">
            <text:p>0.1165161666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7]+(INT(RAND()*20-8))" office:value-type="float" office:value="61792" calcext:value-type="float">
            <text:p>61792</text:p>
          </table:table-cell>
          <table:table-cell office:value-type="float" office:value="313" calcext:value-type="float">
            <text:p>313</text:p>
          </table:table-cell>
          <table:table-cell office:value-type="float" office:value="0.14659" calcext:value-type="float">
            <text:p>0.14659</text:p>
          </table:table-cell>
          <table:table-cell table:formula="of:=(['30'.B8]/['30'.A8])*100" office:value-type="float" office:value="0.5065380631797" calcext:value-type="float">
            <text:p>0.5065380632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8]+(INT(RAND()*20-8))" office:value-type="float" office:value="61795" calcext:value-type="float">
            <text:p>61795</text:p>
          </table:table-cell>
          <table:table-cell office:value-type="float" office:value="12" calcext:value-type="float">
            <text:p>12</text:p>
          </table:table-cell>
          <table:table-cell office:value-type="float" office:value="0.15763" calcext:value-type="float">
            <text:p>0.15763</text:p>
          </table:table-cell>
          <table:table-cell table:formula="of:=(['30'.B9]/['30'.A9])*100" office:value-type="float" office:value="0.0194190468484505" calcext:value-type="float">
            <text:p>0.0194190468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9]+(INT(RAND()*20-8))" office:value-type="float" office:value="61790" calcext:value-type="float">
            <text:p>61790</text:p>
          </table:table-cell>
          <table:table-cell office:value-type="float" office:value="11" calcext:value-type="float">
            <text:p>11</text:p>
          </table:table-cell>
          <table:table-cell office:value-type="float" office:value="0.15016" calcext:value-type="float">
            <text:p>0.15016</text:p>
          </table:table-cell>
          <table:table-cell table:formula="of:=(['30'.B10]/['30'.A10])*100" office:value-type="float" office:value="0.0178022333710956" calcext:value-type="float">
            <text:p>0.0178022334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0]+(INT(RAND()*20-8))" office:value-type="float" office:value="61796" calcext:value-type="float">
            <text:p>61796</text:p>
          </table:table-cell>
          <table:table-cell office:value-type="float" office:value="30" calcext:value-type="float">
            <text:p>30</text:p>
          </table:table-cell>
          <table:table-cell office:value-type="float" office:value="0.15013" calcext:value-type="float">
            <text:p>0.15013</text:p>
          </table:table-cell>
          <table:table-cell table:formula="of:=(['30'.B11]/['30'.A11])*100" office:value-type="float" office:value="0.0485468315101301" calcext:value-type="float">
            <text:p>0.048546831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1]+(INT(RAND()*20-8))" office:value-type="float" office:value="61789" calcext:value-type="float">
            <text:p>61789</text:p>
          </table:table-cell>
          <table:table-cell office:value-type="float" office:value="12" calcext:value-type="float">
            <text:p>12</text:p>
          </table:table-cell>
          <table:table-cell office:value-type="float" office:value="0.14983" calcext:value-type="float">
            <text:p>0.14983</text:p>
          </table:table-cell>
          <table:table-cell table:formula="of:=(['30'.B12]/['30'.A12])*100" office:value-type="float" office:value="0.0194209325284436" calcext:value-type="float">
            <text:p>0.019420932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2]+(INT(RAND()*20-8))" office:value-type="float" office:value="61783" calcext:value-type="float">
            <text:p>61783</text:p>
          </table:table-cell>
          <table:table-cell office:value-type="float" office:value="17" calcext:value-type="float">
            <text:p>17</text:p>
          </table:table-cell>
          <table:table-cell office:value-type="float" office:value="0.1486" calcext:value-type="float">
            <text:p>0.1486</text:p>
          </table:table-cell>
          <table:table-cell table:formula="of:=(['30'.B13]/['30'.A13])*100" office:value-type="float" office:value="0.0275156596474758" calcext:value-type="float">
            <text:p>0.0275156596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3]+(INT(RAND()*20-8))" office:value-type="float" office:value="61792" calcext:value-type="float">
            <text:p>61792</text:p>
          </table:table-cell>
          <table:table-cell office:value-type="float" office:value="64" calcext:value-type="float">
            <text:p>64</text:p>
          </table:table-cell>
          <table:table-cell office:value-type="float" office:value="0.1492" calcext:value-type="float">
            <text:p>0.1492</text:p>
          </table:table-cell>
          <table:table-cell table:formula="of:=(['30'.B14]/['30'.A14])*100" office:value-type="float" office:value="0.103573278094252" calcext:value-type="float">
            <text:p>0.1035732781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4]+(INT(RAND()*20-8))" office:value-type="float" office:value="61784" calcext:value-type="float">
            <text:p>61784</text:p>
          </table:table-cell>
          <table:table-cell office:value-type="float" office:value="88" calcext:value-type="float">
            <text:p>88</text:p>
          </table:table-cell>
          <table:table-cell office:value-type="float" office:value="0.1466" calcext:value-type="float">
            <text:p>0.1466</text:p>
          </table:table-cell>
          <table:table-cell table:formula="of:=(['30'.B15]/['30'.A15])*100" office:value-type="float" office:value="0.142431697526868" calcext:value-type="float">
            <text:p>0.142431697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5]+(INT(RAND()*20-8))" office:value-type="float" office:value="61784" calcext:value-type="float">
            <text:p>61784</text:p>
          </table:table-cell>
          <table:table-cell office:value-type="float" office:value="63" calcext:value-type="float">
            <text:p>63</text:p>
          </table:table-cell>
          <table:table-cell office:value-type="float" office:value="0.14722" calcext:value-type="float">
            <text:p>0.14722</text:p>
          </table:table-cell>
          <table:table-cell table:formula="of:=(['30'.B16]/['30'.A16])*100" office:value-type="float" office:value="0.101968147093099" calcext:value-type="float">
            <text:p>0.1019681471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6]+(INT(RAND()*20-8))" office:value-type="float" office:value="61782" calcext:value-type="float">
            <text:p>61782</text:p>
          </table:table-cell>
          <table:table-cell office:value-type="float" office:value="181" calcext:value-type="float">
            <text:p>181</text:p>
          </table:table-cell>
          <table:table-cell office:value-type="float" office:value="0.14915" calcext:value-type="float">
            <text:p>0.14915</text:p>
          </table:table-cell>
          <table:table-cell table:formula="of:=(['30'.B17]/['30'.A17])*100" office:value-type="float" office:value="0.292965588682788" calcext:value-type="float">
            <text:p>0.2929655887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7]+(INT(RAND()*20-8))" office:value-type="float" office:value="61777" calcext:value-type="float">
            <text:p>61777</text:p>
          </table:table-cell>
          <table:table-cell office:value-type="float" office:value="183" calcext:value-type="float">
            <text:p>183</text:p>
          </table:table-cell>
          <table:table-cell office:value-type="float" office:value="0.1487" calcext:value-type="float">
            <text:p>0.1487</text:p>
          </table:table-cell>
          <table:table-cell table:formula="of:=(['30'.B18]/['30'.A18])*100" office:value-type="float" office:value="0.296226751056218" calcext:value-type="float">
            <text:p>0.2962267511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8]+(INT(RAND()*20-8))" office:value-type="float" office:value="61788" calcext:value-type="float">
            <text:p>61788</text:p>
          </table:table-cell>
          <table:table-cell office:value-type="float" office:value="68" calcext:value-type="float">
            <text:p>68</text:p>
          </table:table-cell>
          <table:table-cell office:value-type="float" office:value="0.14823" calcext:value-type="float">
            <text:p>0.14823</text:p>
          </table:table-cell>
          <table:table-cell table:formula="of:=(['30'.B19]/['30'.A19])*100" office:value-type="float" office:value="0.110053732116269" calcext:value-type="float">
            <text:p>0.1100537321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19]+(INT(RAND()*20-8))" office:value-type="float" office:value="61781" calcext:value-type="float">
            <text:p>61781</text:p>
          </table:table-cell>
          <table:table-cell office:value-type="float" office:value="24" calcext:value-type="float">
            <text:p>24</text:p>
          </table:table-cell>
          <table:table-cell office:value-type="float" office:value="0.14617" calcext:value-type="float">
            <text:p>0.14617</text:p>
          </table:table-cell>
          <table:table-cell table:formula="of:=(['30'.B20]/['30'.A20])*100" office:value-type="float" office:value="0.0388468946763568" calcext:value-type="float">
            <text:p>0.0388468947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0]+(INT(RAND()*20-8))" office:value-type="float" office:value="61783" calcext:value-type="float">
            <text:p>61783</text:p>
          </table:table-cell>
          <table:table-cell office:value-type="float" office:value="52" calcext:value-type="float">
            <text:p>52</text:p>
          </table:table-cell>
          <table:table-cell office:value-type="float" office:value="0.14821" calcext:value-type="float">
            <text:p>0.14821</text:p>
          </table:table-cell>
          <table:table-cell table:formula="of:=(['30'.B21]/['30'.A21])*100" office:value-type="float" office:value="0.0841655471569849" calcext:value-type="float">
            <text:p>0.0841655472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1]+(INT(RAND()*20-8))" office:value-type="float" office:value="61779" calcext:value-type="float">
            <text:p>61779</text:p>
          </table:table-cell>
          <table:table-cell office:value-type="float" office:value="216" calcext:value-type="float">
            <text:p>216</text:p>
          </table:table-cell>
          <table:table-cell office:value-type="float" office:value="0.1485" calcext:value-type="float">
            <text:p>0.1485</text:p>
          </table:table-cell>
          <table:table-cell table:formula="of:=(['30'.B22]/['30'.A22])*100" office:value-type="float" office:value="0.349633370562813" calcext:value-type="float">
            <text:p>0.3496333706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2]+(INT(RAND()*20-8))" office:value-type="float" office:value="61780" calcext:value-type="float">
            <text:p>61780</text:p>
          </table:table-cell>
          <table:table-cell office:value-type="float" office:value="27" calcext:value-type="float">
            <text:p>27</text:p>
          </table:table-cell>
          <table:table-cell office:value-type="float" office:value="0.149" calcext:value-type="float">
            <text:p>0.149</text:p>
          </table:table-cell>
          <table:table-cell table:formula="of:=(['30'.B23]/['30'.A23])*100" office:value-type="float" office:value="0.0437034639041761" calcext:value-type="float">
            <text:p>0.043703463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3]+(INT(RAND()*20-8))" office:value-type="float" office:value="61779" calcext:value-type="float">
            <text:p>61779</text:p>
          </table:table-cell>
          <table:table-cell office:value-type="float" office:value="78" calcext:value-type="float">
            <text:p>78</text:p>
          </table:table-cell>
          <table:table-cell office:value-type="float" office:value="0.14818" calcext:value-type="float">
            <text:p>0.14818</text:p>
          </table:table-cell>
          <table:table-cell table:formula="of:=(['30'.B24]/['30'.A24])*100" office:value-type="float" office:value="0.12625649492546" calcext:value-type="float">
            <text:p>0.126256494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4]+(INT(RAND()*20-8))" office:value-type="float" office:value="61774" calcext:value-type="float">
            <text:p>61774</text:p>
          </table:table-cell>
          <table:table-cell office:value-type="float" office:value="84" calcext:value-type="float">
            <text:p>84</text:p>
          </table:table-cell>
          <table:table-cell office:value-type="float" office:value="0.14908" calcext:value-type="float">
            <text:p>0.14908</text:p>
          </table:table-cell>
          <table:table-cell table:formula="of:=(['30'.B25]/['30'.A25])*100" office:value-type="float" office:value="0.135979538317091" calcext:value-type="float">
            <text:p>0.1359795383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5]+(INT(RAND()*20-8))" office:value-type="float" office:value="61774" calcext:value-type="float">
            <text:p>61774</text:p>
          </table:table-cell>
          <table:table-cell office:value-type="float" office:value="91" calcext:value-type="float">
            <text:p>91</text:p>
          </table:table-cell>
          <table:table-cell office:value-type="float" office:value="0.15006" calcext:value-type="float">
            <text:p>0.15006</text:p>
          </table:table-cell>
          <table:table-cell table:formula="of:=(['30'.B26]/['30'.A26])*100" office:value-type="float" office:value="0.147311166510182" calcext:value-type="float">
            <text:p>0.147311166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6]+(INT(RAND()*20-8))" office:value-type="float" office:value="61780" calcext:value-type="float">
            <text:p>61780</text:p>
          </table:table-cell>
          <table:table-cell office:value-type="float" office:value="16" calcext:value-type="float">
            <text:p>16</text:p>
          </table:table-cell>
          <table:table-cell office:value-type="float" office:value="0.14965" calcext:value-type="float">
            <text:p>0.14965</text:p>
          </table:table-cell>
          <table:table-cell table:formula="of:=(['30'.B27]/['30'.A27])*100" office:value-type="float" office:value="0.0258983489802525" calcext:value-type="float">
            <text:p>0.02589834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7]+(INT(RAND()*20-8))" office:value-type="float" office:value="61772" calcext:value-type="float">
            <text:p>61772</text:p>
          </table:table-cell>
          <table:table-cell office:value-type="float" office:value="27" calcext:value-type="float">
            <text:p>27</text:p>
          </table:table-cell>
          <table:table-cell office:value-type="float" office:value="0.14941" calcext:value-type="float">
            <text:p>0.14941</text:p>
          </table:table-cell>
          <table:table-cell table:formula="of:=(['30'.B28]/['30'.A28])*100" office:value-type="float" office:value="0.0437091238748948" calcext:value-type="float">
            <text:p>0.043709123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8]+(INT(RAND()*20-8))" office:value-type="float" office:value="61768" calcext:value-type="float">
            <text:p>61768</text:p>
          </table:table-cell>
          <table:table-cell office:value-type="float" office:value="153" calcext:value-type="float">
            <text:p>153</text:p>
          </table:table-cell>
          <table:table-cell office:value-type="float" office:value="0.1451" calcext:value-type="float">
            <text:p>0.1451</text:p>
          </table:table-cell>
          <table:table-cell table:formula="of:=(['30'.B29]/['30'.A29])*100" office:value-type="float" office:value="0.247701074990286" calcext:value-type="float">
            <text:p>0.24770107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29]+(INT(RAND()*20-8))" office:value-type="float" office:value="61763" calcext:value-type="float">
            <text:p>61763</text:p>
          </table:table-cell>
          <table:table-cell office:value-type="float" office:value="218" calcext:value-type="float">
            <text:p>218</text:p>
          </table:table-cell>
          <table:table-cell office:value-type="float" office:value="0.14876" calcext:value-type="float">
            <text:p>0.14876</text:p>
          </table:table-cell>
          <table:table-cell table:formula="of:=(['30'.B30]/['30'.A30])*100" office:value-type="float" office:value="0.352962129430241" calcext:value-type="float">
            <text:p>0.3529621294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0]+(INT(RAND()*20-8))" office:value-type="float" office:value="61765" calcext:value-type="float">
            <text:p>61765</text:p>
          </table:table-cell>
          <table:table-cell office:value-type="float" office:value="113" calcext:value-type="float">
            <text:p>113</text:p>
          </table:table-cell>
          <table:table-cell office:value-type="float" office:value="0.14905" calcext:value-type="float">
            <text:p>0.14905</text:p>
          </table:table-cell>
          <table:table-cell table:formula="of:=(['30'.B31]/['30'.A31])*100" office:value-type="float" office:value="0.182951509754715" calcext:value-type="float">
            <text:p>0.1829515098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1]+(INT(RAND()*20-8))" office:value-type="float" office:value="61760" calcext:value-type="float">
            <text:p>61760</text:p>
          </table:table-cell>
          <table:table-cell office:value-type="float" office:value="34" calcext:value-type="float">
            <text:p>34</text:p>
          </table:table-cell>
          <table:table-cell office:value-type="float" office:value="0.15087" calcext:value-type="float">
            <text:p>0.15087</text:p>
          </table:table-cell>
          <table:table-cell table:formula="of:=(['30'.B32]/['30'.A32])*100" office:value-type="float" office:value="0.0550518134715026" calcext:value-type="float">
            <text:p>0.055051813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2]+(INT(RAND()*20-8))" office:value-type="float" office:value="61770" calcext:value-type="float">
            <text:p>61770</text:p>
          </table:table-cell>
          <table:table-cell office:value-type="float" office:value="193" calcext:value-type="float">
            <text:p>193</text:p>
          </table:table-cell>
          <table:table-cell office:value-type="float" office:value="0.15055" calcext:value-type="float">
            <text:p>0.15055</text:p>
          </table:table-cell>
          <table:table-cell table:formula="of:=(['30'.B33]/['30'.A33])*100" office:value-type="float" office:value="0.312449409098268" calcext:value-type="float">
            <text:p>0.3124494091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3]+(INT(RAND()*20-8))" office:value-type="float" office:value="61762" calcext:value-type="float">
            <text:p>61762</text:p>
          </table:table-cell>
          <table:table-cell office:value-type="float" office:value="17" calcext:value-type="float">
            <text:p>17</text:p>
          </table:table-cell>
          <table:table-cell office:value-type="float" office:value="0.1493" calcext:value-type="float">
            <text:p>0.1493</text:p>
          </table:table-cell>
          <table:table-cell table:formula="of:=(['30'.B34]/['30'.A34])*100" office:value-type="float" office:value="0.0275250153816262" calcext:value-type="float">
            <text:p>0.0275250154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4]+(INT(RAND()*20-8))" office:value-type="float" office:value="61758" calcext:value-type="float">
            <text:p>61758</text:p>
          </table:table-cell>
          <table:table-cell office:value-type="float" office:value="83" calcext:value-type="float">
            <text:p>83</text:p>
          </table:table-cell>
          <table:table-cell office:value-type="float" office:value="0.14766" calcext:value-type="float">
            <text:p>0.14766</text:p>
          </table:table-cell>
          <table:table-cell table:formula="of:=(['30'.B35]/['30'.A35])*100" office:value-type="float" office:value="0.134395543897147" calcext:value-type="float">
            <text:p>0.134395543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5]+(INT(RAND()*20-8))" office:value-type="float" office:value="61760" calcext:value-type="float">
            <text:p>61760</text:p>
          </table:table-cell>
          <table:table-cell office:value-type="float" office:value="81" calcext:value-type="float">
            <text:p>81</text:p>
          </table:table-cell>
          <table:table-cell office:value-type="float" office:value="0.147703" calcext:value-type="float">
            <text:p>0.147703</text:p>
          </table:table-cell>
          <table:table-cell table:formula="of:=(['30'.B36]/['30'.A36])*100" office:value-type="float" office:value="0.131152849740933" calcext:value-type="float">
            <text:p>0.1311528497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6]+(INT(RAND()*20-8))" office:value-type="float" office:value="61756" calcext:value-type="float">
            <text:p>61756</text:p>
          </table:table-cell>
          <table:table-cell office:value-type="float" office:value="170" calcext:value-type="float">
            <text:p>170</text:p>
          </table:table-cell>
          <table:table-cell office:value-type="float" office:value="0.14791" calcext:value-type="float">
            <text:p>0.14791</text:p>
          </table:table-cell>
          <table:table-cell table:formula="of:=(['30'.B37]/['30'.A37])*100" office:value-type="float" office:value="0.275276896172032" calcext:value-type="float">
            <text:p>0.2752768962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7]+(INT(RAND()*20-8))" office:value-type="float" office:value="61750" calcext:value-type="float">
            <text:p>61750</text:p>
          </table:table-cell>
          <table:table-cell office:value-type="float" office:value="40" calcext:value-type="float">
            <text:p>40</text:p>
          </table:table-cell>
          <table:table-cell office:value-type="float" office:value="0.1501" calcext:value-type="float">
            <text:p>0.1501</text:p>
          </table:table-cell>
          <table:table-cell table:formula="of:=(['30'.B38]/['30'.A38])*100" office:value-type="float" office:value="0.0647773279352227" calcext:value-type="float">
            <text:p>0.064777327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8]+(INT(RAND()*20-8))" office:value-type="float" office:value="61756" calcext:value-type="float">
            <text:p>61756</text:p>
          </table:table-cell>
          <table:table-cell office:value-type="float" office:value="98" calcext:value-type="float">
            <text:p>98</text:p>
          </table:table-cell>
          <table:table-cell office:value-type="float" office:value="0.14954" calcext:value-type="float">
            <text:p>0.14954</text:p>
          </table:table-cell>
          <table:table-cell table:formula="of:=(['30'.B39]/['30'.A39])*100" office:value-type="float" office:value="0.158689034263877" calcext:value-type="float">
            <text:p>0.1586890343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39]+(INT(RAND()*20-8))" office:value-type="float" office:value="61754" calcext:value-type="float">
            <text:p>61754</text:p>
          </table:table-cell>
          <table:table-cell office:value-type="float" office:value="55" calcext:value-type="float">
            <text:p>55</text:p>
          </table:table-cell>
          <table:table-cell office:value-type="float" office:value="0.149015" calcext:value-type="float">
            <text:p>0.149015</text:p>
          </table:table-cell>
          <table:table-cell table:formula="of:=(['30'.B40]/['30'.A40])*100" office:value-type="float" office:value="0.089063056644104" calcext:value-type="float">
            <text:p>0.0890630566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0]+(INT(RAND()*20-8))" office:value-type="float" office:value="61764" calcext:value-type="float">
            <text:p>61764</text:p>
          </table:table-cell>
          <table:table-cell office:value-type="float" office:value="116" calcext:value-type="float">
            <text:p>116</text:p>
          </table:table-cell>
          <table:table-cell office:value-type="float" office:value="0.149006" calcext:value-type="float">
            <text:p>0.149006</text:p>
          </table:table-cell>
          <table:table-cell table:formula="of:=(['30'.B41]/['30'.A41])*100" office:value-type="float" office:value="0.187811670228612" calcext:value-type="float">
            <text:p>0.1878116702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1]+(INT(RAND()*20-8))" office:value-type="float" office:value="61772" calcext:value-type="float">
            <text:p>61772</text:p>
          </table:table-cell>
          <table:table-cell office:value-type="float" office:value="66" calcext:value-type="float">
            <text:p>66</text:p>
          </table:table-cell>
          <table:table-cell office:value-type="float" office:value="0.149644" calcext:value-type="float">
            <text:p>0.149644</text:p>
          </table:table-cell>
          <table:table-cell table:formula="of:=(['30'.B42]/['30'.A42])*100" office:value-type="float" office:value="0.106844525027521" calcext:value-type="float">
            <text:p>0.10684452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2]+(INT(RAND()*20-8))" office:value-type="float" office:value="61770" calcext:value-type="float">
            <text:p>61770</text:p>
          </table:table-cell>
          <table:table-cell office:value-type="float" office:value="93" calcext:value-type="float">
            <text:p>93</text:p>
          </table:table-cell>
          <table:table-cell office:value-type="float" office:value="0.149625" calcext:value-type="float">
            <text:p>0.149625</text:p>
          </table:table-cell>
          <table:table-cell table:formula="of:=(['30'.B43]/['30'.A43])*100" office:value-type="float" office:value="0.150558523555124" calcext:value-type="float">
            <text:p>0.1505585236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3]+(INT(RAND()*20-8))" office:value-type="float" office:value="61764" calcext:value-type="float">
            <text:p>61764</text:p>
          </table:table-cell>
          <table:table-cell office:value-type="float" office:value="77" calcext:value-type="float">
            <text:p>77</text:p>
          </table:table-cell>
          <table:table-cell office:value-type="float" office:value="0.15077" calcext:value-type="float">
            <text:p>0.15077</text:p>
          </table:table-cell>
          <table:table-cell table:formula="of:=(['30'.B44]/['30'.A44])*100" office:value-type="float" office:value="0.124668091444855" calcext:value-type="float">
            <text:p>0.1246680914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4]+(INT(RAND()*20-8))" office:value-type="float" office:value="61758" calcext:value-type="float">
            <text:p>61758</text:p>
          </table:table-cell>
          <table:table-cell office:value-type="float" office:value="207" calcext:value-type="float">
            <text:p>207</text:p>
          </table:table-cell>
          <table:table-cell office:value-type="float" office:value="0.1493" calcext:value-type="float">
            <text:p>0.1493</text:p>
          </table:table-cell>
          <table:table-cell table:formula="of:=(['30'.B45]/['30'.A45])*100" office:value-type="float" office:value="0.335179248032644" calcext:value-type="float">
            <text:p>0.335179248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5]+(INT(RAND()*20-8))" office:value-type="float" office:value="61754" calcext:value-type="float">
            <text:p>61754</text:p>
          </table:table-cell>
          <table:table-cell office:value-type="float" office:value="50" calcext:value-type="float">
            <text:p>50</text:p>
          </table:table-cell>
          <table:table-cell office:value-type="float" office:value="0.14856" calcext:value-type="float">
            <text:p>0.14856</text:p>
          </table:table-cell>
          <table:table-cell table:formula="of:=(['30'.B46]/['30'.A46])*100" office:value-type="float" office:value="0.0809664151310037" calcext:value-type="float">
            <text:p>0.0809664151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6]+(INT(RAND()*20-8))" office:value-type="float" office:value="61758" calcext:value-type="float">
            <text:p>61758</text:p>
          </table:table-cell>
          <table:table-cell office:value-type="float" office:value="61" calcext:value-type="float">
            <text:p>61</text:p>
          </table:table-cell>
          <table:table-cell office:value-type="float" office:value="0.15498" calcext:value-type="float">
            <text:p>0.15498</text:p>
          </table:table-cell>
          <table:table-cell table:formula="of:=(['30'.B47]/['30'.A47])*100" office:value-type="float" office:value="0.0987726286473008" calcext:value-type="float">
            <text:p>0.0987726286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7]+(INT(RAND()*20-8))" office:value-type="float" office:value="61753" calcext:value-type="float">
            <text:p>61753</text:p>
          </table:table-cell>
          <table:table-cell office:value-type="float" office:value="76" calcext:value-type="float">
            <text:p>76</text:p>
          </table:table-cell>
          <table:table-cell office:value-type="float" office:value="0.148606" calcext:value-type="float">
            <text:p>0.148606</text:p>
          </table:table-cell>
          <table:table-cell table:formula="of:=(['30'.B48]/['30'.A48])*100" office:value-type="float" office:value="0.123070943921753" calcext:value-type="float">
            <text:p>0.123070943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8]+(INT(RAND()*20-8))" office:value-type="float" office:value="61760" calcext:value-type="float">
            <text:p>61760</text:p>
          </table:table-cell>
          <table:table-cell office:value-type="float" office:value="114" calcext:value-type="float">
            <text:p>114</text:p>
          </table:table-cell>
          <table:table-cell office:value-type="float" office:value="0.147902" calcext:value-type="float">
            <text:p>0.147902</text:p>
          </table:table-cell>
          <table:table-cell table:formula="of:=(['30'.B49]/['30'.A49])*100" office:value-type="float" office:value="0.184585492227979" calcext:value-type="float">
            <text:p>0.1845854922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49]+(INT(RAND()*20-8))" office:value-type="float" office:value="61754" calcext:value-type="float">
            <text:p>61754</text:p>
          </table:table-cell>
          <table:table-cell office:value-type="float" office:value="97" calcext:value-type="float">
            <text:p>97</text:p>
          </table:table-cell>
          <table:table-cell office:value-type="float" office:value="0.150074" calcext:value-type="float">
            <text:p>0.150074</text:p>
          </table:table-cell>
          <table:table-cell table:formula="of:=(['30'.B50]/['30'.A50])*100" office:value-type="float" office:value="0.157074845354147" calcext:value-type="float">
            <text:p>0.1570748454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0]+(INT(RAND()*20-8))" office:value-type="float" office:value="61748" calcext:value-type="float">
            <text:p>61748</text:p>
          </table:table-cell>
          <table:table-cell office:value-type="float" office:value="318" calcext:value-type="float">
            <text:p>318</text:p>
          </table:table-cell>
          <table:table-cell office:value-type="float" office:value="0.149086" calcext:value-type="float">
            <text:p>0.149086</text:p>
          </table:table-cell>
          <table:table-cell table:formula="of:=(['30'.B51]/['30'.A51])*100" office:value-type="float" office:value="0.514996437131567" calcext:value-type="float">
            <text:p>0.5149964371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1]+(INT(RAND()*20-8))" office:value-type="float" office:value="61749" calcext:value-type="float">
            <text:p>61749</text:p>
          </table:table-cell>
          <table:table-cell office:value-type="float" office:value="119" calcext:value-type="float">
            <text:p>119</text:p>
          </table:table-cell>
          <table:table-cell office:value-type="float" office:value="0.14919" calcext:value-type="float">
            <text:p>0.14919</text:p>
          </table:table-cell>
          <table:table-cell table:formula="of:=(['30'.B52]/['30'.A52])*100" office:value-type="float" office:value="0.19271567150885" calcext:value-type="float">
            <text:p>0.1927156715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2]+(INT(RAND()*20-8))" office:value-type="float" office:value="61752" calcext:value-type="float">
            <text:p>61752</text:p>
          </table:table-cell>
          <table:table-cell office:value-type="float" office:value="52" calcext:value-type="float">
            <text:p>52</text:p>
          </table:table-cell>
          <table:table-cell office:value-type="float" office:value="0.1506" calcext:value-type="float">
            <text:p>0.1506</text:p>
          </table:table-cell>
          <table:table-cell table:formula="of:=(['30'.B53]/['30'.A53])*100" office:value-type="float" office:value="0.0842077989376862" calcext:value-type="float">
            <text:p>0.0842077989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3]+(INT(RAND()*20-8))" office:value-type="float" office:value="61751" calcext:value-type="float">
            <text:p>61751</text:p>
          </table:table-cell>
          <table:table-cell office:value-type="float" office:value="76" calcext:value-type="float">
            <text:p>76</text:p>
          </table:table-cell>
          <table:table-cell office:value-type="float" office:value="0.1505" calcext:value-type="float">
            <text:p>0.1505</text:p>
          </table:table-cell>
          <table:table-cell table:formula="of:=(['30'.B54]/['30'.A54])*100" office:value-type="float" office:value="0.123074929960648" calcext:value-type="float">
            <text:p>0.12307493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  <table:table-row table:style-name="ro1">
          <table:table-cell table:formula="of:=['30'.A54]+(INT(RAND()*20-8))" office:value-type="float" office:value="61762" calcext:value-type="float">
            <text:p>61762</text:p>
          </table:table-cell>
          <table:table-cell office:value-type="float" office:value="55" calcext:value-type="float">
            <text:p>55</text:p>
          </table:table-cell>
          <table:table-cell office:value-type="float" office:value="0.14982" calcext:value-type="float">
            <text:p>0.14982</text:p>
          </table:table-cell>
          <table:table-cell table:formula="of:=(['30'.B55]/['30'.A55])*100" office:value-type="float" office:value="0.0890515203523202" calcext:value-type="float">
            <text:p>0.0890515204</text:p>
          </table:table-cell>
          <table:table-cell/>
          <table:table-cell table:formula="of:=[.$F$6]" office:value-type="float" office:value="0.152795308487618" calcext:value-type="float">
            <text:p>0.1527953085</text:p>
          </table:table-cell>
          <table:table-cell table:formula="of:=[.$G$6]" office:value-type="float" office:value="0.14908842" calcext:value-type="float">
            <text:p>0.14908842</text:p>
          </table:table-cell>
        </table:table-row>
      </table:table>
      <table:table table:name="24" table:style-name="ta1">
        <table:shapes>
          <draw:frame draw:z-index="0" draw:style-name="gr1" draw:text-style-name="P1" svg:width="453.51pt" svg:height="255.09pt" svg:x="552.7pt" svg:y="12.87pt">
            <loext:p draw:notify-on-update-of-ranges="'24'.C5:'24'.C5 '24'.C6:'24'.C55 '24'.G5:'24'.G5 '24'.G6:'24'.G5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23pt" svg:height="255.09pt" svg:x="552.73pt" svg:y="305.35pt">
            <loext:p draw:notify-on-update-of-ranges="'24'.D5:'24'.D5 '24'.D6:'24'.D55 '24'.F5:'24'.F5 '24'.F6:'24'.F5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ce7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61" calcext:value-type="float">
            <text:p>61</text:p>
          </table:table-cell>
          <table:table-cell office:value-type="float" office:value="0.11231" calcext:value-type="float">
            <text:p>0.11231</text:p>
          </table:table-cell>
          <table:table-cell table:formula="of:=(['24'.B6]/['24'.A6])*100" office:value-type="float" office:value="0.0987230736862548" calcext:value-type="float">
            <text:p>0.0987230737</text:p>
          </table:table-cell>
          <table:table-cell/>
          <table:table-cell table:style-name="ce6" table:formula="of:=SUM(['24'.D6:.D56])/50" office:value-type="float" office:value="0.217032508576085" calcext:value-type="float">
            <text:p>0.2170325086</text:p>
          </table:table-cell>
          <table:table-cell table:style-name="ce6" table:formula="of:=SUM(['24'.C6:.C56])/50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6]+(INT(RAND()*20-8))" office:value-type="float" office:value="61785" calcext:value-type="float">
            <text:p>61785</text:p>
          </table:table-cell>
          <table:table-cell office:value-type="float" office:value="14" calcext:value-type="float">
            <text:p>14</text:p>
          </table:table-cell>
          <table:table-cell office:value-type="float" office:value="0.11534" calcext:value-type="float">
            <text:p>0.11534</text:p>
          </table:table-cell>
          <table:table-cell table:formula="of:=(['24'.B7]/['24'.A7])*100" office:value-type="float" office:value="0.0226592214938901" calcext:value-type="float">
            <text:p>0.022659221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7]+(INT(RAND()*20-8))" office:value-type="float" office:value="61794" calcext:value-type="float">
            <text:p>61794</text:p>
          </table:table-cell>
          <table:table-cell office:value-type="float" office:value="44" calcext:value-type="float">
            <text:p>44</text:p>
          </table:table-cell>
          <table:table-cell office:value-type="float" office:value="0.11982" calcext:value-type="float">
            <text:p>0.11982</text:p>
          </table:table-cell>
          <table:table-cell table:formula="of:=(['24'.B8]/['24'.A8])*100" office:value-type="float" office:value="0.0712043240444056" calcext:value-type="float">
            <text:p>0.071204324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8]+(INT(RAND()*20-8))" office:value-type="float" office:value="61786" calcext:value-type="float">
            <text:p>61786</text:p>
          </table:table-cell>
          <table:table-cell office:value-type="float" office:value="180" calcext:value-type="float">
            <text:p>180</text:p>
          </table:table-cell>
          <table:table-cell office:value-type="float" office:value="0.11962" calcext:value-type="float">
            <text:p>0.11962</text:p>
          </table:table-cell>
          <table:table-cell table:formula="of:=(['24'.B9]/['24'.A9])*100" office:value-type="float" office:value="0.29132813258667" calcext:value-type="float">
            <text:p>0.2913281326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9]+(INT(RAND()*20-8))" office:value-type="float" office:value="61791" calcext:value-type="float">
            <text:p>61791</text:p>
          </table:table-cell>
          <table:table-cell office:value-type="float" office:value="857" calcext:value-type="float">
            <text:p>857</text:p>
          </table:table-cell>
          <table:table-cell office:value-type="float" office:value="0.1195" calcext:value-type="float">
            <text:p>0.1195</text:p>
          </table:table-cell>
          <table:table-cell table:formula="of:=(['24'.B10]/['24'.A10])*100" office:value-type="float" office:value="1.38693337217394" calcext:value-type="float">
            <text:p>1.3869333722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0]+(INT(RAND()*20-8))" office:value-type="float" office:value="61787" calcext:value-type="float">
            <text:p>61787</text:p>
          </table:table-cell>
          <table:table-cell office:value-type="float" office:value="347" calcext:value-type="float">
            <text:p>347</text:p>
          </table:table-cell>
          <table:table-cell office:value-type="float" office:value="0.1202" calcext:value-type="float">
            <text:p>0.1202</text:p>
          </table:table-cell>
          <table:table-cell table:formula="of:=(['24'.B11]/['24'.A11])*100" office:value-type="float" office:value="0.561606810494117" calcext:value-type="float">
            <text:p>0.561606810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1]+(INT(RAND()*20-8))" office:value-type="float" office:value="61786" calcext:value-type="float">
            <text:p>61786</text:p>
          </table:table-cell>
          <table:table-cell office:value-type="float" office:value="26" calcext:value-type="float">
            <text:p>26</text:p>
          </table:table-cell>
          <table:table-cell office:value-type="float" office:value="0.12654" calcext:value-type="float">
            <text:p>0.12654</text:p>
          </table:table-cell>
          <table:table-cell table:formula="of:=(['24'.B12]/['24'.A12])*100" office:value-type="float" office:value="0.042080730262519" calcext:value-type="float">
            <text:p>0.042080730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2]+(INT(RAND()*20-8))" office:value-type="float" office:value="61782" calcext:value-type="float">
            <text:p>61782</text:p>
          </table:table-cell>
          <table:table-cell office:value-type="float" office:value="408" calcext:value-type="float">
            <text:p>408</text:p>
          </table:table-cell>
          <table:table-cell office:value-type="float" office:value="0.11881" calcext:value-type="float">
            <text:p>0.11881</text:p>
          </table:table-cell>
          <table:table-cell table:formula="of:=(['24'.B13]/['24'.A13])*100" office:value-type="float" office:value="0.660386520345732" calcext:value-type="float">
            <text:p>0.660386520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3]+(INT(RAND()*20-8))" office:value-type="float" office:value="61782" calcext:value-type="float">
            <text:p>61782</text:p>
          </table:table-cell>
          <table:table-cell office:value-type="float" office:value="51" calcext:value-type="float">
            <text:p>51</text:p>
          </table:table-cell>
          <table:table-cell office:value-type="float" office:value="0.1238" calcext:value-type="float">
            <text:p>0.1238</text:p>
          </table:table-cell>
          <table:table-cell table:formula="of:=(['24'.B14]/['24'.A14])*100" office:value-type="float" office:value="0.0825483150432165" calcext:value-type="float">
            <text:p>0.08254831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4]+(INT(RAND()*20-8))" office:value-type="float" office:value="61779" calcext:value-type="float">
            <text:p>61779</text:p>
          </table:table-cell>
          <table:table-cell office:value-type="float" office:value="32" calcext:value-type="float">
            <text:p>32</text:p>
          </table:table-cell>
          <table:table-cell office:value-type="float" office:value="0.11902" calcext:value-type="float">
            <text:p>0.11902</text:p>
          </table:table-cell>
          <table:table-cell table:formula="of:=(['24'.B15]/['24'.A15])*100" office:value-type="float" office:value="0.0517975363796759" calcext:value-type="float">
            <text:p>0.0517975364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5]+(INT(RAND()*20-8))" office:value-type="float" office:value="61785" calcext:value-type="float">
            <text:p>61785</text:p>
          </table:table-cell>
          <table:table-cell office:value-type="float" office:value="43" calcext:value-type="float">
            <text:p>43</text:p>
          </table:table-cell>
          <table:table-cell office:value-type="float" office:value="0.1191" calcext:value-type="float">
            <text:p>0.1191</text:p>
          </table:table-cell>
          <table:table-cell table:formula="of:=(['24'.B16]/['24'.A16])*100" office:value-type="float" office:value="0.0695961803026625" calcext:value-type="float">
            <text:p>0.069596180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6]+(INT(RAND()*20-8))" office:value-type="float" office:value="61785" calcext:value-type="float">
            <text:p>61785</text:p>
          </table:table-cell>
          <table:table-cell office:value-type="float" office:value="32" calcext:value-type="float">
            <text:p>32</text:p>
          </table:table-cell>
          <table:table-cell office:value-type="float" office:value="0.11843" calcext:value-type="float">
            <text:p>0.11843</text:p>
          </table:table-cell>
          <table:table-cell table:formula="of:=(['24'.B17]/['24'.A17])*100" office:value-type="float" office:value="0.0517925062717488" calcext:value-type="float">
            <text:p>0.051792506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7]+(INT(RAND()*20-8))" office:value-type="float" office:value="61778" calcext:value-type="float">
            <text:p>61778</text:p>
          </table:table-cell>
          <table:table-cell office:value-type="float" office:value="65" calcext:value-type="float">
            <text:p>65</text:p>
          </table:table-cell>
          <table:table-cell office:value-type="float" office:value="0.1286" calcext:value-type="float">
            <text:p>0.1286</text:p>
          </table:table-cell>
          <table:table-cell table:formula="of:=(['24'.B18]/['24'.A18])*100" office:value-type="float" office:value="0.105215448865292" calcext:value-type="float">
            <text:p>0.1052154489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8]+(INT(RAND()*20-8))" office:value-type="float" office:value="61787" calcext:value-type="float">
            <text:p>61787</text:p>
          </table:table-cell>
          <table:table-cell office:value-type="float" office:value="331" calcext:value-type="float">
            <text:p>331</text:p>
          </table:table-cell>
          <table:table-cell office:value-type="float" office:value="0.11871" calcext:value-type="float">
            <text:p>0.11871</text:p>
          </table:table-cell>
          <table:table-cell table:formula="of:=(['24'.B19]/['24'.A19])*100" office:value-type="float" office:value="0.535711395601016" calcext:value-type="float">
            <text:p>0.5357113956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19]+(INT(RAND()*20-8))" office:value-type="float" office:value="61798" calcext:value-type="float">
            <text:p>61798</text:p>
          </table:table-cell>
          <table:table-cell office:value-type="float" office:value="255" calcext:value-type="float">
            <text:p>255</text:p>
          </table:table-cell>
          <table:table-cell office:value-type="float" office:value="0.1193" calcext:value-type="float">
            <text:p>0.1193</text:p>
          </table:table-cell>
          <table:table-cell table:formula="of:=(['24'.B20]/['24'.A20])*100" office:value-type="float" office:value="0.412634713097511" calcext:value-type="float">
            <text:p>0.4126347131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0]+(INT(RAND()*20-8))" office:value-type="float" office:value="61807" calcext:value-type="float">
            <text:p>61807</text:p>
          </table:table-cell>
          <table:table-cell office:value-type="float" office:value="11" calcext:value-type="float">
            <text:p>11</text:p>
          </table:table-cell>
          <table:table-cell office:value-type="float" office:value="0.1211" calcext:value-type="float">
            <text:p>0.1211</text:p>
          </table:table-cell>
          <table:table-cell table:formula="of:=(['24'.B21]/['24'.A21])*100" office:value-type="float" office:value="0.0177973368712282" calcext:value-type="float">
            <text:p>0.0177973369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1]+(INT(RAND()*20-8))" office:value-type="float" office:value="61816" calcext:value-type="float">
            <text:p>61816</text:p>
          </table:table-cell>
          <table:table-cell office:value-type="float" office:value="91" calcext:value-type="float">
            <text:p>91</text:p>
          </table:table-cell>
          <table:table-cell office:value-type="float" office:value="0.12085" calcext:value-type="float">
            <text:p>0.12085</text:p>
          </table:table-cell>
          <table:table-cell table:formula="of:=(['24'.B22]/['24'.A22])*100" office:value-type="float" office:value="0.147211078038048" calcext:value-type="float">
            <text:p>0.147211078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2]+(INT(RAND()*20-8))" office:value-type="float" office:value="61818" calcext:value-type="float">
            <text:p>61818</text:p>
          </table:table-cell>
          <table:table-cell office:value-type="float" office:value="165" calcext:value-type="float">
            <text:p>165</text:p>
          </table:table-cell>
          <table:table-cell office:value-type="float" office:value="0.1204" calcext:value-type="float">
            <text:p>0.1204</text:p>
          </table:table-cell>
          <table:table-cell table:formula="of:=(['24'.B23]/['24'.A23])*100" office:value-type="float" office:value="0.266912549742793" calcext:value-type="float">
            <text:p>0.2669125497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3]+(INT(RAND()*20-8))" office:value-type="float" office:value="61824" calcext:value-type="float">
            <text:p>61824</text:p>
          </table:table-cell>
          <table:table-cell office:value-type="float" office:value="112" calcext:value-type="float">
            <text:p>112</text:p>
          </table:table-cell>
          <table:table-cell office:value-type="float" office:value="0.12108" calcext:value-type="float">
            <text:p>0.12108</text:p>
          </table:table-cell>
          <table:table-cell table:formula="of:=(['24'.B24]/['24'.A24])*100" office:value-type="float" office:value="0.181159420289855" calcext:value-type="float">
            <text:p>0.181159420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4]+(INT(RAND()*20-8))" office:value-type="float" office:value="61822" calcext:value-type="float">
            <text:p>61822</text:p>
          </table:table-cell>
          <table:table-cell office:value-type="float" office:value="122" calcext:value-type="float">
            <text:p>122</text:p>
          </table:table-cell>
          <table:table-cell office:value-type="float" office:value="0.12154" calcext:value-type="float">
            <text:p>0.12154</text:p>
          </table:table-cell>
          <table:table-cell table:formula="of:=(['24'.B25]/['24'.A25])*100" office:value-type="float" office:value="0.197340752482935" calcext:value-type="float">
            <text:p>0.197340752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5]+(INT(RAND()*20-8))" office:value-type="float" office:value="61826" calcext:value-type="float">
            <text:p>61826</text:p>
          </table:table-cell>
          <table:table-cell office:value-type="float" office:value="53" calcext:value-type="float">
            <text:p>53</text:p>
          </table:table-cell>
          <table:table-cell office:value-type="float" office:value="0.11955" calcext:value-type="float">
            <text:p>0.11955</text:p>
          </table:table-cell>
          <table:table-cell table:formula="of:=(['24'.B26]/['24'.A26])*100" office:value-type="float" office:value="0.0857244524957138" calcext:value-type="float">
            <text:p>0.085724452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6]+(INT(RAND()*20-8))" office:value-type="float" office:value="61828" calcext:value-type="float">
            <text:p>61828</text:p>
          </table:table-cell>
          <table:table-cell office:value-type="float" office:value="90" calcext:value-type="float">
            <text:p>90</text:p>
          </table:table-cell>
          <table:table-cell office:value-type="float" office:value="0.11973" calcext:value-type="float">
            <text:p>0.11973</text:p>
          </table:table-cell>
          <table:table-cell table:formula="of:=(['24'.B27]/['24'.A27])*100" office:value-type="float" office:value="0.145565116128615" calcext:value-type="float">
            <text:p>0.1455651161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7]+(INT(RAND()*20-8))" office:value-type="float" office:value="61820" calcext:value-type="float">
            <text:p>61820</text:p>
          </table:table-cell>
          <table:table-cell office:value-type="float" office:value="73" calcext:value-type="float">
            <text:p>73</text:p>
          </table:table-cell>
          <table:table-cell office:value-type="float" office:value="0.120232" calcext:value-type="float">
            <text:p>0.120232</text:p>
          </table:table-cell>
          <table:table-cell table:formula="of:=(['24'.B28]/['24'.A28])*100" office:value-type="float" office:value="0.118084762212876" calcext:value-type="float">
            <text:p>0.1180847622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8]+(INT(RAND()*20-8))" office:value-type="float" office:value="61829" calcext:value-type="float">
            <text:p>61829</text:p>
          </table:table-cell>
          <table:table-cell office:value-type="float" office:value="104" calcext:value-type="float">
            <text:p>104</text:p>
          </table:table-cell>
          <table:table-cell office:value-type="float" office:value="0.12044" calcext:value-type="float">
            <text:p>0.12044</text:p>
          </table:table-cell>
          <table:table-cell table:formula="of:=(['24'.B29]/['24'.A29])*100" office:value-type="float" office:value="0.168205858092481" calcext:value-type="float">
            <text:p>0.1682058581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29]+(INT(RAND()*20-8))" office:value-type="float" office:value="61825" calcext:value-type="float">
            <text:p>61825</text:p>
          </table:table-cell>
          <table:table-cell office:value-type="float" office:value="80" calcext:value-type="float">
            <text:p>80</text:p>
          </table:table-cell>
          <table:table-cell office:value-type="float" office:value="0.12181" calcext:value-type="float">
            <text:p>0.12181</text:p>
          </table:table-cell>
          <table:table-cell table:formula="of:=(['24'.B30]/['24'.A30])*100" office:value-type="float" office:value="0.129397492923575" calcext:value-type="float">
            <text:p>0.1293974929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0]+(INT(RAND()*20-8))" office:value-type="float" office:value="61826" calcext:value-type="float">
            <text:p>61826</text:p>
          </table:table-cell>
          <table:table-cell office:value-type="float" office:value="319" calcext:value-type="float">
            <text:p>319</text:p>
          </table:table-cell>
          <table:table-cell office:value-type="float" office:value="0.12015" calcext:value-type="float">
            <text:p>0.12015</text:p>
          </table:table-cell>
          <table:table-cell table:formula="of:=(['24'.B31]/['24'.A31])*100" office:value-type="float" office:value="0.515964157474202" calcext:value-type="float">
            <text:p>0.515964157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1]+(INT(RAND()*20-8))" office:value-type="float" office:value="61825" calcext:value-type="float">
            <text:p>61825</text:p>
          </table:table-cell>
          <table:table-cell office:value-type="float" office:value="115" calcext:value-type="float">
            <text:p>115</text:p>
          </table:table-cell>
          <table:table-cell office:value-type="float" office:value="0.1206" calcext:value-type="float">
            <text:p>0.1206</text:p>
          </table:table-cell>
          <table:table-cell table:formula="of:=(['24'.B32]/['24'.A32])*100" office:value-type="float" office:value="0.186008896077639" calcext:value-type="float">
            <text:p>0.1860088961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2]+(INT(RAND()*20-8))" office:value-type="float" office:value="61828" calcext:value-type="float">
            <text:p>61828</text:p>
          </table:table-cell>
          <table:table-cell office:value-type="float" office:value="53" calcext:value-type="float">
            <text:p>53</text:p>
          </table:table-cell>
          <table:table-cell office:value-type="float" office:value="0.120756" calcext:value-type="float">
            <text:p>0.120756</text:p>
          </table:table-cell>
          <table:table-cell table:formula="of:=(['24'.B33]/['24'.A33])*100" office:value-type="float" office:value="0.0857216794979621" calcext:value-type="float">
            <text:p>0.085721679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3]+(INT(RAND()*20-8))" office:value-type="float" office:value="61822" calcext:value-type="float">
            <text:p>61822</text:p>
          </table:table-cell>
          <table:table-cell office:value-type="float" office:value="68" calcext:value-type="float">
            <text:p>68</text:p>
          </table:table-cell>
          <table:table-cell office:value-type="float" office:value="0.12331" calcext:value-type="float">
            <text:p>0.12331</text:p>
          </table:table-cell>
          <table:table-cell table:formula="of:=(['24'.B34]/['24'.A34])*100" office:value-type="float" office:value="0.109993206301964" calcext:value-type="float">
            <text:p>0.109993206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4]+(INT(RAND()*20-8))" office:value-type="float" office:value="61815" calcext:value-type="float">
            <text:p>61815</text:p>
          </table:table-cell>
          <table:table-cell office:value-type="float" office:value="118" calcext:value-type="float">
            <text:p>118</text:p>
          </table:table-cell>
          <table:table-cell office:value-type="float" office:value="0.12342" calcext:value-type="float">
            <text:p>0.12342</text:p>
          </table:table-cell>
          <table:table-cell table:formula="of:=(['24'.B35]/['24'.A35])*100" office:value-type="float" office:value="0.190892178273882" calcext:value-type="float">
            <text:p>0.190892178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5]+(INT(RAND()*20-8))" office:value-type="float" office:value="61808" calcext:value-type="float">
            <text:p>61808</text:p>
          </table:table-cell>
          <table:table-cell office:value-type="float" office:value="93" calcext:value-type="float">
            <text:p>93</text:p>
          </table:table-cell>
          <table:table-cell office:value-type="float" office:value="0.12059" calcext:value-type="float">
            <text:p>0.12059</text:p>
          </table:table-cell>
          <table:table-cell table:formula="of:=(['24'.B36]/['24'.A36])*100" office:value-type="float" office:value="0.150465959099146" calcext:value-type="float">
            <text:p>0.1504659591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6]+(INT(RAND()*20-8))" office:value-type="float" office:value="61817" calcext:value-type="float">
            <text:p>61817</text:p>
          </table:table-cell>
          <table:table-cell office:value-type="float" office:value="129" calcext:value-type="float">
            <text:p>129</text:p>
          </table:table-cell>
          <table:table-cell office:value-type="float" office:value="0.12052" calcext:value-type="float">
            <text:p>0.12052</text:p>
          </table:table-cell>
          <table:table-cell table:formula="of:=(['24'.B37]/['24'.A37])*100" office:value-type="float" office:value="0.208680460067619" calcext:value-type="float">
            <text:p>0.2086804601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7]+(INT(RAND()*20-8))" office:value-type="float" office:value="61820" calcext:value-type="float">
            <text:p>61820</text:p>
          </table:table-cell>
          <table:table-cell office:value-type="float" office:value="65" calcext:value-type="float">
            <text:p>65</text:p>
          </table:table-cell>
          <table:table-cell office:value-type="float" office:value="0.12125" calcext:value-type="float">
            <text:p>0.12125</text:p>
          </table:table-cell>
          <table:table-cell table:formula="of:=(['24'.B38]/['24'.A38])*100" office:value-type="float" office:value="0.105143966353931" calcext:value-type="float">
            <text:p>0.1051439664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8]+(INT(RAND()*20-8))" office:value-type="float" office:value="61829" calcext:value-type="float">
            <text:p>61829</text:p>
          </table:table-cell>
          <table:table-cell office:value-type="float" office:value="79" calcext:value-type="float">
            <text:p>79</text:p>
          </table:table-cell>
          <table:table-cell office:value-type="float" office:value="0.11867" calcext:value-type="float">
            <text:p>0.11867</text:p>
          </table:table-cell>
          <table:table-cell table:formula="of:=(['24'.B39]/['24'.A39])*100" office:value-type="float" office:value="0.127771757589481" calcext:value-type="float">
            <text:p>0.1277717576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39]+(INT(RAND()*20-8))" office:value-type="float" office:value="61831" calcext:value-type="float">
            <text:p>61831</text:p>
          </table:table-cell>
          <table:table-cell office:value-type="float" office:value="54" calcext:value-type="float">
            <text:p>54</text:p>
          </table:table-cell>
          <table:table-cell office:value-type="float" office:value="0.12032" calcext:value-type="float">
            <text:p>0.12032</text:p>
          </table:table-cell>
          <table:table-cell table:formula="of:=(['24'.B40]/['24'.A40])*100" office:value-type="float" office:value="0.0873348320421795" calcext:value-type="float">
            <text:p>0.087334832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0]+(INT(RAND()*20-8))" office:value-type="float" office:value="61823" calcext:value-type="float">
            <text:p>61823</text:p>
          </table:table-cell>
          <table:table-cell office:value-type="float" office:value="223" calcext:value-type="float">
            <text:p>223</text:p>
          </table:table-cell>
          <table:table-cell office:value-type="float" office:value="0.1109" calcext:value-type="float">
            <text:p>0.1109</text:p>
          </table:table-cell>
          <table:table-cell table:formula="of:=(['24'.B41]/['24'.A41])*100" office:value-type="float" office:value="0.360707180175663" calcext:value-type="float">
            <text:p>0.3607071802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1]+(INT(RAND()*20-8))" office:value-type="float" office:value="61830" calcext:value-type="float">
            <text:p>61830</text:p>
          </table:table-cell>
          <table:table-cell office:value-type="float" office:value="100" calcext:value-type="float">
            <text:p>100</text:p>
          </table:table-cell>
          <table:table-cell office:value-type="float" office:value="0.1198" calcext:value-type="float">
            <text:p>0.1198</text:p>
          </table:table-cell>
          <table:table-cell table:formula="of:=(['24'.B42]/['24'.A42])*100" office:value-type="float" office:value="0.161733786187935" calcext:value-type="float">
            <text:p>0.1617337862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2]+(INT(RAND()*20-8))" office:value-type="float" office:value="61839" calcext:value-type="float">
            <text:p>61839</text:p>
          </table:table-cell>
          <table:table-cell office:value-type="float" office:value="321" calcext:value-type="float">
            <text:p>321</text:p>
          </table:table-cell>
          <table:table-cell office:value-type="float" office:value="0.117645" calcext:value-type="float">
            <text:p>0.117645</text:p>
          </table:table-cell>
          <table:table-cell table:formula="of:=(['24'.B43]/['24'.A43])*100" office:value-type="float" office:value="0.519089894726629" calcext:value-type="float">
            <text:p>0.5190898947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3]+(INT(RAND()*20-8))" office:value-type="float" office:value="61832" calcext:value-type="float">
            <text:p>61832</text:p>
          </table:table-cell>
          <table:table-cell office:value-type="float" office:value="49" calcext:value-type="float">
            <text:p>49</text:p>
          </table:table-cell>
          <table:table-cell office:value-type="float" office:value="0.1212" calcext:value-type="float">
            <text:p>0.1212</text:p>
          </table:table-cell>
          <table:table-cell table:formula="of:=(['24'.B44]/['24'.A44])*100" office:value-type="float" office:value="0.0792469918488808" calcext:value-type="float">
            <text:p>0.0792469918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4]+(INT(RAND()*20-8))" office:value-type="float" office:value="61828" calcext:value-type="float">
            <text:p>61828</text:p>
          </table:table-cell>
          <table:table-cell office:value-type="float" office:value="152" calcext:value-type="float">
            <text:p>152</text:p>
          </table:table-cell>
          <table:table-cell office:value-type="float" office:value="0.11932" calcext:value-type="float">
            <text:p>0.11932</text:p>
          </table:table-cell>
          <table:table-cell table:formula="of:=(['24'.B45]/['24'.A45])*100" office:value-type="float" office:value="0.245843307239438" calcext:value-type="float">
            <text:p>0.2458433072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5]+(INT(RAND()*20-8))" office:value-type="float" office:value="61836" calcext:value-type="float">
            <text:p>61836</text:p>
          </table:table-cell>
          <table:table-cell office:value-type="float" office:value="43" calcext:value-type="float">
            <text:p>43</text:p>
          </table:table-cell>
          <table:table-cell office:value-type="float" office:value="0.12523" calcext:value-type="float">
            <text:p>0.12523</text:p>
          </table:table-cell>
          <table:table-cell table:formula="of:=(['24'.B46]/['24'.A46])*100" office:value-type="float" office:value="0.0695387799987063" calcext:value-type="float">
            <text:p>0.06953878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6]+(INT(RAND()*20-8))" office:value-type="float" office:value="61838" calcext:value-type="float">
            <text:p>61838</text:p>
          </table:table-cell>
          <table:table-cell office:value-type="float" office:value="171" calcext:value-type="float">
            <text:p>171</text:p>
          </table:table-cell>
          <table:table-cell office:value-type="float" office:value="0.118142" calcext:value-type="float">
            <text:p>0.118142</text:p>
          </table:table-cell>
          <table:table-cell table:formula="of:=(['24'.B47]/['24'.A47])*100" office:value-type="float" office:value="0.276528995116272" calcext:value-type="float">
            <text:p>0.2765289951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7]+(INT(RAND()*20-8))" office:value-type="float" office:value="61832" calcext:value-type="float">
            <text:p>61832</text:p>
          </table:table-cell>
          <table:table-cell office:value-type="float" office:value="84" calcext:value-type="float">
            <text:p>84</text:p>
          </table:table-cell>
          <table:table-cell office:value-type="float" office:value="0.11921" calcext:value-type="float">
            <text:p>0.11921</text:p>
          </table:table-cell>
          <table:table-cell table:formula="of:=(['24'.B48]/['24'.A48])*100" office:value-type="float" office:value="0.135851986026653" calcext:value-type="float">
            <text:p>0.135851986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8]+(INT(RAND()*20-8))" office:value-type="float" office:value="61842" calcext:value-type="float">
            <text:p>61842</text:p>
          </table:table-cell>
          <table:table-cell office:value-type="float" office:value="130" calcext:value-type="float">
            <text:p>130</text:p>
          </table:table-cell>
          <table:table-cell office:value-type="float" office:value="0.121179" calcext:value-type="float">
            <text:p>0.121179</text:p>
          </table:table-cell>
          <table:table-cell table:formula="of:=(['24'.B49]/['24'.A49])*100" office:value-type="float" office:value="0.210213123767019" calcext:value-type="float">
            <text:p>0.2102131238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49]+(INT(RAND()*20-8))" office:value-type="float" office:value="61848" calcext:value-type="float">
            <text:p>61848</text:p>
          </table:table-cell>
          <table:table-cell office:value-type="float" office:value="44" calcext:value-type="float">
            <text:p>44</text:p>
          </table:table-cell>
          <table:table-cell office:value-type="float" office:value="0.12116" calcext:value-type="float">
            <text:p>0.12116</text:p>
          </table:table-cell>
          <table:table-cell table:formula="of:=(['24'.B50]/['24'.A50])*100" office:value-type="float" office:value="0.0711421549605484" calcext:value-type="float">
            <text:p>0.071142155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0]+(INT(RAND()*20-8))" office:value-type="float" office:value="61854" calcext:value-type="float">
            <text:p>61854</text:p>
          </table:table-cell>
          <table:table-cell office:value-type="float" office:value="61" calcext:value-type="float">
            <text:p>61</text:p>
          </table:table-cell>
          <table:table-cell office:value-type="float" office:value="0.12096" calcext:value-type="float">
            <text:p>0.12096</text:p>
          </table:table-cell>
          <table:table-cell table:formula="of:=(['24'.B51]/['24'.A51])*100" office:value-type="float" office:value="0.0986193293885602" calcext:value-type="float">
            <text:p>0.0986193294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1]+(INT(RAND()*20-8))" office:value-type="float" office:value="61863" calcext:value-type="float">
            <text:p>61863</text:p>
          </table:table-cell>
          <table:table-cell office:value-type="float" office:value="152" calcext:value-type="float">
            <text:p>152</text:p>
          </table:table-cell>
          <table:table-cell office:value-type="float" office:value="0.1182" calcext:value-type="float">
            <text:p>0.1182</text:p>
          </table:table-cell>
          <table:table-cell table:formula="of:=(['24'.B52]/['24'.A52])*100" office:value-type="float" office:value="0.245704217383573" calcext:value-type="float">
            <text:p>0.2457042174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2]+(INT(RAND()*20-8))" office:value-type="float" office:value="61873" calcext:value-type="float">
            <text:p>61873</text:p>
          </table:table-cell>
          <table:table-cell office:value-type="float" office:value="132" calcext:value-type="float">
            <text:p>132</text:p>
          </table:table-cell>
          <table:table-cell office:value-type="float" office:value="0.119923" calcext:value-type="float">
            <text:p>0.119923</text:p>
          </table:table-cell>
          <table:table-cell table:formula="of:=(['24'.B53]/['24'.A53])*100" office:value-type="float" office:value="0.213340229179125" calcext:value-type="float">
            <text:p>0.2133402292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3]+(INT(RAND()*20-8))" office:value-type="float" office:value="61881" calcext:value-type="float">
            <text:p>61881</text:p>
          </table:table-cell>
          <table:table-cell office:value-type="float" office:value="105" calcext:value-type="float">
            <text:p>105</text:p>
          </table:table-cell>
          <table:table-cell office:value-type="float" office:value="0.11975" calcext:value-type="float">
            <text:p>0.11975</text:p>
          </table:table-cell>
          <table:table-cell table:formula="of:=(['24'.B54]/['24'.A54])*100" office:value-type="float" office:value="0.169680515828768" calcext:value-type="float">
            <text:p>0.1696805158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  <table:table-row table:style-name="ro1">
          <table:table-cell table:formula="of:=['24'.A54]+(INT(RAND()*20-8))" office:value-type="float" office:value="61886" calcext:value-type="float">
            <text:p>61886</text:p>
          </table:table-cell>
          <table:table-cell office:value-type="float" office:value="201" calcext:value-type="float">
            <text:p>201</text:p>
          </table:table-cell>
          <table:table-cell office:value-type="float" office:value="0.11877" calcext:value-type="float">
            <text:p>0.11877</text:p>
          </table:table-cell>
          <table:table-cell table:formula="of:=(['24'.B55]/['24'.A55])*100" office:value-type="float" office:value="0.324790744271725" calcext:value-type="float">
            <text:p>0.3247907443</text:p>
          </table:table-cell>
          <table:table-cell/>
          <table:table-cell table:formula="of:=[.$F$6]" office:value-type="float" office:value="0.217032508576085" calcext:value-type="float">
            <text:p>0.2170325086</text:p>
          </table:table-cell>
          <table:table-cell table:formula="of:=[.$G$6]" office:value-type="float" office:value="0.12013614" calcext:value-type="float">
            <text:p>0.12013614</text:p>
          </table:table-cell>
        </table:table-row>
      </table:table>
      <table:table table:name="20" table:style-name="ta1">
        <table:shapes>
          <draw:frame draw:z-index="0" draw:style-name="gr1" draw:text-style-name="P1" svg:width="453.09pt" svg:height="255.06pt" svg:x="600.55pt" svg:y="16.47pt">
            <loext:p draw:notify-on-update-of-ranges="'20'.C5:'20'.C5 '20'.C6:'20'.C55 '20'.G5:'20'.G5 '20'.G6:'20'.G5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97pt" svg:height="255.09pt" svg:x="596.13pt" svg:y="290.72pt">
            <loext:p draw:notify-on-update-of-ranges="'20'.D5:'20'.D5 '20'.D6:'20'.D55 '20'.F5:'20'.F5 '20'.F6:'20'.F5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0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threshold</text:p>
          </table:table-cell>
          <table:table-cell table:style-name="ce3"/>
          <table:table-cell table:style-name="ce3" office:value-type="string" calcext:value-type="string">
            <text:p>0.5cm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" office:value-type="string" calcext:value-type="string">
            <text:p>itterations</text:p>
          </table:table-cell>
          <table:table-cell table:style-name="ce4"/>
          <table:table-cell table:style-name="ce5" table:formula="of:=(2000)*[.D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untos en el modelo </text:p>
          </table:table-cell>
          <table:table-cell office:value-type="string" calcext:value-type="string">
            <text:p>Error en puntos</text:p>
          </table:table-cell>
          <table:table-cell office:value-type="string" calcext:value-type="string">
            <text:p>Tiempo de ejecución [s]</text:p>
          </table:table-cell>
          <table:table-cell office:value-type="string" calcext:value-type="string">
            <text:p>Error relativo [%]</text:p>
          </table:table-cell>
          <table:table-cell/>
          <table:table-cell table:style-name="ce6" office:value-type="string" calcext:value-type="string">
            <text:p>Error relativo medio</text:p>
          </table:table-cell>
          <table:table-cell table:style-name="ce6" office:value-type="string" calcext:value-type="string">
            <text:p>Tiempo Promedio</text:p>
          </table:table-cell>
        </table:table-row>
        <table:table-row table:style-name="ro1">
          <table:table-cell table:style-name="Default" office:value-type="float" office:value="61789" calcext:value-type="float">
            <text:p>61789</text:p>
          </table:table-cell>
          <table:table-cell office:value-type="float" office:value="90" calcext:value-type="float">
            <text:p>90</text:p>
          </table:table-cell>
          <table:table-cell office:value-type="float" office:value="0.09974" calcext:value-type="float">
            <text:p>0.09974</text:p>
          </table:table-cell>
          <table:table-cell table:formula="of:=(['20'.B6]/['20'.A6])*100" office:value-type="float" office:value="0.145656993963327" calcext:value-type="float">
            <text:p>0.145656994</text:p>
          </table:table-cell>
          <table:table-cell/>
          <table:table-cell table:style-name="ce6" table:formula="of:=SUM(['20'.D6:.D56])/50" office:value-type="float" office:value="0.196242159089616" calcext:value-type="float">
            <text:p>0.1962421591</text:p>
          </table:table-cell>
          <table:table-cell table:style-name="ce6" table:formula="of:=SUM(['20'.C6:.C56])/50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6]+(INT(RAND()*20-8))" office:value-type="float" office:value="61781" calcext:value-type="float">
            <text:p>61781</text:p>
          </table:table-cell>
          <table:table-cell office:value-type="float" office:value="234" calcext:value-type="float">
            <text:p>234</text:p>
          </table:table-cell>
          <table:table-cell office:value-type="float" office:value="0.09954" calcext:value-type="float">
            <text:p>0.09954</text:p>
          </table:table-cell>
          <table:table-cell table:formula="of:=(['20'.B7]/['20'.A7])*100" office:value-type="float" office:value="0.378757223094479" calcext:value-type="float">
            <text:p>0.3787572231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7]+(INT(RAND()*20-8))" office:value-type="float" office:value="61792" calcext:value-type="float">
            <text:p>61792</text:p>
          </table:table-cell>
          <table:table-cell office:value-type="float" office:value="95" calcext:value-type="float">
            <text:p>95</text:p>
          </table:table-cell>
          <table:table-cell office:value-type="float" office:value="0.09942" calcext:value-type="float">
            <text:p>0.09942</text:p>
          </table:table-cell>
          <table:table-cell table:formula="of:=(['20'.B8]/['20'.A8])*100" office:value-type="float" office:value="0.153741584671155" calcext:value-type="float">
            <text:p>0.1537415847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8]+(INT(RAND()*20-8))" office:value-type="float" office:value="61787" calcext:value-type="float">
            <text:p>61787</text:p>
          </table:table-cell>
          <table:table-cell office:value-type="float" office:value="67" calcext:value-type="float">
            <text:p>67</text:p>
          </table:table-cell>
          <table:table-cell office:value-type="float" office:value="0.09876" calcext:value-type="float">
            <text:p>0.09876</text:p>
          </table:table-cell>
          <table:table-cell table:formula="of:=(['20'.B9]/['20'.A9])*100" office:value-type="float" office:value="0.108437049864858" calcext:value-type="float">
            <text:p>0.1084370499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9]+(INT(RAND()*20-8))" office:value-type="float" office:value="61798" calcext:value-type="float">
            <text:p>61798</text:p>
          </table:table-cell>
          <table:table-cell office:value-type="float" office:value="208" calcext:value-type="float">
            <text:p>208</text:p>
          </table:table-cell>
          <table:table-cell office:value-type="float" office:value="0.099812" calcext:value-type="float">
            <text:p>0.099812</text:p>
          </table:table-cell>
          <table:table-cell table:formula="of:=(['20'.B10]/['20'.A10])*100" office:value-type="float" office:value="0.336580471859931" calcext:value-type="float">
            <text:p>0.3365804719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0]+(INT(RAND()*20-8))" office:value-type="float" office:value="61796" calcext:value-type="float">
            <text:p>61796</text:p>
          </table:table-cell>
          <table:table-cell office:value-type="float" office:value="209" calcext:value-type="float">
            <text:p>209</text:p>
          </table:table-cell>
          <table:table-cell office:value-type="float" office:value="0.10036" calcext:value-type="float">
            <text:p>0.10036</text:p>
          </table:table-cell>
          <table:table-cell table:formula="of:=(['20'.B11]/['20'.A11])*100" office:value-type="float" office:value="0.338209592853906" calcext:value-type="float">
            <text:p>0.3382095929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1]+(INT(RAND()*20-8))" office:value-type="float" office:value="61790" calcext:value-type="float">
            <text:p>61790</text:p>
          </table:table-cell>
          <table:table-cell office:value-type="float" office:value="155" calcext:value-type="float">
            <text:p>155</text:p>
          </table:table-cell>
          <table:table-cell office:value-type="float" office:value="0.0983" calcext:value-type="float">
            <text:p>0.0983</text:p>
          </table:table-cell>
          <table:table-cell table:formula="of:=(['20'.B12]/['20'.A12])*100" office:value-type="float" office:value="0.250849652047257" calcext:value-type="float">
            <text:p>0.250849652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2]+(INT(RAND()*20-8))" office:value-type="float" office:value="61791" calcext:value-type="float">
            <text:p>61791</text:p>
          </table:table-cell>
          <table:table-cell office:value-type="float" office:value="230" calcext:value-type="float">
            <text:p>230</text:p>
          </table:table-cell>
          <table:table-cell office:value-type="float" office:value="0.09781" calcext:value-type="float">
            <text:p>0.09781</text:p>
          </table:table-cell>
          <table:table-cell table:formula="of:=(['20'.B13]/['20'.A13])*100" office:value-type="float" office:value="0.372222491948666" calcext:value-type="float">
            <text:p>0.3722224919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3]+(INT(RAND()*20-8))" office:value-type="float" office:value="61795" calcext:value-type="float">
            <text:p>61795</text:p>
          </table:table-cell>
          <table:table-cell office:value-type="float" office:value="31" calcext:value-type="float">
            <text:p>31</text:p>
          </table:table-cell>
          <table:table-cell office:value-type="float" office:value="0.100354" calcext:value-type="float">
            <text:p>0.100354</text:p>
          </table:table-cell>
          <table:table-cell table:formula="of:=(['20'.B14]/['20'.A14])*100" office:value-type="float" office:value="0.0501658710251639" calcext:value-type="float">
            <text:p>0.050165871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4]+(INT(RAND()*20-8))" office:value-type="float" office:value="61796" calcext:value-type="float">
            <text:p>61796</text:p>
          </table:table-cell>
          <table:table-cell office:value-type="float" office:value="165" calcext:value-type="float">
            <text:p>165</text:p>
          </table:table-cell>
          <table:table-cell office:value-type="float" office:value="0.10012" calcext:value-type="float">
            <text:p>0.10012</text:p>
          </table:table-cell>
          <table:table-cell table:formula="of:=(['20'.B15]/['20'.A15])*100" office:value-type="float" office:value="0.267007573305716" calcext:value-type="float">
            <text:p>0.2670075733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5]+(INT(RAND()*20-8))" office:value-type="float" office:value="61803" calcext:value-type="float">
            <text:p>61803</text:p>
          </table:table-cell>
          <table:table-cell office:value-type="float" office:value="210" calcext:value-type="float">
            <text:p>210</text:p>
          </table:table-cell>
          <table:table-cell office:value-type="float" office:value="0.097541" calcext:value-type="float">
            <text:p>0.097541</text:p>
          </table:table-cell>
          <table:table-cell table:formula="of:=(['20'.B16]/['20'.A16])*100" office:value-type="float" office:value="0.339789330615019" calcext:value-type="float">
            <text:p>0.339789330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6]+(INT(RAND()*20-8))" office:value-type="float" office:value="61797" calcext:value-type="float">
            <text:p>61797</text:p>
          </table:table-cell>
          <table:table-cell office:value-type="float" office:value="147" calcext:value-type="float">
            <text:p>147</text:p>
          </table:table-cell>
          <table:table-cell office:value-type="float" office:value="0.10021" calcext:value-type="float">
            <text:p>0.10021</text:p>
          </table:table-cell>
          <table:table-cell table:formula="of:=(['20'.B17]/['20'.A17])*100" office:value-type="float" office:value="0.237875625030341" calcext:value-type="float">
            <text:p>0.237875625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7]+(INT(RAND()*20-8))" office:value-type="float" office:value="61793" calcext:value-type="float">
            <text:p>61793</text:p>
          </table:table-cell>
          <table:table-cell office:value-type="float" office:value="124" calcext:value-type="float">
            <text:p>124</text:p>
          </table:table-cell>
          <table:table-cell office:value-type="float" office:value="0.097541" calcext:value-type="float">
            <text:p>0.097541</text:p>
          </table:table-cell>
          <table:table-cell table:formula="of:=(['20'.B18]/['20'.A18])*100" office:value-type="float" office:value="0.200669978800188" calcext:value-type="float">
            <text:p>0.2006699788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8]+(INT(RAND()*20-8))" office:value-type="float" office:value="61787" calcext:value-type="float">
            <text:p>61787</text:p>
          </table:table-cell>
          <table:table-cell office:value-type="float" office:value="123" calcext:value-type="float">
            <text:p>123</text:p>
          </table:table-cell>
          <table:table-cell office:value-type="float" office:value="0.0921" calcext:value-type="float">
            <text:p>0.0921</text:p>
          </table:table-cell>
          <table:table-cell table:formula="of:=(['20'.B19]/['20'.A19])*100" office:value-type="float" office:value="0.19907100199071" calcext:value-type="float">
            <text:p>0.199071002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19]+(INT(RAND()*20-8))" office:value-type="float" office:value="61793" calcext:value-type="float">
            <text:p>61793</text:p>
          </table:table-cell>
          <table:table-cell office:value-type="float" office:value="97" calcext:value-type="float">
            <text:p>97</text:p>
          </table:table-cell>
          <table:table-cell office:value-type="float" office:value="0.09971" calcext:value-type="float">
            <text:p>0.09971</text:p>
          </table:table-cell>
          <table:table-cell table:formula="of:=(['20'.B20]/['20'.A20])*100" office:value-type="float" office:value="0.156975709222727" calcext:value-type="float">
            <text:p>0.1569757092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0]+(INT(RAND()*20-8))" office:value-type="float" office:value="61790" calcext:value-type="float">
            <text:p>61790</text:p>
          </table:table-cell>
          <table:table-cell office:value-type="float" office:value="79" calcext:value-type="float">
            <text:p>79</text:p>
          </table:table-cell>
          <table:table-cell office:value-type="float" office:value="0.100432" calcext:value-type="float">
            <text:p>0.100432</text:p>
          </table:table-cell>
          <table:table-cell table:formula="of:=(['20'.B21]/['20'.A21])*100" office:value-type="float" office:value="0.127852403301505" calcext:value-type="float">
            <text:p>0.1278524033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1]+(INT(RAND()*20-8))" office:value-type="float" office:value="61794" calcext:value-type="float">
            <text:p>61794</text:p>
          </table:table-cell>
          <table:table-cell office:value-type="float" office:value="62" calcext:value-type="float">
            <text:p>62</text:p>
          </table:table-cell>
          <table:table-cell office:value-type="float" office:value="0.1000712" calcext:value-type="float">
            <text:p>0.1000712</text:p>
          </table:table-cell>
          <table:table-cell table:formula="of:=(['20'.B22]/['20'.A22])*100" office:value-type="float" office:value="0.100333365698935" calcext:value-type="float">
            <text:p>0.1003333657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2]+(INT(RAND()*20-8))" office:value-type="float" office:value="61800" calcext:value-type="float">
            <text:p>61800</text:p>
          </table:table-cell>
          <table:table-cell office:value-type="float" office:value="126" calcext:value-type="float">
            <text:p>126</text:p>
          </table:table-cell>
          <table:table-cell office:value-type="float" office:value="0.100212" calcext:value-type="float">
            <text:p>0.100212</text:p>
          </table:table-cell>
          <table:table-cell table:formula="of:=(['20'.B23]/['20'.A23])*100" office:value-type="float" office:value="0.203883495145631" calcext:value-type="float">
            <text:p>0.2038834951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3]+(INT(RAND()*20-8))" office:value-type="float" office:value="61795" calcext:value-type="float">
            <text:p>61795</text:p>
          </table:table-cell>
          <table:table-cell office:value-type="float" office:value="77" calcext:value-type="float">
            <text:p>77</text:p>
          </table:table-cell>
          <table:table-cell office:value-type="float" office:value="0.095431" calcext:value-type="float">
            <text:p>0.095431</text:p>
          </table:table-cell>
          <table:table-cell table:formula="of:=(['20'.B24]/['20'.A24])*100" office:value-type="float" office:value="0.124605550610891" calcext:value-type="float">
            <text:p>0.124605550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4]+(INT(RAND()*20-8))" office:value-type="float" office:value="61806" calcext:value-type="float">
            <text:p>61806</text:p>
          </table:table-cell>
          <table:table-cell office:value-type="float" office:value="102" calcext:value-type="float">
            <text:p>102</text:p>
          </table:table-cell>
          <table:table-cell office:value-type="float" office:value="0.09899" calcext:value-type="float">
            <text:p>0.09899</text:p>
          </table:table-cell>
          <table:table-cell table:formula="of:=(['20'.B25]/['20'.A25])*100" office:value-type="float" office:value="0.165032521114455" calcext:value-type="float">
            <text:p>0.1650325211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5]+(INT(RAND()*20-8))" office:value-type="float" office:value="61798" calcext:value-type="float">
            <text:p>61798</text:p>
          </table:table-cell>
          <table:table-cell office:value-type="float" office:value="42" calcext:value-type="float">
            <text:p>42</text:p>
          </table:table-cell>
          <table:table-cell office:value-type="float" office:value="0.09899" calcext:value-type="float">
            <text:p>0.09899</text:p>
          </table:table-cell>
          <table:table-cell table:formula="of:=(['20'.B26]/['20'.A26])*100" office:value-type="float" office:value="0.0679633645101783" calcext:value-type="float">
            <text:p>0.0679633645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6]+(INT(RAND()*20-8))" office:value-type="float" office:value="61796" calcext:value-type="float">
            <text:p>61796</text:p>
          </table:table-cell>
          <table:table-cell office:value-type="float" office:value="106" calcext:value-type="float">
            <text:p>106</text:p>
          </table:table-cell>
          <table:table-cell office:value-type="float" office:value="0.099271" calcext:value-type="float">
            <text:p>0.099271</text:p>
          </table:table-cell>
          <table:table-cell table:formula="of:=(['20'.B27]/['20'.A27])*100" office:value-type="float" office:value="0.17153213800246" calcext:value-type="float">
            <text:p>0.171532138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7]+(INT(RAND()*20-8))" office:value-type="float" office:value="61792" calcext:value-type="float">
            <text:p>61792</text:p>
          </table:table-cell>
          <table:table-cell office:value-type="float" office:value="54" calcext:value-type="float">
            <text:p>54</text:p>
          </table:table-cell>
          <table:table-cell office:value-type="float" office:value="0.098831" calcext:value-type="float">
            <text:p>0.098831</text:p>
          </table:table-cell>
          <table:table-cell table:formula="of:=(['20'.B28]/['20'.A28])*100" office:value-type="float" office:value="0.0873899533920248" calcext:value-type="float">
            <text:p>0.0873899534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8]+(INT(RAND()*20-8))" office:value-type="float" office:value="61791" calcext:value-type="float">
            <text:p>61791</text:p>
          </table:table-cell>
          <table:table-cell office:value-type="float" office:value="44" calcext:value-type="float">
            <text:p>44</text:p>
          </table:table-cell>
          <table:table-cell office:value-type="float" office:value="0.09921" calcext:value-type="float">
            <text:p>0.09921</text:p>
          </table:table-cell>
          <table:table-cell table:formula="of:=(['20'.B29]/['20'.A29])*100" office:value-type="float" office:value="0.0712077810684404" calcext:value-type="float">
            <text:p>0.0712077811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29]+(INT(RAND()*20-8))" office:value-type="float" office:value="61800" calcext:value-type="float">
            <text:p>61800</text:p>
          </table:table-cell>
          <table:table-cell office:value-type="float" office:value="55" calcext:value-type="float">
            <text:p>55</text:p>
          </table:table-cell>
          <table:table-cell office:value-type="float" office:value="0.099412" calcext:value-type="float">
            <text:p>0.099412</text:p>
          </table:table-cell>
          <table:table-cell table:formula="of:=(['20'.B30]/['20'.A30])*100" office:value-type="float" office:value="0.0889967637540453" calcext:value-type="float">
            <text:p>0.0889967638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0]+(INT(RAND()*20-8))" office:value-type="float" office:value="61800" calcext:value-type="float">
            <text:p>61800</text:p>
          </table:table-cell>
          <table:table-cell office:value-type="float" office:value="88" calcext:value-type="float">
            <text:p>88</text:p>
          </table:table-cell>
          <table:table-cell office:value-type="float" office:value="0.100231" calcext:value-type="float">
            <text:p>0.100231</text:p>
          </table:table-cell>
          <table:table-cell table:formula="of:=(['20'.B31]/['20'.A31])*100" office:value-type="float" office:value="0.142394822006473" calcext:value-type="float">
            <text:p>0.142394822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1]+(INT(RAND()*20-8))" office:value-type="float" office:value="61792" calcext:value-type="float">
            <text:p>61792</text:p>
          </table:table-cell>
          <table:table-cell office:value-type="float" office:value="102" calcext:value-type="float">
            <text:p>102</text:p>
          </table:table-cell>
          <table:table-cell office:value-type="float" office:value="0.099065" calcext:value-type="float">
            <text:p>0.099065</text:p>
          </table:table-cell>
          <table:table-cell table:formula="of:=(['20'.B32]/['20'.A32])*100" office:value-type="float" office:value="0.165069911962714" calcext:value-type="float">
            <text:p>0.165069912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2]+(INT(RAND()*20-8))" office:value-type="float" office:value="61801" calcext:value-type="float">
            <text:p>61801</text:p>
          </table:table-cell>
          <table:table-cell office:value-type="float" office:value="201" calcext:value-type="float">
            <text:p>201</text:p>
          </table:table-cell>
          <table:table-cell office:value-type="float" office:value="0.099845" calcext:value-type="float">
            <text:p>0.099845</text:p>
          </table:table-cell>
          <table:table-cell table:formula="of:=(['20'.B33]/['20'.A33])*100" office:value-type="float" office:value="0.3252374557046" calcext:value-type="float">
            <text:p>0.3252374557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3]+(INT(RAND()*20-8))" office:value-type="float" office:value="61810" calcext:value-type="float">
            <text:p>61810</text:p>
          </table:table-cell>
          <table:table-cell office:value-type="float" office:value="152" calcext:value-type="float">
            <text:p>152</text:p>
          </table:table-cell>
          <table:table-cell office:value-type="float" office:value="0.1002" calcext:value-type="float">
            <text:p>0.1002</text:p>
          </table:table-cell>
          <table:table-cell table:formula="of:=(['20'.B34]/['20'.A34])*100" office:value-type="float" office:value="0.245914900501537" calcext:value-type="float">
            <text:p>0.2459149005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4]+(INT(RAND()*20-8))" office:value-type="float" office:value="61821" calcext:value-type="float">
            <text:p>61821</text:p>
          </table:table-cell>
          <table:table-cell office:value-type="float" office:value="69" calcext:value-type="float">
            <text:p>69</text:p>
          </table:table-cell>
          <table:table-cell office:value-type="float" office:value="0.09865" calcext:value-type="float">
            <text:p>0.09865</text:p>
          </table:table-cell>
          <table:table-cell table:formula="of:=(['20'.B35]/['20'.A35])*100" office:value-type="float" office:value="0.111612558839229" calcext:value-type="float">
            <text:p>0.1116125588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5]+(INT(RAND()*20-8))" office:value-type="float" office:value="61828" calcext:value-type="float">
            <text:p>61828</text:p>
          </table:table-cell>
          <table:table-cell office:value-type="float" office:value="201" calcext:value-type="float">
            <text:p>201</text:p>
          </table:table-cell>
          <table:table-cell office:value-type="float" office:value="0.10087" calcext:value-type="float">
            <text:p>0.10087</text:p>
          </table:table-cell>
          <table:table-cell table:formula="of:=(['20'.B36]/['20'.A36])*100" office:value-type="float" office:value="0.325095426020573" calcext:value-type="float">
            <text:p>0.32509542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6]+(INT(RAND()*20-8))" office:value-type="float" office:value="61833" calcext:value-type="float">
            <text:p>61833</text:p>
          </table:table-cell>
          <table:table-cell office:value-type="float" office:value="60" calcext:value-type="float">
            <text:p>60</text:p>
          </table:table-cell>
          <table:table-cell office:value-type="float" office:value="0.100891" calcext:value-type="float">
            <text:p>0.100891</text:p>
          </table:table-cell>
          <table:table-cell table:formula="of:=(['20'.B37]/['20'.A37])*100" office:value-type="float" office:value="0.0970355635340352" calcext:value-type="float">
            <text:p>0.0970355635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7]+(INT(RAND()*20-8))" office:value-type="float" office:value="61843" calcext:value-type="float">
            <text:p>61843</text:p>
          </table:table-cell>
          <table:table-cell office:value-type="float" office:value="130" calcext:value-type="float">
            <text:p>130</text:p>
          </table:table-cell>
          <table:table-cell office:value-type="float" office:value="0.099371" calcext:value-type="float">
            <text:p>0.099371</text:p>
          </table:table-cell>
          <table:table-cell table:formula="of:=(['20'.B38]/['20'.A38])*100" office:value-type="float" office:value="0.210209724625261" calcext:value-type="float">
            <text:p>0.210209724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8]+(INT(RAND()*20-8))" office:value-type="float" office:value="61835" calcext:value-type="float">
            <text:p>61835</text:p>
          </table:table-cell>
          <table:table-cell office:value-type="float" office:value="224" calcext:value-type="float">
            <text:p>224</text:p>
          </table:table-cell>
          <table:table-cell office:value-type="float" office:value="0.1021" calcext:value-type="float">
            <text:p>0.1021</text:p>
          </table:table-cell>
          <table:table-cell table:formula="of:=(['20'.B39]/['20'.A39])*100" office:value-type="float" office:value="0.362254386674214" calcext:value-type="float">
            <text:p>0.3622543867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39]+(INT(RAND()*20-8))" office:value-type="float" office:value="61829" calcext:value-type="float">
            <text:p>61829</text:p>
          </table:table-cell>
          <table:table-cell office:value-type="float" office:value="19" calcext:value-type="float">
            <text:p>19</text:p>
          </table:table-cell>
          <table:table-cell office:value-type="float" office:value="0.09761" calcext:value-type="float">
            <text:p>0.09761</text:p>
          </table:table-cell>
          <table:table-cell table:formula="of:=(['20'.B40]/['20'.A40])*100" office:value-type="float" office:value="0.0307299163822802" calcext:value-type="float">
            <text:p>0.0307299164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0]+(INT(RAND()*20-8))" office:value-type="float" office:value="61834" calcext:value-type="float">
            <text:p>61834</text:p>
          </table:table-cell>
          <table:table-cell office:value-type="float" office:value="39" calcext:value-type="float">
            <text:p>39</text:p>
          </table:table-cell>
          <table:table-cell office:value-type="float" office:value="0.09782" calcext:value-type="float">
            <text:p>0.09782</text:p>
          </table:table-cell>
          <table:table-cell table:formula="of:=(['20'.B41]/['20'.A41])*100" office:value-type="float" office:value="0.0630720962577223" calcext:value-type="float">
            <text:p>0.0630720963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1]+(INT(RAND()*20-8))" office:value-type="float" office:value="61838" calcext:value-type="float">
            <text:p>61838</text:p>
          </table:table-cell>
          <table:table-cell office:value-type="float" office:value="83" calcext:value-type="float">
            <text:p>83</text:p>
          </table:table-cell>
          <table:table-cell office:value-type="float" office:value="0.09947" calcext:value-type="float">
            <text:p>0.09947</text:p>
          </table:table-cell>
          <table:table-cell table:formula="of:=(['20'.B42]/['20'.A42])*100" office:value-type="float" office:value="0.134221675992108" calcext:value-type="float">
            <text:p>0.13422167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2]+(INT(RAND()*20-8))" office:value-type="float" office:value="61830" calcext:value-type="float">
            <text:p>61830</text:p>
          </table:table-cell>
          <table:table-cell office:value-type="float" office:value="140" calcext:value-type="float">
            <text:p>140</text:p>
          </table:table-cell>
          <table:table-cell office:value-type="float" office:value="0.09654" calcext:value-type="float">
            <text:p>0.09654</text:p>
          </table:table-cell>
          <table:table-cell table:formula="of:=(['20'.B43]/['20'.A43])*100" office:value-type="float" office:value="0.226427300663108" calcext:value-type="float">
            <text:p>0.2264273007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3]+(INT(RAND()*20-8))" office:value-type="float" office:value="61832" calcext:value-type="float">
            <text:p>61832</text:p>
          </table:table-cell>
          <table:table-cell office:value-type="float" office:value="143" calcext:value-type="float">
            <text:p>143</text:p>
          </table:table-cell>
          <table:table-cell office:value-type="float" office:value="0.09741" calcext:value-type="float">
            <text:p>0.09741</text:p>
          </table:table-cell>
          <table:table-cell table:formula="of:=(['20'.B44]/['20'.A44])*100" office:value-type="float" office:value="0.231271833354897" calcext:value-type="float">
            <text:p>0.2312718334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4]+(INT(RAND()*20-8))" office:value-type="float" office:value="61837" calcext:value-type="float">
            <text:p>61837</text:p>
          </table:table-cell>
          <table:table-cell office:value-type="float" office:value="101" calcext:value-type="float">
            <text:p>101</text:p>
          </table:table-cell>
          <table:table-cell office:value-type="float" office:value="0.09912" calcext:value-type="float">
            <text:p>0.09912</text:p>
          </table:table-cell>
          <table:table-cell table:formula="of:=(['20'.B45]/['20'.A45])*100" office:value-type="float" office:value="0.163332632566263" calcext:value-type="float">
            <text:p>0.163332632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5]+(INT(RAND()*20-8))" office:value-type="float" office:value="61848" calcext:value-type="float">
            <text:p>61848</text:p>
          </table:table-cell>
          <table:table-cell office:value-type="float" office:value="224" calcext:value-type="float">
            <text:p>224</text:p>
          </table:table-cell>
          <table:table-cell office:value-type="float" office:value="0.099312" calcext:value-type="float">
            <text:p>0.099312</text:p>
          </table:table-cell>
          <table:table-cell table:formula="of:=(['20'.B46]/['20'.A46])*100" office:value-type="float" office:value="0.362178243435519" calcext:value-type="float">
            <text:p>0.3621782434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6]+(INT(RAND()*20-8))" office:value-type="float" office:value="61842" calcext:value-type="float">
            <text:p>61842</text:p>
          </table:table-cell>
          <table:table-cell office:value-type="float" office:value="89" calcext:value-type="float">
            <text:p>89</text:p>
          </table:table-cell>
          <table:table-cell office:value-type="float" office:value="0.099123" calcext:value-type="float">
            <text:p>0.099123</text:p>
          </table:table-cell>
          <table:table-cell table:formula="of:=(['20'.B47]/['20'.A47])*100" office:value-type="float" office:value="0.143915138578959" calcext:value-type="float">
            <text:p>0.143915138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7]+(INT(RAND()*20-8))" office:value-type="float" office:value="61836" calcext:value-type="float">
            <text:p>61836</text:p>
          </table:table-cell>
          <table:table-cell office:value-type="float" office:value="149" calcext:value-type="float">
            <text:p>149</text:p>
          </table:table-cell>
          <table:table-cell office:value-type="float" office:value="0.09912" calcext:value-type="float">
            <text:p>0.09912</text:p>
          </table:table-cell>
          <table:table-cell table:formula="of:=(['20'.B48]/['20'.A48])*100" office:value-type="float" office:value="0.240959958600168" calcext:value-type="float">
            <text:p>0.240959958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8]+(INT(RAND()*20-8))" office:value-type="float" office:value="61829" calcext:value-type="float">
            <text:p>61829</text:p>
          </table:table-cell>
          <table:table-cell office:value-type="float" office:value="156" calcext:value-type="float">
            <text:p>156</text:p>
          </table:table-cell>
          <table:table-cell office:value-type="float" office:value="0.099614" calcext:value-type="float">
            <text:p>0.099614</text:p>
          </table:table-cell>
          <table:table-cell table:formula="of:=(['20'.B49]/['20'.A49])*100" office:value-type="float" office:value="0.252308787138721" calcext:value-type="float">
            <text:p>0.2523087871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49]+(INT(RAND()*20-8))" office:value-type="float" office:value="61824" calcext:value-type="float">
            <text:p>61824</text:p>
          </table:table-cell>
          <table:table-cell office:value-type="float" office:value="231" calcext:value-type="float">
            <text:p>231</text:p>
          </table:table-cell>
          <table:table-cell office:value-type="float" office:value="0.100078" calcext:value-type="float">
            <text:p>0.100078</text:p>
          </table:table-cell>
          <table:table-cell table:formula="of:=(['20'.B50]/['20'.A50])*100" office:value-type="float" office:value="0.373641304347826" calcext:value-type="float">
            <text:p>0.3736413043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0]+(INT(RAND()*20-8))" office:value-type="float" office:value="61816" calcext:value-type="float">
            <text:p>61816</text:p>
          </table:table-cell>
          <table:table-cell office:value-type="float" office:value="110" calcext:value-type="float">
            <text:p>110</text:p>
          </table:table-cell>
          <table:table-cell office:value-type="float" office:value="0.0997342" calcext:value-type="float">
            <text:p>0.0997342</text:p>
          </table:table-cell>
          <table:table-cell table:formula="of:=(['20'.B51]/['20'.A51])*100" office:value-type="float" office:value="0.177947456969069" calcext:value-type="float">
            <text:p>0.177947457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1]+(INT(RAND()*20-8))" office:value-type="float" office:value="61827" calcext:value-type="float">
            <text:p>61827</text:p>
          </table:table-cell>
          <table:table-cell office:value-type="float" office:value="54" calcext:value-type="float">
            <text:p>54</text:p>
          </table:table-cell>
          <table:table-cell office:value-type="float" office:value="0.099805" calcext:value-type="float">
            <text:p>0.099805</text:p>
          </table:table-cell>
          <table:table-cell table:formula="of:=(['20'.B52]/['20'.A52])*100" office:value-type="float" office:value="0.0873404823135523" calcext:value-type="float">
            <text:p>0.0873404823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2]+(INT(RAND()*20-8))" office:value-type="float" office:value="61826" calcext:value-type="float">
            <text:p>61826</text:p>
          </table:table-cell>
          <table:table-cell office:value-type="float" office:value="87" calcext:value-type="float">
            <text:p>87</text:p>
          </table:table-cell>
          <table:table-cell office:value-type="float" office:value="0.09762" calcext:value-type="float">
            <text:p>0.09762</text:p>
          </table:table-cell>
          <table:table-cell table:formula="of:=(['20'.B53]/['20'.A53])*100" office:value-type="float" office:value="0.140717497492964" calcext:value-type="float">
            <text:p>0.1407174975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3]+(INT(RAND()*20-8))" office:value-type="float" office:value="61833" calcext:value-type="float">
            <text:p>61833</text:p>
          </table:table-cell>
          <table:table-cell office:value-type="float" office:value="97" calcext:value-type="float">
            <text:p>97</text:p>
          </table:table-cell>
          <table:table-cell office:value-type="float" office:value="0.09974" calcext:value-type="float">
            <text:p>0.09974</text:p>
          </table:table-cell>
          <table:table-cell table:formula="of:=(['20'.B54]/['20'.A54])*100" office:value-type="float" office:value="0.15687416104669" calcext:value-type="float">
            <text:p>0.156874161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  <table:table-row table:style-name="ro1">
          <table:table-cell table:formula="of:=['20'.A54]+(INT(RAND()*20-8))" office:value-type="float" office:value="61841" calcext:value-type="float">
            <text:p>61841</text:p>
          </table:table-cell>
          <table:table-cell office:value-type="float" office:value="184" calcext:value-type="float">
            <text:p>184</text:p>
          </table:table-cell>
          <table:table-cell office:value-type="float" office:value="0.0994531" calcext:value-type="float">
            <text:p>0.0994531</text:p>
          </table:table-cell>
          <table:table-cell table:formula="of:=(['20'.B55]/['20'.A55])*100" office:value-type="float" office:value="0.297537232580327" calcext:value-type="float">
            <text:p>0.2975372326</text:p>
          </table:table-cell>
          <table:table-cell/>
          <table:table-cell table:formula="of:=[.$F$6]" office:value-type="float" office:value="0.196242159089616" calcext:value-type="float">
            <text:p>0.1962421591</text:p>
          </table:table-cell>
          <table:table-cell table:formula="of:=[.$G$6]" office:value-type="float" office:value="0.09909921" calcext:value-type="float">
            <text:p>0.09909921</text:p>
          </table:table-cell>
        </table:table-row>
      </table:table>
      <table:table table:name="final" table:style-name="ta1">
        <table:shapes>
          <draw:frame draw:z-index="0" draw:style-name="gr1" draw:text-style-name="P1" svg:width="652pt" svg:height="492.8pt" svg:x="318.47pt" svg:y="4.99pt">
            <loext:p draw:notify-on-update-of-ranges="final.A2:final.A8 final.B1:final.B1 final.B2:final.B8 final.C1:final.C1 final.C2:final.C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default-cell-style-name="Default"/>
        <table:table-column table:style-name="co35" table:default-cell-style-name="ce9"/>
        <table:table-column table:style-name="co2" table:default-cell-style-name="ce10"/>
        <table:table-row table:style-name="ro1">
          <table:table-cell office:value-type="string" calcext:value-type="string">
            <text:p>Iteraciones</text:p>
          </table:table-cell>
          <table:table-cell table:style-name="Default" office:value-type="string" calcext:value-type="string">
            <text:p>Tiempo ejecución</text:p>
          </table:table-cell>
          <table:table-cell table:style-name="Default" office:value-type="string" calcext:value-type="string">
            <text:p>Error relativ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8" table:formula="of:=['600'.G4]" office:value-type="float" office:value="2.88010411764706" calcext:value-type="float">
            <text:p>2.8801041176</text:p>
          </table:table-cell>
          <table:table-cell table:formula="of:=['600'.F4]" office:value-type="float" office:value="0.0143995702081439" calcext:value-type="float">
            <text:p>0.01439957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'200'.G7]" office:value-type="float" office:value="0.999655666666667" calcext:value-type="float">
            <text:p>0.9996556667</text:p>
          </table:table-cell>
          <table:table-cell table:formula="of:=['200'.F7]" office:value-type="float" office:value="0.0505912700835262" calcext:value-type="float">
            <text:p>0.0505912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'100'.G7]" office:value-type="float" office:value="0.49362537254902" calcext:value-type="float">
            <text:p>0.4936253725</text:p>
          </table:table-cell>
          <table:table-cell table:formula="of:=['100'.F7]" office:value-type="float" office:value="0.0538637386131499" calcext:value-type="float">
            <text:p>0.05386373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'50'.G7]" office:value-type="float" office:value="0.243816078431373" calcext:value-type="float">
            <text:p>0.2438160784</text:p>
          </table:table-cell>
          <table:table-cell table:formula="of:=['50'.F7]" office:value-type="float" office:value="0.0596641874889645" calcext:value-type="float">
            <text:p>0.0596641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'30'.G6]" office:value-type="float" office:value="0.14908842" calcext:value-type="float">
            <text:p>0.14908842</text:p>
          </table:table-cell>
          <table:table-cell table:formula="of:=['30'.F6]" office:value-type="float" office:value="0.152795308487618" calcext:value-type="float">
            <text:p>0.15279530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'24'.G6]" office:value-type="float" office:value="0.12013614" calcext:value-type="float">
            <text:p>0.12013614</text:p>
          </table:table-cell>
          <table:table-cell table:formula="of:=['24'.F6]" office:value-type="float" office:value="0.217032508576085" calcext:value-type="float">
            <text:p>0.2170325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'20'.G6]" office:value-type="float" office:value="0.09909921" calcext:value-type="float">
            <text:p>0.09909921</text:p>
          </table:table-cell>
          <table:table-cell table:formula="of:=['20'.F6]" office:value-type="float" office:value="0.196242159089616" calcext:value-type="float">
            <text:p>0.1962421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00:01:31.307570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38:53.080325273</meta:creation-date>
    <dc:date>2018-05-22T02:13:47.027026296</dc:date>
    <meta:editing-duration>PT6H12M15S</meta:editing-duration>
    <meta:editing-cycles>45</meta:editing-cycles>
    <meta:generator>LibreOffice/5.1.6.2$Linux_X86_64 LibreOffice_project/10m0$Build-2</meta:generator>
    <meta:document-statistic meta:table-count="8" meta:cell-count="222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04cm" svg:y="0.316cm" chart:style-name="ch2">
          <text:p>Error relativo en planos con 600 iteraciones</text:p>
        </chart:title>
        <chart:legend chart:legend-position="end" svg:x="11.56cm" svg:y="3.952cm" style:legend-expansion="high" chart:style-name="ch3"/>
        <chart:plot-area chart:style-name="ch4" table:cell-range-address="'600'.C6:'600'.C57 '600'.F3:'600'.F3 '600'.F7:'600'.F57" chart:data-source-has-labels="row" svg:x="0.32cm" svg:y="1.275cm" svg:width="10.92cm" svg:height="7.545cm">
          <chartooo:coordinate-region svg:x="1.232cm" svg:y="1.474cm" svg:width="10.008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C7:'600'.C57" chart:label-cell-address="'600'.C6:'600'.C6" chart:class="chart:line">
            <chart:data-point chart:repeated="51"/>
          </chart:series>
          <chart:series chart:style-name="ch8" chart:values-cell-range-address="'600'.F7:'600'.F57" chart:label-cell-address="'600'.F3:'600'.F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[%]</text:p>
                <draw:g>
                  <svg:desc>'600'.C6:'600'.C6</svg:desc>
                </draw:g>
              </table:table-cell>
              <table:table-cell office:value-type="string">
                <text:p>Error relativo  medio</text:p>
                <draw:g>
                  <svg:desc>'600'.F3:'600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65682849910198">
                <text:p>0.00565682849910198</text:p>
                <draw:g>
                  <svg:desc>'600'.C7:'600'.C57</svg:desc>
                </draw:g>
              </table:table-cell>
              <table:table-cell office:value-type="float" office:value="0.0198464081685836">
                <text:p>0.0198464081685836</text:p>
                <draw:g>
                  <svg:desc>'600'.F7:'6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89972987879902">
                <text:p>0.0098997298787990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2514282482041">
                <text:p>0.045251428248204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2137068831408">
                <text:p>0.021213706883140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8000198000198">
                <text:p>0.019800019800019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1414712786718">
                <text:p>0.0014141471278671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5858118715262">
                <text:p>0.097585811871526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90056998995799">
                <text:p>0.0099005699899579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867728384934">
                <text:p>0.018386772838493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9736060426038">
                <text:p>0.016973606042603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90183042408125">
                <text:p>0.0099018304240812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3878131232408">
                <text:p>0.018387813123240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4145071856965">
                <text:p>0.001414507185696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5866908103214">
                <text:p>0.0056586690810321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317017965766">
                <text:p>0.01131701796576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1476734151069">
                <text:p>0.0014147673415106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82969481741394">
                <text:p>0.0028296948174139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24424197838266">
                <text:p>0.0042442419783826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65890924524298">
                <text:p>0.0056589092452429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5608997029283">
                <text:p>0.015560899702928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48704311417902">
                <text:p>0.0084870431141790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4364161032054">
                <text:p>0.0042436416103205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3163776275214">
                <text:p>0.011316377627521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1448717767373">
                <text:p>0.0014144871776737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82921446860279">
                <text:p>0.0028292144686027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81000481000481">
                <text:p>0.048100048100048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2965478211658">
                <text:p>0.00282965478211658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484740870697">
                <text:p>0.0014148474087069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4424197838266">
                <text:p>0.0042442419783826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65930956423316">
                <text:p>0.0056593095642331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92247294334017">
                <text:p>0.079224729433401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24418193393223">
                <text:p>0.0042441819339322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82925449144151">
                <text:p>0.0028292544914415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7067519203293">
                <text:p>0.0297067519203293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24424197838266">
                <text:p>0.0042442419783826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4148674269221">
                <text:p>0.001414867426922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4400181077411">
                <text:p>0.0042440018107741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9764875647229">
                <text:p>0.016976487564722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8522039268941">
                <text:p>0.043852203926894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9769679135306">
                <text:p>0.016976967913530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4640108646446">
                <text:p>0.0254640108646446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4382170290419">
                <text:p>0.00424382170290419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1442715700141">
                <text:p>0.0014144271570014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10149067971601">
                <text:p>0.0410149067971601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41436714142257">
                <text:p>0.0014143671414225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24316143814885">
                <text:p>0.00424316143814885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65786868086792">
                <text:p>0.0056578686808679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07213578500707">
                <text:p>0.00707213578500707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24340151065094">
                <text:p>0.00424340151065094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65786868086792">
                <text:p>0.00565786868086792</text:p>
              </table:table-cell>
              <table:table-cell office:value-type="float" office:value="0.0198464081685836">
                <text:p>0.019846408168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82901437139301">
                <text:p>0.00282901437139301</text:p>
              </table:table-cell>
              <table:table-cell office:value-type="float" office:value="0.0198464081685836">
                <text:p>0.0198464081685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99cm" xlink:href=".." xlink:type="simple" chart:class="chart:line" chart:style-name="ch1">
        <chart:title svg:x="3.717cm" svg:y="0.315cm" chart:style-name="ch2">
          <text:p>Error relativo en planos con 30 iteraciones</text:p>
        </chart:title>
        <chart:legend chart:legend-position="end" svg:x="11.655cm" svg:y="3.951cm" style:legend-expansion="high" chart:style-name="ch3"/>
        <chart:plot-area chart:style-name="ch4" table:cell-range-address="'30'.D5:'30'.D55 '30'.F5:'30'.F55" chart:data-source-has-labels="row" svg:x="0.319cm" svg:y="1.273cm" svg:width="11.017cm" svg:height="7.547cm">
          <chartooo:coordinate-region svg:x="1.046cm" svg:y="1.473cm" svg:width="10.29cm" svg:height="6.55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D6:'30'.D55" chart:label-cell-address="'30'.D5:'30'.D5" chart:class="chart:line">
            <chart:data-point chart:repeated="50"/>
          </chart:series>
          <chart:series chart:style-name="ch8" chart:values-cell-range-address="'30'.F6:'30'.F55" chart:label-cell-address="'30'.F5:'3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30'.D5:'30'.D5</svg:desc>
                </draw:g>
              </table:table-cell>
              <table:table-cell office:value-type="string">
                <text:p>Error relativo medio</text:p>
                <draw:g>
                  <svg:desc>'30'.F5:'3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70894495784">
                <text:p>0.25570894495784</text:p>
                <draw:g>
                  <svg:desc>'30'.D6:'30'.D55</svg:desc>
                </draw:g>
              </table:table-cell>
              <table:table-cell office:value-type="float" office:value="0.152795308487618">
                <text:p>0.152795308487618</text:p>
                <draw:g>
                  <svg:desc>'30'.F6:'3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516166618118">
                <text:p>0.11651616661811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65380631797">
                <text:p>0.5065380631797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4190468484505">
                <text:p>0.0194190468484505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8022333710956">
                <text:p>0.0178022333710956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5468315101301">
                <text:p>0.0485468315101301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209325284436">
                <text:p>0.0194209325284436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5156596474758">
                <text:p>0.027515659647475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573278094252">
                <text:p>0.103573278094252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431697526868">
                <text:p>0.14243169752686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968147093099">
                <text:p>0.101968147093099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2965588682788">
                <text:p>0.29296558868278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226751056218">
                <text:p>0.29622675105621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0053732116269">
                <text:p>0.110053732116269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8468946763568">
                <text:p>0.038846894676356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1655471569849">
                <text:p>0.0841655471569849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9633370562813">
                <text:p>0.349633370562813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7034639041761">
                <text:p>0.0437034639041761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25649492546">
                <text:p>0.12625649492546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5979538317091">
                <text:p>0.135979538317091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7311166510182">
                <text:p>0.147311166510182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8983489802525">
                <text:p>0.0258983489802525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7091238748948">
                <text:p>0.043709123874894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7701074990286">
                <text:p>0.247701074990286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962129430241">
                <text:p>0.352962129430241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2951509754715">
                <text:p>0.182951509754715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0518134715026">
                <text:p>0.0550518134715026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449409098268">
                <text:p>0.31244940909826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5250153816262">
                <text:p>0.0275250153816262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395543897147">
                <text:p>0.134395543897147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1152849740933">
                <text:p>0.131152849740933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5276896172032">
                <text:p>0.275276896172032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7773279352227">
                <text:p>0.0647773279352227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8689034263877">
                <text:p>0.158689034263877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9063056644104">
                <text:p>0.089063056644104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7811670228612">
                <text:p>0.187811670228612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6844525027521">
                <text:p>0.106844525027521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558523555124">
                <text:p>0.150558523555124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668091444855">
                <text:p>0.124668091444855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5179248032644">
                <text:p>0.335179248032644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9664151310037">
                <text:p>0.0809664151310037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7726286473008">
                <text:p>0.098772628647300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070943921753">
                <text:p>0.123070943921753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4585492227979">
                <text:p>0.184585492227979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7074845354147">
                <text:p>0.157074845354147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4996437131567">
                <text:p>0.514996437131567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271567150885">
                <text:p>0.19271567150885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42077989376862">
                <text:p>0.0842077989376862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3074929960648">
                <text:p>0.123074929960648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90515203523202">
                <text:p>0.0890515203523202</text:p>
              </table:table-cell>
              <table:table-cell office:value-type="float" office:value="0.152795308487618">
                <text:p>0.1527953084876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95cm" svg:y="0.316cm" chart:style-name="ch2">
          <text:p>Tiempo de ejecución en planos con 24 iteraciones</text:p>
        </chart:title>
        <chart:legend chart:legend-position="end" svg:x="11.005cm" svg:y="3.952cm" style:legend-expansion="high" chart:style-name="ch3"/>
        <chart:plot-area chart:style-name="ch4" table:cell-range-address="'24'.C5:'24'.C55 '24'.G5:'24'.G55" chart:data-source-has-labels="row" svg:x="0.32cm" svg:y="1.275cm" svg:width="10.365cm" svg:height="7.545cm">
          <chartooo:coordinate-region svg:x="1.418cm" svg:y="1.475cm" svg:width="9.267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C6:'24'.C55" chart:label-cell-address="'24'.C5:'24'.C5" chart:class="chart:line">
            <chart:data-point chart:repeated="50"/>
          </chart:series>
          <chart:series chart:style-name="ch8" chart:values-cell-range-address="'24'.G6:'24'.G55" chart:label-cell-address="'24'.G5:'24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4'.C5:'24'.C5</svg:desc>
                </draw:g>
              </table:table-cell>
              <table:table-cell office:value-type="string">
                <text:p>Tiempo Promedio</text:p>
                <draw:g>
                  <svg:desc>'24'.G5:'24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231">
                <text:p>0.11231</text:p>
                <draw:g>
                  <svg:desc>'24'.C6:'24'.C55</svg:desc>
                </draw:g>
              </table:table-cell>
              <table:table-cell office:value-type="float" office:value="0.12013614">
                <text:p>0.12013614</text:p>
                <draw:g>
                  <svg:desc>'24'.G6:'24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34">
                <text:p>0.1153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82">
                <text:p>0.119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962">
                <text:p>0.1196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95">
                <text:p>0.119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02">
                <text:p>0.12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54">
                <text:p>0.126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881">
                <text:p>0.118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38">
                <text:p>0.123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902">
                <text:p>0.1190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1">
                <text:p>0.119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43">
                <text:p>0.1184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6">
                <text:p>0.128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71">
                <text:p>0.1187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93">
                <text:p>0.119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11">
                <text:p>0.121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085">
                <text:p>0.1208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04">
                <text:p>0.120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108">
                <text:p>0.1210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154">
                <text:p>0.1215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955">
                <text:p>0.1195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973">
                <text:p>0.1197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0232">
                <text:p>0.1202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044">
                <text:p>0.12044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81">
                <text:p>0.1218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15">
                <text:p>0.1201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06">
                <text:p>0.120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0756">
                <text:p>0.12075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31">
                <text:p>0.1233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342">
                <text:p>0.123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059">
                <text:p>0.1205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052">
                <text:p>0.1205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125">
                <text:p>0.1212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867">
                <text:p>0.11867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32">
                <text:p>0.120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9">
                <text:p>0.110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98">
                <text:p>0.1198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645">
                <text:p>0.11764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12">
                <text:p>0.121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932">
                <text:p>0.1193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523">
                <text:p>0.125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8142">
                <text:p>0.11814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921">
                <text:p>0.11921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1179">
                <text:p>0.121179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16">
                <text:p>0.1211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096">
                <text:p>0.12096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82">
                <text:p>0.1182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9923">
                <text:p>0.119923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975">
                <text:p>0.11975</text:p>
              </table:table-cell>
              <table:table-cell office:value-type="float" office:value="0.12013614">
                <text:p>0.12013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877">
                <text:p>0.11877</text:p>
              </table:table-cell>
              <table:table-cell office:value-type="float" office:value="0.12013614">
                <text:p>0.120136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3.718cm" svg:y="0.316cm" chart:style-name="ch2">
          <text:p>Error relativo en planos con 24 iteraciones</text:p>
        </chart:title>
        <chart:legend chart:legend-position="end" svg:x="11.656cm" svg:y="3.952cm" style:legend-expansion="high" chart:style-name="ch3"/>
        <chart:plot-area chart:style-name="ch4" table:cell-range-address="'24'.D5:'24'.D55 '24'.F5:'24'.F55" chart:data-source-has-labels="row" svg:x="0.319cm" svg:y="1.275cm" svg:width="11.018cm" svg:height="7.545cm">
          <chartooo:coordinate-region svg:x="1.046cm" svg:y="1.474cm" svg:width="10.291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4'.D6:'24'.D55" chart:label-cell-address="'24'.D5:'24'.D5" chart:class="chart:line">
            <chart:data-point chart:repeated="50"/>
          </chart:series>
          <chart:series chart:style-name="ch8" chart:values-cell-range-address="'24'.F6:'24'.F55" chart:label-cell-address="'24'.F5:'24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4'.D5:'24'.D5</svg:desc>
                </draw:g>
              </table:table-cell>
              <table:table-cell office:value-type="string">
                <text:p>Error relativo medio</text:p>
                <draw:g>
                  <svg:desc>'24'.F5:'24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7230736862548">
                <text:p>0.0987230736862548</text:p>
                <draw:g>
                  <svg:desc>'24'.D6:'24'.D55</svg:desc>
                </draw:g>
              </table:table-cell>
              <table:table-cell office:value-type="float" office:value="0.217032508576085">
                <text:p>0.217032508576085</text:p>
                <draw:g>
                  <svg:desc>'24'.F6:'24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6592214938901">
                <text:p>0.0226592214938901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12043240444056">
                <text:p>0.0712043240444056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132813258667">
                <text:p>0.29132813258667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693337217394">
                <text:p>1.38693337217394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1606810494117">
                <text:p>0.561606810494117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080730262519">
                <text:p>0.042080730262519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0386520345732">
                <text:p>0.660386520345732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5483150432165">
                <text:p>0.082548315043216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7975363796759">
                <text:p>0.0517975363796759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5961803026625">
                <text:p>0.069596180302662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17925062717488">
                <text:p>0.0517925062717488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5215448865292">
                <text:p>0.105215448865292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5711395601016">
                <text:p>0.535711395601016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2634713097511">
                <text:p>0.412634713097511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7973368712282">
                <text:p>0.0177973368712282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7211078038048">
                <text:p>0.147211078038048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6912549742793">
                <text:p>0.266912549742793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1159420289855">
                <text:p>0.18115942028985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7340752482935">
                <text:p>0.19734075248293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57244524957138">
                <text:p>0.0857244524957138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5565116128615">
                <text:p>0.14556511612861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084762212876">
                <text:p>0.118084762212876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205858092481">
                <text:p>0.168205858092481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9397492923575">
                <text:p>0.12939749292357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5964157474202">
                <text:p>0.515964157474202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6008896077639">
                <text:p>0.186008896077639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57216794979621">
                <text:p>0.0857216794979621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993206301964">
                <text:p>0.109993206301964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0892178273882">
                <text:p>0.190892178273882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465959099146">
                <text:p>0.150465959099146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680460067619">
                <text:p>0.208680460067619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143966353931">
                <text:p>0.105143966353931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771757589481">
                <text:p>0.127771757589481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73348320421795">
                <text:p>0.087334832042179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707180175663">
                <text:p>0.360707180175663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733786187935">
                <text:p>0.16173378618793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9089894726629">
                <text:p>0.519089894726629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2469918488808">
                <text:p>0.0792469918488808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843307239438">
                <text:p>0.245843307239438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95387799987063">
                <text:p>0.0695387799987063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6528995116272">
                <text:p>0.276528995116272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5851986026653">
                <text:p>0.135851986026653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0213123767019">
                <text:p>0.210213123767019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1421549605484">
                <text:p>0.0711421549605484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86193293885602">
                <text:p>0.0986193293885602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5704217383573">
                <text:p>0.245704217383573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3340229179125">
                <text:p>0.213340229179125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9680515828768">
                <text:p>0.169680515828768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4790744271725">
                <text:p>0.324790744271725</text:p>
              </table:table-cell>
              <table:table-cell office:value-type="float" office:value="0.217032508576085">
                <text:p>0.2170325085760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line" chart:style-name="ch1">
        <chart:title svg:x="2.987cm" svg:y="0.315cm" chart:style-name="ch2">
          <text:p>Tiempo de ejecución en planos con 20 iteraciones</text:p>
        </chart:title>
        <chart:legend chart:legend-position="end" svg:x="10.99cm" svg:y="3.951cm" style:legend-expansion="high" chart:style-name="ch3"/>
        <chart:plot-area chart:style-name="ch4" table:cell-range-address="'20'.C5:'20'.C55 '20'.G5:'20'.G55" chart:data-source-has-labels="row" svg:x="0.319cm" svg:y="1.273cm" svg:width="10.352cm" svg:height="7.547cm">
          <chartooo:coordinate-region svg:x="1.417cm" svg:y="1.472cm" svg:width="9.254cm" svg:height="6.5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C6:'20'.C55" chart:label-cell-address="'20'.C5:'20'.C5" chart:class="chart:line">
            <chart:data-point chart:repeated="50"/>
          </chart:series>
          <chart:series chart:style-name="ch8" chart:values-cell-range-address="'20'.G6:'20'.G55" chart:label-cell-address="'20'.G5:'2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'.C5:'20'.C5</svg:desc>
                </draw:g>
              </table:table-cell>
              <table:table-cell office:value-type="string">
                <text:p>Tiempo Promedio</text:p>
                <draw:g>
                  <svg:desc>'20'.G5:'2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74">
                <text:p>0.09974</text:p>
                <draw:g>
                  <svg:desc>'20'.C6:'20'.C55</svg:desc>
                </draw:g>
              </table:table-cell>
              <table:table-cell office:value-type="float" office:value="0.09909921">
                <text:p>0.09909921</text:p>
                <draw:g>
                  <svg:desc>'20'.G6:'2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54">
                <text:p>0.099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42">
                <text:p>0.099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76">
                <text:p>0.0987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812">
                <text:p>0.0998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36">
                <text:p>0.10036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3">
                <text:p>0.098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81">
                <text:p>0.0978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354">
                <text:p>0.1003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12">
                <text:p>0.100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21">
                <text:p>0.10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541">
                <text:p>0.0975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1">
                <text:p>0.0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971">
                <text:p>0.099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0432">
                <text:p>0.10043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0712">
                <text:p>0.10007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0212">
                <text:p>0.1002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431">
                <text:p>0.0954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899">
                <text:p>0.09899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271">
                <text:p>0.0992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831">
                <text:p>0.0988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21">
                <text:p>0.099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412">
                <text:p>0.0994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231">
                <text:p>0.10023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065">
                <text:p>0.0990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9845">
                <text:p>0.09984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2">
                <text:p>0.100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865">
                <text:p>0.0986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087">
                <text:p>0.1008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0891">
                <text:p>0.10089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371">
                <text:p>0.09937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21">
                <text:p>0.102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761">
                <text:p>0.0976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782">
                <text:p>0.0978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47">
                <text:p>0.09947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54">
                <text:p>0.0965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741">
                <text:p>0.09741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312">
                <text:p>0.0993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123">
                <text:p>0.099123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912">
                <text:p>0.0991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9614">
                <text:p>0.09961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78">
                <text:p>0.100078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7342">
                <text:p>0.099734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805">
                <text:p>0.099805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762">
                <text:p>0.09762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974">
                <text:p>0.09974</text:p>
              </table:table-cell>
              <table:table-cell office:value-type="float" office:value="0.09909921">
                <text:p>0.09909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94531">
                <text:p>0.0994531</text:p>
              </table:table-cell>
              <table:table-cell office:value-type="float" office:value="0.09909921">
                <text:p>0.099099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3.731cm" svg:y="0.316cm" chart:style-name="ch2">
          <text:p>Error relativo en planos con 20 iteraciones</text:p>
        </chart:title>
        <chart:legend chart:legend-position="end" svg:x="11.682cm" svg:y="3.952cm" style:legend-expansion="high" chart:style-name="ch3"/>
        <chart:plot-area chart:style-name="ch4" table:cell-range-address="'20'.D5:'20'.D55 '20'.F5:'20'.F55" chart:data-source-has-labels="row" svg:x="0.32cm" svg:y="1.275cm" svg:width="11.042cm" svg:height="7.545cm">
          <chartooo:coordinate-region svg:x="1.232cm" svg:y="1.474cm" svg:width="10.13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'.D6:'20'.D55" chart:label-cell-address="'20'.D5:'20'.D5" chart:class="chart:line">
            <chart:data-point chart:repeated="50"/>
          </chart:series>
          <chart:series chart:style-name="ch8" chart:values-cell-range-address="'20'.F6:'20'.F55" chart:label-cell-address="'20'.F5:'20'.F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'.D5:'20'.D5</svg:desc>
                </draw:g>
              </table:table-cell>
              <table:table-cell office:value-type="string">
                <text:p>Error relativo medio</text:p>
                <draw:g>
                  <svg:desc>'20'.F5:'2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5656993963327">
                <text:p>0.145656993963327</text:p>
                <draw:g>
                  <svg:desc>'20'.D6:'20'.D55</svg:desc>
                </draw:g>
              </table:table-cell>
              <table:table-cell office:value-type="float" office:value="0.196242159089616">
                <text:p>0.196242159089616</text:p>
                <draw:g>
                  <svg:desc>'20'.F6:'20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8757223094479">
                <text:p>0.37875722309447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741584671155">
                <text:p>0.153741584671155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437049864858">
                <text:p>0.108437049864858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580471859931">
                <text:p>0.336580471859931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8209592853906">
                <text:p>0.338209592853906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849652047257">
                <text:p>0.250849652047257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2222491948666">
                <text:p>0.372222491948666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1658710251639">
                <text:p>0.050165871025163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7007573305716">
                <text:p>0.267007573305716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9789330615019">
                <text:p>0.33978933061501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7875625030341">
                <text:p>0.237875625030341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0669978800188">
                <text:p>0.200669978800188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907100199071">
                <text:p>0.19907100199071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6975709222727">
                <text:p>0.156975709222727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852403301505">
                <text:p>0.127852403301505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333365698935">
                <text:p>0.100333365698935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883495145631">
                <text:p>0.203883495145631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4605550610891">
                <text:p>0.124605550610891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5032521114455">
                <text:p>0.165032521114455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79633645101783">
                <text:p>0.0679633645101783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53213800246">
                <text:p>0.17153213800246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3899533920248">
                <text:p>0.0873899533920248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2077810684404">
                <text:p>0.0712077810684404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89967637540453">
                <text:p>0.0889967637540453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2394822006473">
                <text:p>0.142394822006473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5069911962714">
                <text:p>0.165069911962714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52374557046">
                <text:p>0.3252374557046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5914900501537">
                <text:p>0.245914900501537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1612558839229">
                <text:p>0.11161255883922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5095426020573">
                <text:p>0.325095426020573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70355635340352">
                <text:p>0.0970355635340352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0209724625261">
                <text:p>0.210209724625261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254386674214">
                <text:p>0.362254386674214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07299163822802">
                <text:p>0.0307299163822802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0720962577223">
                <text:p>0.0630720962577223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4221675992108">
                <text:p>0.134221675992108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6427300663108">
                <text:p>0.226427300663108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271833354897">
                <text:p>0.231271833354897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3332632566263">
                <text:p>0.163332632566263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2178243435519">
                <text:p>0.36217824343551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915138578959">
                <text:p>0.14391513857895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0959958600168">
                <text:p>0.240959958600168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308787138721">
                <text:p>0.252308787138721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641304347826">
                <text:p>0.373641304347826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7947456969069">
                <text:p>0.17794745696906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73404823135523">
                <text:p>0.0873404823135523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717497492964">
                <text:p>0.140717497492964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687416104669">
                <text:p>0.15687416104669</text:p>
              </table:table-cell>
              <table:table-cell office:value-type="float" office:value="0.196242159089616">
                <text:p>0.196242159089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7537232580327">
                <text:p>0.297537232580327</text:p>
              </table:table-cell>
              <table:table-cell office:value-type="float" office:value="0.196242159089616">
                <text:p>0.1962421590896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2cm" svg:height="17.386cm" xlink:href=".." xlink:type="simple" chart:class="chart:line" chart:style-name="ch1">
        <chart:title svg:x="6.695cm" svg:y="0.483cm" chart:style-name="ch2">
          <text:p>Tiempo de ejecución promedio VS Error relativo</text:p>
        </chart:title>
        <chart:legend chart:legend-position="end" svg:x="18.986cm" svg:y="8.145cm" style:legend-expansion="high" chart:style-name="ch3"/>
        <chart:plot-area chart:style-name="ch4" table:cell-range-address="final.A1:final.C8" chart:data-source-has-labels="both" svg:x="0.46cm" svg:y="1.609cm" svg:width="18.066cm" svg:height="14.449cm">
          <chartooo:coordinate-region svg:x="1.187cm" svg:y="1.809cm" svg:width="17.152cm" svg:height="13.602cm"/>
          <chart:axis chart:dimension="x" chart:name="primary-x" chart:style-name="ch5" chartooo:axis-type="text">
            <chart:title svg:x="8.642cm" svg:y="16.405cm" chart:style-name="ch6">
              <text:p>Iteraciones</text:p>
            </chart:title>
            <chart:categories table:cell-range-address="final.A2:final.A8"/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</chart:axis>
          <chart:series chart:style-name="ch10" chart:values-cell-range-address="final.B2:final.B8" chart:label-cell-address="final.B1:final.B1" chart:class="chart:line">
            <chart:data-point chart:repeated="7"/>
          </chart:series>
          <chart:series chart:style-name="ch11" chart:values-cell-range-address="final.C2:final.C8" chart:label-cell-address="final.C1:final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ejecución</text:p>
                <draw:g>
                  <svg:desc>final.B1:final.B1</svg:desc>
                </draw:g>
              </table:table-cell>
              <table:table-cell office:value-type="string">
                <text:p>Error relativo</text:p>
                <draw:g>
                  <svg:desc>final.C1:final.C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final.A2:final.A8</svg:desc>
                </draw:g>
              </table:table-cell>
              <table:table-cell office:value-type="float" office:value="2.88010411764706">
                <text:p>2.88010411764706</text:p>
                <draw:g>
                  <svg:desc>final.B2:final.B8</svg:desc>
                </draw:g>
              </table:table-cell>
              <table:table-cell office:value-type="float" office:value="0.0143995702081439">
                <text:p>0.0143995702081439</text:p>
                <draw:g>
                  <svg:desc>final.C2:final.C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9655666666667">
                <text:p>0.99965566666666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362537254902">
                <text:p>0.49362537254902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3816078431373">
                <text:p>0.243816078431373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4908842">
                <text:p>0.14908842</text:p>
              </table:table-cell>
              <table:table-cell office:value-type="float" office:value="0.152795308487618">
                <text:p>0.1527953084876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2013614">
                <text:p>0.12013614</text:p>
              </table:table-cell>
              <table:table-cell office:value-type="float" office:value="0.217032508576085">
                <text:p>0.217032508576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909921">
                <text:p>0.09909921</text:p>
              </table:table-cell>
              <table:table-cell office:value-type="float" office:value="0.196242159089616">
                <text:p>0.1962421590896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8.976cm" xlink:href=".." xlink:type="simple" chart:class="chart:line" chart:style-name="ch1">
        <chart:title svg:x="2.998cm" svg:y="0.315cm" chart:style-name="ch2">
          <text:p>Tiempo de ejecución en plano con 600 iteraciones</text:p>
        </chart:title>
        <chart:legend chart:legend-position="end" svg:x="9.952cm" svg:y="3.94cm" style:legend-expansion="high" chart:style-name="ch3"/>
        <chart:plot-area chart:style-name="ch4" table:cell-range-address="'600'.D6:'600'.D57 '600'.G3:'600'.G3 '600'.G8:'600'.G58" chart:data-source-has-labels="row" svg:x="0.32cm" svg:y="1.273cm" svg:width="9.312cm" svg:height="7.524cm">
          <chartooo:coordinate-region svg:x="1.232cm" svg:y="1.473cm" svg:width="8.4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00'.D7:'600'.D57" chart:label-cell-address="'600'.D6:'600'.D6" chart:class="chart:line">
            <chart:data-point chart:repeated="51"/>
          </chart:series>
          <chart:series chart:style-name="ch8" chart:values-cell-range-address="'600'.G8:'600'.G58" chart:label-cell-address="'600'.G3:'600'.G3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600'.D6:'600'.D6</svg:desc>
                </draw:g>
              </table:table-cell>
              <table:table-cell office:value-type="string">
                <text:p>Tiempo Promedio de ejecución</text:p>
                <draw:g>
                  <svg:desc>'600'.G3:'60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5">
                <text:p>2.95</text:p>
                <draw:g>
                  <svg:desc>'600'.D7:'600'.D57</svg:desc>
                </draw:g>
              </table:table-cell>
              <table:table-cell office:value-type="float" office:value="2.88010411764706">
                <text:p>2.88010411764706</text:p>
                <draw:g>
                  <svg:desc>'600'.G8:'600'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4">
                <text:p>3.0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">
                <text:p>2.9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7">
                <text:p>2.9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7">
                <text:p>2.9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03">
                <text:p>2.9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">
                <text:p>2.8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04">
                <text:p>2.90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7">
                <text:p>2.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">
                <text:p>2.84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11">
                <text:p>2.9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3811">
                <text:p>2.8381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7">
                <text:p>2.8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98">
                <text:p>2.89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53">
                <text:p>2.85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2">
                <text:p>2.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33">
                <text:p>2.93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35">
                <text:p>2.83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6">
                <text:p>2.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1">
                <text:p>2.91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92">
                <text:p>2.89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54">
                <text:p>2.8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76">
                <text:p>2.87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67">
                <text:p>2.86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82">
                <text:p>2.88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887">
                <text:p>2.788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25">
                <text:p>2.82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49">
                <text:p>2.849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17">
                <text:p>2.81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65">
                <text:p>2.86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6">
                <text:p>2.88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08">
                <text:p>2.8708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277">
                <text:p>2.8277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66">
                <text:p>2.86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55">
                <text:p>2.85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616">
                <text:p>2.8616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754">
                <text:p>2.8754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103">
                <text:p>2.910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73">
                <text:p>2.873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705">
                <text:p>2.8705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502">
                <text:p>2.8502</text:p>
              </table:table-cell>
              <table:table-cell office:value-type="float" office:value="2.88010411764706">
                <text:p>2.88010411764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76">
                <text:p>2.87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8.975cm" xlink:href=".." xlink:type="simple" chart:class="chart:line" chart:style-name="ch1">
        <chart:title svg:x="3.598cm" svg:y="0.315cm" chart:style-name="ch2">
          <text:p>Error relativo en planos con 200 iteraciones</text:p>
        </chart:title>
        <chart:legend chart:legend-position="end" svg:x="11.655cm" svg:y="3.939cm" style:legend-expansion="high" chart:style-name="ch3"/>
        <chart:plot-area chart:style-name="ch4" table:cell-range-address="'200'.C6:'200'.C57 '200'.F6:'200'.F57" chart:data-source-has-labels="row" svg:x="0.319cm" svg:y="1.273cm" svg:width="11.017cm" svg:height="7.523cm">
          <chartooo:coordinate-region svg:x="1.231cm" svg:y="1.472cm" svg:width="10.105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C7:'200'.C57" chart:label-cell-address="'200'.C6:'200'.C6" chart:class="chart:line">
            <chart:data-point chart:repeated="51"/>
          </chart:series>
          <chart:series chart:style-name="ch8" chart:values-cell-range-address="'200'.F7:'200'.F57" chart:label-cell-address="'200'.F6:'2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%]</text:p>
                <draw:g>
                  <svg:desc>'200'.C6:'200'.C6</svg:desc>
                </draw:g>
              </table:table-cell>
              <table:table-cell office:value-type="string">
                <text:p>Error relativo medio</text:p>
                <draw:g>
                  <svg:desc>'200'.F6:'2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3172111542373">
                <text:p>0.123172111542373</text:p>
                <draw:g>
                  <svg:desc>'200'.C7:'200'.C57</svg:desc>
                </draw:g>
              </table:table-cell>
              <table:table-cell office:value-type="float" office:value="0.0505912700835262">
                <text:p>0.0505912700835262</text:p>
                <draw:g>
                  <svg:desc>'200'.F7:'2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1572682870934">
                <text:p>0.0601572682870934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3716433941998">
                <text:p>0.0343716433941998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87140197622798">
                <text:p>0.0587140197622798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1858216970999">
                <text:p>0.0171858216970999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2967015654316">
                <text:p>0.0042967015654316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9451534814433">
                <text:p>0.0329451534814433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7301664613357">
                <text:p>0.005730166461335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620106850767">
                <text:p>0.01862010685076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9719393236217">
                <text:p>0.042971939323621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695253644983">
                <text:p>0.048695253644983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41007647581">
                <text:p>0.0229141007647581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29577868148233">
                <text:p>0.00429577868148233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7649653434152">
                <text:p>0.0787649653434152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72576256623228">
                <text:p>0.0472576256623228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814614304947">
                <text:p>0.15181461430494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9138306405409">
                <text:p>0.0759138306405409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988099159351">
                <text:p>0.052988099159351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982269452759">
                <text:p>0.105982269452759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9596322655478">
                <text:p>0.0429596322655478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58780396986796">
                <text:p>0.0658780396986796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2396803116675">
                <text:p>0.037239680311667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8874756502807">
                <text:p>0.065887475650280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8425395370158">
                <text:p>0.0988425395370158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5118527537062">
                <text:p>0.0315118527537062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6537023507671">
                <text:p>0.0816537023507671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8387050565822">
                <text:p>0.0458387050565822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15722369457775">
                <text:p>0.051572236945777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8809946714032">
                <text:p>0.088809946714032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4865852086347">
                <text:p>0.021486585208634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58140534345677">
                <text:p>0.035814053434567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0372492836676">
                <text:p>0.0630372492836676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58755265193845">
                <text:p>0.055875526519384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73057692583201">
                <text:p>0.00573057692583201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0137520055008">
                <text:p>0.050137520055008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9206658453428">
                <text:p>0.0229206658453428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874722441086">
                <text:p>0.108874722441086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7599896843704">
                <text:p>0.157599896843704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58739255014327">
                <text:p>0.0558739255014327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1140384808241">
                <text:p>0.0401140384808241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58659217877095">
                <text:p>0.055865921787709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3770590425989">
                <text:p>0.0343770590425989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29731704172695">
                <text:p>0.0042973170417269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1895116815402">
                <text:p>0.0701895116815402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00782033286545">
                <text:p>0.030078203328654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2124432477335">
                <text:p>0.027212443247733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9394915861081">
                <text:p>0.0329394915861081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4011572946805">
                <text:p>0.0444011572946805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43206977043922">
                <text:p>0.00143206977043922</text:p>
              </table:table-cell>
              <table:table-cell office:value-type="float" office:value="0.0505912700835262">
                <text:p>0.05059127008352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4320287551374">
                <text:p>0.014320287551374</text:p>
              </table:table-cell>
              <table:table-cell office:value-type="float" office:value="0.0505912700835262">
                <text:p>0.0505912700835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75cm" xlink:href=".." xlink:type="simple" chart:class="chart:line" chart:style-name="ch1">
        <chart:title svg:x="2.874cm" svg:y="0.315cm" chart:style-name="ch2">
          <text:p>Tiempo de ejecución en planos con 200 iteraciones</text:p>
        </chart:title>
        <chart:legend chart:legend-position="end" svg:x="11.001cm" svg:y="3.939cm" style:legend-expansion="high" chart:style-name="ch3"/>
        <chart:plot-area chart:style-name="ch4" table:cell-range-address="'200'.D6:'200'.D57 '200'.G6:'200'.G57" chart:data-source-has-labels="row" svg:x="0.319cm" svg:y="1.273cm" svg:width="10.363cm" svg:height="7.523cm">
          <chartooo:coordinate-region svg:x="1.231cm" svg:y="1.472cm" svg:width="9.451cm" svg:height="6.53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0'.D7:'200'.D57" chart:label-cell-address="'200'.D6:'200'.D6" chart:class="chart:line">
            <chart:data-point chart:repeated="51"/>
          </chart:series>
          <chart:series chart:style-name="ch8" chart:values-cell-range-address="'200'.G7:'200'.G57" chart:label-cell-address="'200'.G6:'2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200'.D6:'200'.D6</svg:desc>
                </draw:g>
              </table:table-cell>
              <table:table-cell office:value-type="string">
                <text:p>Tiempo Promedio</text:p>
                <draw:g>
                  <svg:desc>'200'.G6:'2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'200'.D7:'200'.D57</svg:desc>
                </draw:g>
              </table:table-cell>
              <table:table-cell office:value-type="float" office:value="0.999655666666667">
                <text:p>0.999655666666667</text:p>
                <draw:g>
                  <svg:desc>'200'.G7:'2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3">
                <text:p>1.00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5">
                <text:p>0.998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2">
                <text:p>1.00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4">
                <text:p>0.998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">
                <text:p>1.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4">
                <text:p>1.0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9">
                <text:p>1.000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8">
                <text:p>0.99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6">
                <text:p>0.997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7">
                <text:p>0.99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35">
                <text:p>0.9913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22">
                <text:p>1.00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45">
                <text:p>1.004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72">
                <text:p>0.987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886">
                <text:p>0.9888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3">
                <text:p>1.00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5">
                <text:p>0.9965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93">
                <text:p>0.989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8">
                <text:p>1.000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32">
                <text:p>1.013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504">
                <text:p>1.0150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39">
                <text:p>0.99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26">
                <text:p>0.99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22">
                <text:p>0.99622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71">
                <text:p>0.987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63">
                <text:p>0.986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9">
                <text:p>0.985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98">
                <text:p>1.009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77">
                <text:p>0.987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39">
                <text:p>1.023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707">
                <text:p>0.9870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17">
                <text:p>1.011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433">
                <text:p>1.0543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26">
                <text:p>0.987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73">
                <text:p>0.987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7">
                <text:p>0.9887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14">
                <text:p>0.9214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78">
                <text:p>1.0178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381">
                <text:p>1.0381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26">
                <text:p>1.0126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69">
                <text:p>1.016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83">
                <text:p>1.0183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8179">
                <text:p>0.988179</text:p>
              </table:table-cell>
              <table:table-cell office:value-type="float" office:value="0.999655666666667">
                <text:p>0.999655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543">
                <text:p>1.00543</text:p>
              </table:table-cell>
              <table:table-cell office:value-type="float" office:value="0.999655666666667">
                <text:p>0.999655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8.985cm" xlink:href=".." xlink:type="simple" chart:class="chart:line" chart:style-name="ch1">
        <chart:title svg:x="2.887cm" svg:y="0.315cm" chart:style-name="ch2">
          <text:p>Tiempo de ejecución en planos con 100 iteraciones</text:p>
        </chart:title>
        <chart:legend chart:legend-position="end" svg:x="11.028cm" svg:y="3.944cm" style:legend-expansion="high" chart:style-name="ch3"/>
        <chart:plot-area chart:style-name="ch4" table:cell-range-address="'100'.C6:'100'.C57 '100'.G6:'100'.G57" chart:data-source-has-labels="row" svg:x="0.32cm" svg:y="1.273cm" svg:width="10.388cm" svg:height="7.533cm">
          <chartooo:coordinate-region svg:x="1.232cm" svg:y="1.472cm" svg:width="9.476cm" svg:height="6.5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C7:'100'.C57" chart:label-cell-address="'100'.C6:'100'.C6" chart:class="chart:line">
            <chart:data-point chart:repeated="51"/>
          </chart:series>
          <chart:series chart:style-name="ch8" chart:values-cell-range-address="'100'.G7:'100'.G57" chart:label-cell-address="'100'.G6:'100'.G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100'.C6:'100'.C6</svg:desc>
                </draw:g>
              </table:table-cell>
              <table:table-cell office:value-type="string">
                <text:p>Tiempo Promedio</text:p>
                <draw:g>
                  <svg:desc>'100'.G6:'10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24">
                <text:p>0.4924</text:p>
                <draw:g>
                  <svg:desc>'100'.C7:'100'.C57</svg:desc>
                </draw:g>
              </table:table-cell>
              <table:table-cell office:value-type="float" office:value="0.49362537254902">
                <text:p>0.49362537254902</text:p>
                <draw:g>
                  <svg:desc>'100'.G7:'100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">
                <text:p>0.49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48">
                <text:p>0.494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5">
                <text:p>0.496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5">
                <text:p>0.492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4112">
                <text:p>0.4941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36">
                <text:p>0.493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96">
                <text:p>0.489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224">
                <text:p>0.492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76">
                <text:p>0.4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705">
                <text:p>0.4970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581">
                <text:p>0.4958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876">
                <text:p>0.498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467">
                <text:p>0.5046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698">
                <text:p>0.49698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754">
                <text:p>0.5075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76">
                <text:p>0.497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43">
                <text:p>0.50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086">
                <text:p>0.5108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652">
                <text:p>0.4965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7991">
                <text:p>0.48799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127">
                <text:p>0.49127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8671">
                <text:p>0.49867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56">
                <text:p>0.495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921">
                <text:p>0.48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12">
                <text:p>0.491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06">
                <text:p>0.4906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842">
                <text:p>0.4884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21">
                <text:p>0.492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392">
                <text:p>0.493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183">
                <text:p>0.4918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404">
                <text:p>0.4940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43">
                <text:p>0.494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53">
                <text:p>0.495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892">
                <text:p>0.488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532">
                <text:p>0.495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163">
                <text:p>0.4916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324">
                <text:p>0.49324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435">
                <text:p>0.49435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823">
                <text:p>0.498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23">
                <text:p>0.432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953">
                <text:p>0.48953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992">
                <text:p>0.4899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941">
                <text:p>0.49941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432">
                <text:p>0.49432</text:p>
              </table:table-cell>
              <table:table-cell office:value-type="float" office:value="0.49362537254902">
                <text:p>0.493625372549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486">
                <text:p>0.49486</text:p>
              </table:table-cell>
              <table:table-cell office:value-type="float" office:value="0.49362537254902">
                <text:p>0.493625372549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8.984cm" xlink:href=".." xlink:type="simple" chart:class="chart:line" chart:style-name="ch1">
        <chart:title svg:x="3.615cm" svg:y="0.315cm" chart:style-name="ch2">
          <text:p>Error relativo en planos con 100 iteraciones</text:p>
        </chart:title>
        <chart:legend chart:legend-position="end" svg:x="11.688cm" svg:y="3.944cm" style:legend-expansion="high" chart:style-name="ch3"/>
        <chart:plot-area chart:style-name="ch4" table:cell-range-address="'100'.D6:'100'.D57 '100'.F6:'100'.F57" chart:data-source-has-labels="row" svg:x="0.32cm" svg:y="1.273cm" svg:width="11.048cm" svg:height="7.532cm">
          <chartooo:coordinate-region svg:x="1.232cm" svg:y="1.472cm" svg:width="10.136cm" svg:height="6.5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0'.D7:'100'.D57" chart:label-cell-address="'100'.D6:'100'.D6" chart:class="chart:line">
            <chart:data-point chart:repeated="51"/>
          </chart:series>
          <chart:series chart:style-name="ch8" chart:values-cell-range-address="'100'.F7:'100'.F57" chart:label-cell-address="'100'.F6:'100'.F6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</text:p>
                <draw:g>
                  <svg:desc>'100'.D6:'100'.D6</svg:desc>
                </draw:g>
              </table:table-cell>
              <table:table-cell office:value-type="string">
                <text:p>Error relativo medio</text:p>
                <draw:g>
                  <svg:desc>'100'.F6:'10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78930631563378">
                <text:p>0.0678930631563378</text:p>
                <draw:g>
                  <svg:desc>'100'.D7:'100'.D57</svg:desc>
                </draw:g>
              </table:table-cell>
              <table:table-cell office:value-type="float" office:value="0.0538637386131499">
                <text:p>0.0538637386131499</text:p>
                <draw:g>
                  <svg:desc>'100'.F7:'100'.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99026886332">
                <text:p>0.053099026886332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67651930841702">
                <text:p>0.0767651930841702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5132592844571">
                <text:p>0.0945132592844571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5925345322251">
                <text:p>0.0885925345322251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2750340095818">
                <text:p>0.0752750340095818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83084908171413">
                <text:p>0.0383084908171413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57398672128">
                <text:p>0.05457398672128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1397474194789">
                <text:p>0.0501397474194789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3512014787431">
                <text:p>0.0353512014787431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4223944161836">
                <text:p>0.04422394416183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2671359488916">
                <text:p>0.041267135948891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08471367723616">
                <text:p>0.070847136772361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9922648011477">
                <text:p>0.0959922648011477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1416064007572">
                <text:p>0.0501416064007572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0415896487985">
                <text:p>0.10041589648798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2680982593135">
                <text:p>0.041268098259313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3521199662817">
                <text:p>0.0353521199662817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6633883014124">
                <text:p>0.0486633883014124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3536511411203">
                <text:p>0.0353536511411203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114556990106">
                <text:p>0.08711455699010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4935511544321">
                <text:p>0.064935511544321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97920241405834">
                <text:p>0.0397920241405834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7922429477982">
                <text:p>0.0397922429477982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0591158505021">
                <text:p>0.0560591158505021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7887428089738">
                <text:p>0.0397887428089738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82363249190364">
                <text:p>0.0782363249190364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93563887985333">
                <text:p>0.0693563887985333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86567406925511">
                <text:p>0.0486567406925511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82197977647685">
                <text:p>0.078219797764768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23092844470727">
                <text:p>0.0723092844470727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38714089275945">
                <text:p>0.033871408927594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9225207375316">
                <text:p>0.064922520737531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3937153419593">
                <text:p>0.0323937153419593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3522730633855">
                <text:p>0.035352273063385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90186362964059">
                <text:p>0.0590186362964059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09169847045945">
                <text:p>0.030916984704594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3136094674556">
                <text:p>0.038313609467455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97913677577766">
                <text:p>0.039791367757776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68318691395273">
                <text:p>0.0368318691395273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53522730633855">
                <text:p>0.035352273063385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86609387477448">
                <text:p>0.0486609387477448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53510484133321">
                <text:p>0.0353510484133321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7430801987225">
                <text:p>0.042743080198722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68299445471349">
                <text:p>0.0368299445471349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53513545486809">
                <text:p>0.0353513545486809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9150597421034">
                <text:p>0.0309150597421034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97852443261625">
                <text:p>0.0397852443261625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222238651486">
                <text:p>0.044222238651486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63956238911887">
                <text:p>0.0663956238911887</text:p>
              </table:table-cell>
              <table:table-cell office:value-type="float" office:value="0.0538637386131499">
                <text:p>0.0538637386131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38702285562225">
                <text:p>0.0338702285562225</text:p>
              </table:table-cell>
              <table:table-cell office:value-type="float" office:value="0.0538637386131499">
                <text:p>0.05386373861314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76cm" xlink:href=".." xlink:type="simple" chart:class="chart:line" chart:style-name="ch1">
        <chart:title svg:x="3.725cm" svg:y="0.315cm" chart:style-name="ch2">
          <text:p>Error relativo en planos con 50 iteraciones</text:p>
        </chart:title>
        <chart:legend chart:legend-position="end" svg:x="11.67cm" svg:y="3.94cm" style:legend-expansion="high" chart:style-name="ch3"/>
        <chart:plot-area chart:style-name="ch4" table:cell-range-address="'50'.D6:'50'.D56 '50'.F6:'50'.F56" chart:data-source-has-labels="row" svg:x="0.628cm" svg:y="0.203cm" svg:width="10.796cm" svg:height="8.588cm">
          <chartooo:coordinate-region svg:x="1.54cm" svg:y="0.402cm" svg:width="9.884cm" svg:height="7.5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D7:'50'.D56" chart:label-cell-address="'50'.D6:'50'.D6" chart:class="chart:line">
            <chart:data-point chart:repeated="50"/>
          </chart:series>
          <chart:series chart:style-name="ch8" chart:values-cell-range-address="'50'.F7:'50'.F56" chart:label-cell-address="'50'.F6:'50'.F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elativo [s]</text:p>
                <draw:g>
                  <svg:desc>'50'.D6:'50'.D6</svg:desc>
                </draw:g>
              </table:table-cell>
              <table:table-cell office:value-type="string">
                <text:p>Error relativo medio</text:p>
                <draw:g>
                  <svg:desc>'50'.F6:'50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4075644532198">
                <text:p>0.0534075644532198</text:p>
                <draw:g>
                  <svg:desc>'50'.D7:'50'.D56</svg:desc>
                </draw:g>
              </table:table-cell>
              <table:table-cell office:value-type="float" office:value="0.0596641874889645">
                <text:p>0.0596641874889645</text:p>
                <draw:g>
                  <svg:desc>'50'.F7:'50'.F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2765585550592">
                <text:p>0.0242765585550592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4648603153022">
                <text:p>0.0404648603153022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925783842406">
                <text:p>0.114925783842406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5973067460831">
                <text:p>0.0695973067460831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0268660581343">
                <text:p>0.0550268660581343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4118865725754">
                <text:p>0.0534118865725754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718882522417">
                <text:p>0.0323718882522417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5112067709935">
                <text:p>0.0275112067709935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635419026964">
                <text:p>0.090635419026964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95950538957045">
                <text:p>0.0695950538957045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28249611600207">
                <text:p>0.0728249611600207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01748025378739">
                <text:p>0.0501748025378739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76887594076232">
                <text:p>0.0776887594076232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804039619344">
                <text:p>0.140804039619344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25416349717578">
                <text:p>0.0825416349717578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8456371493777">
                <text:p>0.0388456371493777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4933225414812">
                <text:p>0.114933225414812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9037997636278">
                <text:p>0.0259037997636278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34309122113921">
                <text:p>0.0534309122113921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80084848681121">
                <text:p>0.0680084848681121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7183244547353">
                <text:p>0.0437183244547353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3849927943391">
                <text:p>0.0323849927943391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77277585257635">
                <text:p>0.0777277585257635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0036918293986">
                <text:p>0.0340036918293986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77252412721031">
                <text:p>0.0777252412721031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2024291497976">
                <text:p>0.0502024291497976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34438920109479">
                <text:p>0.0534438920109479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7289453226224">
                <text:p>0.0437289453226224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9180580071578">
                <text:p>0.0599180580071578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4794533855769">
                <text:p>0.0744794533855769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1983645048984">
                <text:p>0.0501983645048984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93380936189505">
                <text:p>0.0793380936189505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4779637965092">
                <text:p>0.0404779637965092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897688273004">
                <text:p>0.059897688273004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44541378696405">
                <text:p>0.0744541378696405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1365858396193">
                <text:p>0.0291365858396193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899606649724">
                <text:p>0.025899606649724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82760016187778">
                <text:p>0.0582760016187778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12146961236546">
                <text:p>0.0712146961236546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2075282389876">
                <text:p>0.042075282389876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566170877369">
                <text:p>0.14566170877369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17866390471258">
                <text:p>0.0517866390471258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9192425958893">
                <text:p>0.0809192425958893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2533697956278">
                <text:p>0.0582533697956278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72126134580226">
                <text:p>0.0372126134580226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0596276105279">
                <text:p>0.0420596276105279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49939344925192">
                <text:p>0.0549939344925192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3519896473633">
                <text:p>0.0323519896473633</text:p>
              </table:table-cell>
              <table:table-cell office:value-type="float" office:value="0.0596641874889645">
                <text:p>0.0596641874889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2883899977356">
                <text:p>0.0452883899977356</text:p>
              </table:table-cell>
              <table:table-cell office:value-type="float" office:value="0.0596641874889645">
                <text:p>0.05966418748896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cm" xlink:href=".." xlink:type="simple" chart:class="chart:line" chart:style-name="ch1">
        <chart:title svg:x="3.003cm" svg:y="0.316cm" chart:style-name="ch2">
          <text:p>Tiempo de ejecución en planos con 50 iteraciones</text:p>
        </chart:title>
        <chart:legend chart:legend-position="end" svg:x="11.021cm" svg:y="3.952cm" style:legend-expansion="high" chart:style-name="ch3"/>
        <chart:plot-area chart:style-name="ch4" table:cell-range-address="'50'.C6:'50'.C56 '50'.G6:'50'.G56" chart:data-source-has-labels="row" svg:x="0.32cm" svg:y="1.275cm" svg:width="10.381cm" svg:height="7.545cm">
          <chartooo:coordinate-region svg:x="1.232cm" svg:y="1.475cm" svg:width="9.469cm" svg:height="6.5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50'.C7:'50'.C56" chart:label-cell-address="'50'.C6:'50'.C6" chart:class="chart:line">
            <chart:data-point chart:repeated="50"/>
          </chart:series>
          <chart:series chart:style-name="ch8" chart:values-cell-range-address="'50'.G7:'50'.G56" chart:label-cell-address="'50'.G6:'50'.G6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50'.C6:'50'.C6</svg:desc>
                </draw:g>
              </table:table-cell>
              <table:table-cell office:value-type="string">
                <text:p>Tiempo Promedio</text:p>
                <draw:g>
                  <svg:desc>'50'.G6:'50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54">
                <text:p>0.2354</text:p>
                <draw:g>
                  <svg:desc>'50'.C7:'50'.C56</svg:desc>
                </draw:g>
              </table:table-cell>
              <table:table-cell office:value-type="float" office:value="0.243816078431373">
                <text:p>0.243816078431373</text:p>
                <draw:g>
                  <svg:desc>'50'.G7:'50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232">
                <text:p>0.25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1">
                <text:p>0.2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32">
                <text:p>0.26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543">
                <text:p>0.215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2">
                <text:p>0.2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2">
                <text:p>0.2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63">
                <text:p>0.246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31">
                <text:p>0.254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432">
                <text:p>0.214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213">
                <text:p>0.2321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52">
                <text:p>0.245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31">
                <text:p>0.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08">
                <text:p>0.250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98">
                <text:p>0.2439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53">
                <text:p>0.275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867">
                <text:p>0.24867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41">
                <text:p>0.224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52">
                <text:p>0.243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312">
                <text:p>0.223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42">
                <text:p>0.276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73">
                <text:p>0.287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3">
                <text:p>0.294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12">
                <text:p>0.26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12">
                <text:p>0.25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231">
                <text:p>0.22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412">
                <text:p>0.254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21">
                <text:p>0.276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232">
                <text:p>0.232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2">
                <text:p>0.2534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212">
                <text:p>0.2321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536">
                <text:p>0.2553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551">
                <text:p>0.2455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121">
                <text:p>0.2412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652">
                <text:p>0.2765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223">
                <text:p>0.212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231">
                <text:p>0.252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531">
                <text:p>0.265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23">
                <text:p>0.2323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334">
                <text:p>0.233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631">
                <text:p>0.2563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356">
                <text:p>0.2435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734">
                <text:p>0.28734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361">
                <text:p>0.25361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876">
                <text:p>0.23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76">
                <text:p>0.25876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32">
                <text:p>0.26532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28">
                <text:p>0.23328</text:p>
              </table:table-cell>
              <table:table-cell office:value-type="float" office:value="0.243816078431373">
                <text:p>0.243816078431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763">
                <text:p>0.28763</text:p>
              </table:table-cell>
              <table:table-cell office:value-type="float" office:value="0.243816078431373">
                <text:p>0.243816078431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title svg:x="2.99cm" svg:y="0.316cm" chart:style-name="ch2">
          <text:p>Tiempo de ejecución en planos con 30 iteraciones</text:p>
        </chart:title>
        <chart:legend chart:legend-position="end" svg:x="10.995cm" svg:y="3.952cm" style:legend-expansion="high" chart:style-name="ch3"/>
        <chart:plot-area chart:style-name="ch4" table:cell-range-address="'30'.C5:'30'.C55 '30'.G5:'30'.G55" chart:data-source-has-labels="row" svg:x="0.319cm" svg:y="1.275cm" svg:width="10.357cm" svg:height="7.545cm">
          <chartooo:coordinate-region svg:x="1.417cm" svg:y="1.474cm" svg:width="9.259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'.C6:'30'.C55" chart:label-cell-address="'30'.C5:'30'.C5" chart:class="chart:line">
            <chart:data-point chart:repeated="50"/>
          </chart:series>
          <chart:series chart:style-name="ch8" chart:values-cell-range-address="'30'.G6:'30'.G55" chart:label-cell-address="'30'.G5:'30'.G5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[s]</text:p>
                <draw:g>
                  <svg:desc>'30'.C5:'30'.C5</svg:desc>
                </draw:g>
              </table:table-cell>
              <table:table-cell office:value-type="string">
                <text:p>Tiempo Promedio</text:p>
                <draw:g>
                  <svg:desc>'30'.G5:'30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3">
                <text:p>0.1423</text:p>
                <draw:g>
                  <svg:desc>'30'.C6:'30'.C55</svg:desc>
                </draw:g>
              </table:table-cell>
              <table:table-cell office:value-type="float" office:value="0.14908842">
                <text:p>0.14908842</text:p>
                <draw:g>
                  <svg:desc>'30'.G6:'30'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659">
                <text:p>0.1465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763">
                <text:p>0.1576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016">
                <text:p>0.1501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013">
                <text:p>0.1501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83">
                <text:p>0.1498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86">
                <text:p>0.14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2">
                <text:p>0.149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66">
                <text:p>0.14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722">
                <text:p>0.1472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15">
                <text:p>0.149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87">
                <text:p>0.14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823">
                <text:p>0.1482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617">
                <text:p>0.1461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821">
                <text:p>0.1482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85">
                <text:p>0.148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">
                <text:p>0.14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">
                <text:p>0.1481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908">
                <text:p>0.1490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006">
                <text:p>0.15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965">
                <text:p>0.1496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941">
                <text:p>0.1494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51">
                <text:p>0.145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876">
                <text:p>0.1487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05">
                <text:p>0.149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87">
                <text:p>0.1508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055">
                <text:p>0.1505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766">
                <text:p>0.1476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7703">
                <text:p>0.14770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791">
                <text:p>0.1479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01">
                <text:p>0.1501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954">
                <text:p>0.1495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9015">
                <text:p>0.14901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9006">
                <text:p>0.1490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644">
                <text:p>0.14964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9625">
                <text:p>0.14962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077">
                <text:p>0.15077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93">
                <text:p>0.1493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56">
                <text:p>0.1485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498">
                <text:p>0.15498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606">
                <text:p>0.1486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7902">
                <text:p>0.147902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0074">
                <text:p>0.150074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9086">
                <text:p>0.14908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919">
                <text:p>0.14919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06">
                <text:p>0.1506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5">
                <text:p>0.1505</text:p>
              </table:table-cell>
              <table:table-cell office:value-type="float" office:value="0.14908842">
                <text:p>0.14908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982">
                <text:p>0.14982</text:p>
              </table:table-cell>
              <table:table-cell office:value-type="float" office:value="0.14908842">
                <text:p>0.149088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